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4.685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1.963cm"/>
    </style:style>
    <style:style style:name="co4" style:family="table-column">
      <style:table-column-properties fo:break-before="auto" style:column-width="4.962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988cm"/>
    </style:style>
    <style:style style:name="co7" style:family="table-column">
      <style:table-column-properties fo:break-before="auto" style:column-width="5.265cm"/>
    </style:style>
    <style:style style:name="co8" style:family="table-column">
      <style:table-column-properties fo:break-before="auto" style:column-width="1.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山手線">
      <style:table-properties table:display="true" style:writing-mode="lr-tb"/>
    </style:style>
    <style:style style:name="ta2" style:family="table" style:master-page-name="PageStyle_5f_小田急線_ff5e_箱根登山鉄道">
      <style:table-properties table:display="true" style:writing-mode="lr-tb"/>
    </style:style>
    <style:style style:name="ta3" style:family="table" style:master-page-name="PageStyle_5f_宇都宮線">
      <style:table-properties table:display="true" style:writing-mode="lr-tb"/>
    </style:style>
    <style:style style:name="ta4" style:family="table" style:master-page-name="PageStyle_5f_JR運賃表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3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ackground-color="#ffff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696969"/>
    </style:style>
    <style:style style:name="ce8" style:family="table-cell" style:parent-style-name="Default" style:data-style-name="N0">
      <style:text-properties fo:color="#008080" style:font-name="Source Code Pro" fo:font-weight="bold" style:font-weight-asian="bold" style:font-weight-complex="bold"/>
    </style:style>
    <style:style style:name="ce9" style:family="table-cell" style:parent-style-name="Default">
      <style:text-properties fo:color="#008080" style:font-name="Source Code Pro" fo:font-weight="bold" style:font-weight-asian="bold" style:font-weight-complex="bold"/>
    </style:style>
    <style:style style:name="ce10" style:family="table-cell" style:parent-style-name="Default">
      <style:text-properties fo:color="#008080" style:font-name="Source Code Pro" fo:font-weight="bold" style:font-name-asian="Source Code Pro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山手線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正式路線名</text:p>
          </table:table-cell>
          <table:table-cell office:value-type="string" calcext:value-type="string">
            <text:p>駅名</text:p>
          </table:table-cell>
          <table:table-cell table:style-name="ce1" office:value-type="string" calcext:value-type="string">
            <text:p>駅間キロ</text:p>
          </table:table-cell>
          <table:table-cell table:style-name="ce1" office:value-type="string" calcext:value-type="string">
            <text:p>営業キロ</text:p>
          </table:table-cell>
          <table:table-cell table:style-name="ce1" office:value-type="string" calcext:value-type="string">
            <text:p>接続路線</text:p>
          </table:table-cell>
          <table:table-cell table:style-name="ce1" office:value-type="string" calcext:value-type="string">
            <text:p>所在地</text:p>
          </table:table-cell>
          <table:table-cell table:number-columns-repeated="16377"/>
        </table:table-row>
        <table:table-row table:style-name="ro1">
          <table:table-cell table:formula="of:=&quot;A&quot;&amp;LEFTB([.C3]&amp;&quot;                    &quot;;20)&amp;TEXT([.D3];&quot;00.0&quot;)" office:value-type="string" office:string-value="A品川駅              02.2" calcext:value-type="string">
            <text:p>A品川駅 <text:s text:c="13"/>02.2</text:p>
          </table:table-cell>
          <table:table-cell table:style-name="ce1" office:value-type="string" calcext:value-type="string">
            <text:p>山手線</text:p>
          </table:table-cell>
          <table:table-cell office:value-type="string" calcext:value-type="string">
            <text:p>品川駅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formula="of:=&quot;A&quot;&amp;LEFTB([.C4]&amp;&quot;                    &quot;;20)&amp;TEXT([.D4];&quot;00.0&quot;)" office:value-type="string" office:string-value="A大崎駅              02.0" calcext:value-type="string">
            <text:p>A大崎駅 <text:s text:c="13"/>02.0</text:p>
          </table:table-cell>
          <table:table-cell/>
          <table:table-cell office:value-type="string" calcext:value-type="string">
            <text:p>大崎駅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formula="of:=&quot;A&quot;&amp;LEFTB([.C5]&amp;&quot;                    &quot;;20)&amp;TEXT([.D5];&quot;00.0&quot;)" office:value-type="string" office:string-value="A五反田駅            00.9" calcext:value-type="string">
            <text:p>A五反田駅 <text:s text:c="11"/>00.9</text:p>
          </table:table-cell>
          <table:table-cell/>
          <table:table-cell office:value-type="string" calcext:value-type="string">
            <text:p>五反田駅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string" calcext:value-type="string">
            <text:p>東京急行電鉄：池上線</text:p>
          </table:table-cell>
          <table:table-cell table:number-columns-repeated="2"/>
          <table:table-cell table:style-name="ce1" office:value-type="string" calcext:value-type="string">
            <text:p>都営地下鉄：○浅草線(A-05)</text:p>
          </table:table-cell>
          <table:table-cell table:number-columns-repeated="16375"/>
        </table:table-row>
        <table:table-row table:style-name="ro1">
          <table:table-cell table:formula="of:=&quot;A&quot;&amp;LEFTB([.C6]&amp;&quot;                    &quot;;20)&amp;TEXT([.D6];&quot;00.0&quot;)" office:value-type="string" office:string-value="A目黒駅              01.2" calcext:value-type="string">
            <text:p>A目黒駅 <text:s text:c="13"/>01.2</text:p>
          </table:table-cell>
          <table:table-cell/>
          <table:table-cell office:value-type="string" calcext:value-type="string">
            <text:p>目黒駅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string" calcext:value-type="string">
            <text:p>東京急行電鉄：目黒線</text:p>
          </table:table-cell>
          <table:table-cell table:number-columns-repeated="2"/>
          <table:table-cell table:style-name="ce1" office:value-type="string" calcext:value-type="string">
            <text:p>東京地下鉄：○南北線(N-01)</text:p>
          </table:table-cell>
          <table:table-cell table:number-columns-repeated="2"/>
          <table:table-cell table:style-name="ce1" office:value-type="string" calcext:value-type="string">
            <text:p>都営地下鉄：○三田線(I-01)</text:p>
          </table:table-cell>
          <table:table-cell table:number-columns-repeated="16372"/>
        </table:table-row>
        <table:table-row table:style-name="ro1">
          <table:table-cell table:formula="of:=&quot;A&quot;&amp;LEFTB([.C7]&amp;&quot;                    &quot;;20)&amp;TEXT([.D7];&quot;00.0&quot;)" office:value-type="string" office:string-value="A恵比寿駅            01.5" calcext:value-type="string">
            <text:p>A恵比寿駅 <text:s text:c="11"/>01.5</text:p>
          </table:table-cell>
          <table:table-cell/>
          <table:table-cell office:value-type="string" calcext:value-type="string">
            <text:p>恵比寿駅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string" calcext:value-type="string">
            <text:p>東日本旅客鉄道：埼京線、湘南新宿ライン</text:p>
          </table:table-cell>
          <table:table-cell table:number-columns-repeated="3"/>
          <table:table-cell table:style-name="ce1" office:value-type="string" calcext:value-type="string">
            <text:p>東京急行電鉄：東横線、田園都市線</text:p>
          </table:table-cell>
          <table:table-cell/>
          <table:table-cell table:style-name="ce1" office:value-type="string" calcext:value-type="string">
            <text:p>京王電鉄：井の頭線</text:p>
          </table:table-cell>
          <table:table-cell/>
          <table:table-cell table:style-name="ce1" office:value-type="string" calcext:value-type="string">
            <text:p>東京地下鉄：○銀座線(G-01)、○半蔵門線(Z-01)、○副都心線（2008年6月開業予定）</text:p>
          </table:table-cell>
          <table:table-cell table:number-columns-repeated="16370"/>
        </table:table-row>
        <table:table-row table:style-name="ro1">
          <table:table-cell table:formula="of:=&quot;A&quot;&amp;LEFTB([.C8]&amp;&quot;                    &quot;;20)&amp;TEXT([.D8];&quot;00.0&quot;)" office:value-type="string" office:string-value="A渋谷駅              01.6" calcext:value-type="string">
            <text:p>A渋谷駅 <text:s text:c="13"/>01.6</text:p>
          </table:table-cell>
          <table:table-cell/>
          <table:table-cell office:value-type="string" calcext:value-type="string">
            <text:p>渋谷駅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string" calcext:value-type="string">
            <text:p>東日本旅客鉄道：埼京線、湘南新宿ライン</text:p>
          </table:table-cell>
          <table:table-cell table:number-columns-repeated="16378"/>
        </table:table-row>
        <table:table-row table:style-name="ro1">
          <table:table-cell table:formula="of:=&quot;A&quot;&amp;LEFTB([.C9]&amp;&quot;                    &quot;;20)&amp;TEXT([.D9];&quot;00.0&quot;)" office:value-type="string" office:string-value="A原宿駅              01.2" calcext:value-type="string">
            <text:p>A原宿駅 <text:s text:c="13"/>01.2</text:p>
          </table:table-cell>
          <table:table-cell/>
          <table:table-cell office:value-type="string" calcext:value-type="string">
            <text:p>原宿駅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string" calcext:value-type="string">
            <text:p>東京地下鉄：○千代田線（明治神宮前駅:C-03）、○副都心線（明治神宮前駅）（2008年6月開業予定）</text:p>
          </table:table-cell>
          <table:table-cell table:number-columns-repeated="16378"/>
        </table:table-row>
        <table:table-row table:style-name="ro1">
          <table:table-cell table:formula="of:=&quot;A&quot;&amp;LEFTB([.C10]&amp;&quot;                    &quot;;20)&amp;TEXT([.D10];&quot;00.0&quot;)" office:value-type="string" office:string-value="A代々木駅            01.5" calcext:value-type="string">
            <text:p>A代々木駅 <text:s text:c="11"/>01.5</text:p>
          </table:table-cell>
          <table:table-cell/>
          <table:table-cell office:value-type="string" calcext:value-type="string">
            <text:p>代々木駅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string" calcext:value-type="string">
            <text:p>東日本旅客鉄道：中央・総武線（各駅停車）</text:p>
          </table:table-cell>
          <table:table-cell table:number-columns-repeated="4"/>
          <table:table-cell table:style-name="ce1" office:value-type="string" calcext:value-type="string">
            <text:p>都営地下鉄：○大江戸線(E-26)</text:p>
          </table:table-cell>
          <table:table-cell table:number-columns-repeated="16373"/>
        </table:table-row>
        <table:table-row table:style-name="ro1">
          <table:table-cell table:formula="of:=&quot;A&quot;&amp;LEFTB([.C11]&amp;&quot;                    &quot;;20)&amp;TEXT([.D11];&quot;00.0&quot;)" office:value-type="string" office:string-value="A新宿駅              00.7" calcext:value-type="string">
            <text:p>A新宿駅 <text:s text:c="13"/>00.7</text:p>
          </table:table-cell>
          <table:table-cell/>
          <table:table-cell office:value-type="string" calcext:value-type="string">
            <text:p>新宿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string" calcext:value-type="string">
            <text:p>東日本旅客鉄道：中央線（快速）、中央・総武線（各駅停車）、埼京線、湘南新宿ライン</text:p>
          </table:table-cell>
          <table:table-cell table:number-columns-repeated="2"/>
          <table:table-cell table:style-name="ce1" office:value-type="string" calcext:value-type="string">
            <text:p>小田急電鉄：小田原線</text:p>
          </table:table-cell>
          <table:table-cell table:style-name="ce1" office:value-type="string" calcext:value-type="string">
            <text:p>京王電鉄：京王線、京王新線</text:p>
          </table:table-cell>
          <table:table-cell table:style-name="ce1" office:value-type="string" calcext:value-type="string">
            <text:p>東京地下鉄：○丸ノ内線(M-08)</text:p>
          </table:table-cell>
          <table:table-cell table:style-name="ce1" office:value-type="string" calcext:value-type="string">
            <text:p>都営地下鉄：○新宿線(S-01)、○大江戸線（E-27、新宿西口駅:E-01）</text:p>
          </table:table-cell>
          <table:table-cell table:number-columns-repeated="16372"/>
        </table:table-row>
        <table:table-row table:style-name="ro1">
          <table:table-cell table:formula="of:=&quot;A&quot;&amp;LEFTB([.C12]&amp;&quot;                    &quot;;20)&amp;TEXT([.D12];&quot;00.0&quot;)" office:value-type="string" office:string-value="A新大久保駅          01.3" calcext:value-type="string">
            <text:p>A新大久保駅 <text:s text:c="9"/>01.3</text:p>
          </table:table-cell>
          <table:table-cell/>
          <table:table-cell office:value-type="string" calcext:value-type="string">
            <text:p>新大久保駅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string" calcext:value-type="string">
            <text:p><text:s/></text:p>
          </table:table-cell>
          <table:table-cell table:number-columns-repeated="16378"/>
        </table:table-row>
        <table:table-row table:style-name="ro1">
          <table:table-cell table:formula="of:=&quot;A&quot;&amp;LEFTB([.C13]&amp;&quot;                    &quot;;20)&amp;TEXT([.D13];&quot;00.0&quot;)" office:value-type="string" office:string-value="A高田馬場駅          01.4" calcext:value-type="string">
            <text:p>A高田馬場駅 <text:s text:c="9"/>01.4</text:p>
          </table:table-cell>
          <table:table-cell/>
          <table:table-cell office:value-type="string" calcext:value-type="string">
            <text:p>高田馬場駅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西武鉄道：新宿線</text:p>
          </table:table-cell>
          <table:table-cell table:style-name="ce1" office:value-type="string" calcext:value-type="string">
            <text:p>東京地下鉄：○東西線(T-03)</text:p>
          </table:table-cell>
          <table:table-cell table:number-columns-repeated="16377"/>
        </table:table-row>
        <table:table-row table:style-name="ro1">
          <table:table-cell table:formula="of:=&quot;A&quot;&amp;LEFTB([.C14]&amp;&quot;                    &quot;;20)&amp;TEXT([.D14];&quot;00.0&quot;)" office:value-type="string" office:string-value="A目白駅              00.9" calcext:value-type="string">
            <text:p>A目白駅 <text:s text:c="13"/>00.9</text:p>
          </table:table-cell>
          <table:table-cell/>
          <table:table-cell office:value-type="string" calcext:value-type="string">
            <text:p>目白駅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豊島区</text:p>
          </table:table-cell>
          <table:table-cell table:number-columns-repeated="16377"/>
        </table:table-row>
        <table:table-row table:style-name="ro1">
          <table:table-cell table:formula="of:=&quot;A&quot;&amp;LEFTB([.C15]&amp;&quot;                    &quot;;20)&amp;TEXT([.D15];&quot;00.0&quot;)" office:value-type="string" office:string-value="A池袋駅              01.2" calcext:value-type="string">
            <text:p>A池袋駅 <text:s text:c="13"/>01.2</text:p>
          </table:table-cell>
          <table:table-cell/>
          <table:table-cell office:value-type="string" calcext:value-type="string">
            <text:p>池袋駅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string" calcext:value-type="string">
            <text:p>東日本旅客鉄道：埼京線、湘南新宿ライン</text:p>
          </table:table-cell>
          <table:table-cell table:style-name="ce1" office:value-type="string" calcext:value-type="string">
            <text:p>西武鉄道：池袋線</text:p>
          </table:table-cell>
          <table:table-cell table:style-name="ce1" office:value-type="string" calcext:value-type="string">
            <text:p>東武鉄道：東上線</text:p>
          </table:table-cell>
          <table:table-cell table:style-name="ce1" office:value-type="string" calcext:value-type="string">
            <text:p>東京地下鉄：○丸ノ内線(M-25)、○有楽町線(Y-09)、○有楽町線新線（副都心線）(Y-09)</text:p>
          </table:table-cell>
          <table:table-cell table:number-columns-repeated="16375"/>
        </table:table-row>
        <table:table-row table:style-name="ro1">
          <table:table-cell table:formula="of:=&quot;A&quot;&amp;LEFTB([.C16]&amp;&quot;                    &quot;;20)&amp;TEXT([.D16];&quot;00.0&quot;)" office:value-type="string" office:string-value="A大塚駅              01.8" calcext:value-type="string">
            <text:p>A大塚駅 <text:s text:c="13"/>01.8</text:p>
          </table:table-cell>
          <table:table-cell/>
          <table:table-cell office:value-type="string" calcext:value-type="string">
            <text:p>大塚駅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string" calcext:value-type="string">
            <text:p>東京都交通局：都電荒川線（大塚駅前駅）</text:p>
          </table:table-cell>
          <table:table-cell table:number-columns-repeated="16378"/>
        </table:table-row>
        <table:table-row table:style-name="ro1">
          <table:table-cell table:formula="of:=&quot;A&quot;&amp;LEFTB([.C17]&amp;&quot;                    &quot;;20)&amp;TEXT([.D17];&quot;00.0&quot;)" office:value-type="string" office:string-value="A巣鴨駅              01.1" calcext:value-type="string">
            <text:p>A巣鴨駅 <text:s text:c="13"/>01.1</text:p>
          </table:table-cell>
          <table:table-cell/>
          <table:table-cell office:value-type="string" calcext:value-type="string">
            <text:p>巣鴨駅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string" calcext:value-type="string">
            <text:p>都営地下鉄：○三田線(I-15)</text:p>
          </table:table-cell>
          <table:table-cell table:number-columns-repeated="16378"/>
        </table:table-row>
        <table:table-row table:style-name="ro1">
          <table:table-cell table:formula="of:=&quot;A&quot;&amp;LEFTB([.C18]&amp;&quot;                    &quot;;20)&amp;TEXT([.D18];&quot;00.0&quot;)" office:value-type="string" office:string-value="A駒込駅              00.7" calcext:value-type="string">
            <text:p>A駒込駅 <text:s text:c="13"/>00.7</text:p>
          </table:table-cell>
          <table:table-cell/>
          <table:table-cell office:value-type="string" calcext:value-type="string">
            <text:p>駒込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東京地下鉄：○南北線(N-14)</text:p>
          </table:table-cell>
          <table:table-cell table:number-columns-repeated="16378"/>
        </table:table-row>
        <table:table-row table:style-name="ro1">
          <table:table-cell table:formula="of:=&quot;A&quot;&amp;LEFTB([.C19]&amp;&quot;                    &quot;;20)&amp;TEXT([.D19];&quot;00.0&quot;)" office:value-type="string" office:string-value="A田端駅              01.6" calcext:value-type="string">
            <text:p>A田端駅 <text:s text:c="13"/>01.6</text:p>
          </table:table-cell>
          <table:table-cell table:style-name="ce1" office:value-type="string" calcext:value-type="string">
            <text:p>東北本線</text:p>
          </table:table-cell>
          <table:table-cell office:value-type="string" calcext:value-type="string">
            <text:p>田端駅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string" calcext:value-type="string">
            <text:p>東日本旅客鉄道：京浜東北線（大宮方面）</text:p>
          </table:table-cell>
          <table:table-cell table:style-name="ce1" office:value-type="string" calcext:value-type="string">
            <text:p>北区</text:p>
          </table:table-cell>
          <table:table-cell table:style-name="ce1" office:value-type="string" calcext:value-type="string">
            <text:p>東北本線</text:p>
          </table:table-cell>
          <table:table-cell table:number-columns-repeated="16376"/>
        </table:table-row>
        <table:table-row table:style-name="ro1">
          <table:table-cell table:formula="of:=&quot;A&quot;&amp;LEFTB([.C20]&amp;&quot;                    &quot;;20)&amp;TEXT([.D20];&quot;00.0&quot;)" office:value-type="string" office:string-value="A西日暮里駅          00.8" calcext:value-type="string">
            <text:p>A西日暮里駅 <text:s text:c="9"/>00.8</text:p>
          </table:table-cell>
          <table:table-cell/>
          <table:table-cell office:value-type="string" calcext:value-type="string">
            <text:p>西日暮里駅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string" calcext:value-type="string">
            <text:p>東京地下鉄：○千代田線(C-16)</text:p>
          </table:table-cell>
          <table:table-cell table:number-columns-repeated="16378"/>
        </table:table-row>
        <table:table-row table:style-name="ro1">
          <table:table-cell table:formula="of:=&quot;A&quot;&amp;LEFTB([.C21]&amp;&quot;                    &quot;;20)&amp;TEXT([.D21];&quot;00.0&quot;)" office:value-type="string" office:string-value="A日暮里駅            00.5" calcext:value-type="string">
            <text:p>A日暮里駅 <text:s text:c="11"/>00.5</text:p>
          </table:table-cell>
          <table:table-cell/>
          <table:table-cell office:value-type="string" calcext:value-type="string">
            <text:p>日暮里駅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office:value-type="string" calcext:value-type="string">
            <text:p>東日本旅客鉄道：常磐線（快速）</text:p>
          </table:table-cell>
          <table:table-cell/>
          <table:table-cell table:style-name="ce1" office:value-type="string" calcext:value-type="string">
            <text:p>京成電鉄：本線</text:p>
          </table:table-cell>
          <table:table-cell table:number-columns-repeated="16376"/>
        </table:table-row>
        <table:table-row table:style-name="ro1">
          <table:table-cell table:formula="of:=&quot;A&quot;&amp;LEFTB([.C22]&amp;&quot;                    &quot;;20)&amp;TEXT([.D22];&quot;00.0&quot;)" office:value-type="string" office:string-value="A鶯谷駅              01.1" calcext:value-type="string">
            <text:p>A鶯谷駅 <text:s text:c="13"/>01.1</text:p>
          </table:table-cell>
          <table:table-cell/>
          <table:table-cell office:value-type="string" calcext:value-type="string">
            <text:p>鶯谷駅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台東区</text:p>
          </table:table-cell>
          <table:table-cell table:number-columns-repeated="16377"/>
        </table:table-row>
        <table:table-row table:style-name="ro1">
          <table:table-cell table:formula="of:=&quot;A&quot;&amp;LEFTB([.C23]&amp;&quot;                    &quot;;20)&amp;TEXT([.D23];&quot;00.0&quot;)" office:value-type="string" office:string-value="A上野駅              01.1" calcext:value-type="string">
            <text:p>A上野駅 <text:s text:c="13"/>01.1</text:p>
          </table:table-cell>
          <table:table-cell/>
          <table:table-cell office:value-type="string" calcext:value-type="string">
            <text:p>上野駅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office:value-type="string" calcext:value-type="string">
            <text:p>東日本旅客鉄道：東北新幹線、上越新幹線、長野新幹線、宇都宮線、高崎線、常磐線（快速）</text:p>
          </table:table-cell>
          <table:table-cell table:number-columns-repeated="3"/>
          <table:table-cell table:style-name="ce1" office:value-type="string" calcext:value-type="string">
            <text:p>京成電鉄：本線（京成上野駅）</text:p>
          </table:table-cell>
          <table:table-cell table:style-name="ce1" office:value-type="string" calcext:value-type="string">
            <text:p>東京地下鉄：○銀座線(G-16)、○日比谷線(H-17)</text:p>
          </table:table-cell>
          <table:table-cell table:number-columns-repeated="16373"/>
        </table:table-row>
        <table:table-row table:style-name="ro1">
          <table:table-cell table:formula="of:=&quot;A&quot;&amp;LEFTB([.C24]&amp;&quot;                    &quot;;20)&amp;TEXT([.D24];&quot;00.0&quot;)" office:value-type="string" office:string-value="A御徒町駅            00.6" calcext:value-type="string">
            <text:p>A御徒町駅 <text:s text:c="11"/>00.6</text:p>
          </table:table-cell>
          <table:table-cell/>
          <table:table-cell office:value-type="string" calcext:value-type="string">
            <text:p>御徒町駅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string" calcext:value-type="string">
            <text:p>東京地下鉄：○銀座線（上野広小路駅:G-15）、○日比谷線（仲御徒町駅:H-16）</text:p>
          </table:table-cell>
          <table:table-cell table:number-columns-repeated="3"/>
          <table:table-cell table:style-name="ce1" office:value-type="string" calcext:value-type="string">
            <text:p>都営地下鉄：○大江戸線（上野御徒町駅:E-09）</text:p>
          </table:table-cell>
          <table:table-cell table:number-columns-repeated="16374"/>
        </table:table-row>
        <table:table-row table:style-name="ro1">
          <table:table-cell table:formula="of:=&quot;A&quot;&amp;LEFTB([.C25]&amp;&quot;                    &quot;;20)&amp;TEXT([.D25];&quot;00.0&quot;)" office:value-type="string" office:string-value="A秋葉原駅            01.0" calcext:value-type="string">
            <text:p>A秋葉原駅 <text:s text:c="11"/>01.0</text:p>
          </table:table-cell>
          <table:table-cell/>
          <table:table-cell office:value-type="string" calcext:value-type="string">
            <text:p>秋葉原駅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string" calcext:value-type="string">
            <text:p>東日本旅客鉄道：中央・総武線（各駅停車）</text:p>
          </table:table-cell>
          <table:table-cell table:number-columns-repeated="2"/>
          <table:table-cell table:style-name="ce1" office:value-type="string" calcext:value-type="string">
            <text:p>首都圏新都市鉄道：つくばエクスプレス線(01)</text:p>
          </table:table-cell>
          <table:table-cell/>
          <table:table-cell table:style-name="ce1" office:value-type="string" calcext:value-type="string">
            <text:p>東京地下鉄：○日比谷線(H-15)</text:p>
          </table:table-cell>
          <table:table-cell table:number-columns-repeated="16373"/>
        </table:table-row>
        <table:table-row table:style-name="ro1">
          <table:table-cell table:formula="of:=&quot;A&quot;&amp;LEFTB([.C26]&amp;&quot;                    &quot;;20)&amp;TEXT([.D26];&quot;00.0&quot;)" office:value-type="string" office:string-value="A神田駅              00.7" calcext:value-type="string">
            <text:p>A神田駅 <text:s text:c="13"/>00.7</text:p>
          </table:table-cell>
          <table:table-cell/>
          <table:table-cell office:value-type="string" calcext:value-type="string">
            <text:p>神田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string" calcext:value-type="string">
            <text:p>東日本旅客鉄道：中央線（快速）</text:p>
          </table:table-cell>
          <table:table-cell/>
          <table:table-cell table:style-name="ce1" office:value-type="string" calcext:value-type="string">
            <text:p>東京地下鉄：○銀座線(G-13)、○丸ノ内線（淡路町駅:M-19）</text:p>
          </table:table-cell>
          <table:table-cell/>
          <table:table-cell table:style-name="ce1" office:value-type="string" calcext:value-type="string">
            <text:p>都営地下鉄：○新宿線（小川町駅:S-07）</text:p>
          </table:table-cell>
          <table:table-cell table:number-columns-repeated="16374"/>
        </table:table-row>
        <table:table-row table:style-name="ro1">
          <table:table-cell table:formula="of:=&quot;A&quot;&amp;LEFTB([.C27]&amp;&quot;                    &quot;;20)&amp;TEXT([.D27];&quot;00.0&quot;)" office:value-type="string" office:string-value="A東京駅              01.3" calcext:value-type="string">
            <text:p>A東京駅 <text:s text:c="13"/>01.3</text:p>
          </table:table-cell>
          <table:table-cell table:style-name="ce1" office:value-type="string" calcext:value-type="string">
            <text:p>東海道本線</text:p>
          </table:table-cell>
          <table:table-cell office:value-type="string" calcext:value-type="string">
            <text:p>東京駅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27.7" calcext:value-type="float">
            <text:p>27.7</text:p>
          </table:table-cell>
          <table:table-cell table:style-name="ce1" office:value-type="string" calcext:value-type="string">
            <text:p>東日本旅客鉄道：東北新幹線、上越新幹線、長野新幹線、中央線（快速）、東海道線、総武線（快速）、横須賀線、京葉線</text:p>
          </table:table-cell>
          <table:table-cell/>
          <table:table-cell table:style-name="ce1" office:value-type="string" calcext:value-type="string">
            <text:p>東海旅客鉄道：東海道新幹線</text:p>
          </table:table-cell>
          <table:table-cell/>
          <table:table-cell table:style-name="ce1" office:value-type="string" calcext:value-type="string">
            <text:p>東京地下鉄：○丸ノ内線(M-17)、○東西線（大手町駅:T-09）</text:p>
          </table:table-cell>
          <table:table-cell table:style-name="ce1" office:value-type="string" calcext:value-type="string">
            <text:p>東海道本線</text:p>
          </table:table-cell>
          <table:table-cell table:number-columns-repeated="16373"/>
        </table:table-row>
        <table:table-row table:style-name="ro1">
          <table:table-cell table:formula="of:=&quot;A&quot;&amp;LEFTB([.C28]&amp;&quot;                    &quot;;20)&amp;TEXT([.D28];&quot;00.0&quot;)" office:value-type="string" office:string-value="A有楽町駅            00.8" calcext:value-type="string">
            <text:p>A有楽町駅 <text:s text:c="11"/>00.8</text:p>
          </table:table-cell>
          <table:table-cell/>
          <table:table-cell office:value-type="string" calcext:value-type="string">
            <text:p>有楽町駅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string" calcext:value-type="string">
            <text:p>東京地下鉄：○有楽町線(Y-18)、○日比谷線（日比谷駅:H-07）、○千代田線（日比谷駅:C-09）</text:p>
          </table:table-cell>
          <table:table-cell table:number-columns-repeated="2"/>
          <table:table-cell table:style-name="ce1" office:value-type="string" calcext:value-type="string">
            <text:p>都営地下鉄：○三田線（日比谷駅:I-08）</text:p>
          </table:table-cell>
          <table:table-cell table:number-columns-repeated="16375"/>
        </table:table-row>
        <table:table-row table:style-name="ro1">
          <table:table-cell table:formula="of:=&quot;A&quot;&amp;LEFTB([.C29]&amp;&quot;                    &quot;;20)&amp;TEXT([.D29];&quot;00.0&quot;)" office:value-type="string" office:string-value="A新橋駅              01.1" calcext:value-type="string">
            <text:p>A新橋駅 <text:s text:c="13"/>01.1</text:p>
          </table:table-cell>
          <table:table-cell/>
          <table:table-cell office:value-type="string" calcext:value-type="string">
            <text:p>新橋駅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string" calcext:value-type="string">
            <text:p>東日本旅客鉄道：東海道線、横須賀線</text:p>
          </table:table-cell>
          <table:table-cell/>
          <table:table-cell table:style-name="ce1" office:value-type="string" calcext:value-type="string">
            <text:p>ゆりかもめ：東京臨海新交通臨海線(U-01)</text:p>
          </table:table-cell>
          <table:table-cell/>
          <table:table-cell table:style-name="ce1" office:value-type="string" calcext:value-type="string">
            <text:p>東京地下鉄：○銀座線(G-08)</text:p>
          </table:table-cell>
          <table:table-cell/>
          <table:table-cell table:style-name="ce1" office:value-type="string" calcext:value-type="string">
            <text:p>都営地下鉄：○浅草線(A-10)</text:p>
          </table:table-cell>
          <table:table-cell table:number-columns-repeated="16372"/>
        </table:table-row>
        <table:table-row table:style-name="ro1">
          <table:table-cell table:formula="of:=&quot;A&quot;&amp;LEFTB([.C30]&amp;&quot;                    &quot;;20)&amp;TEXT([.D30];&quot;00.0&quot;)" office:value-type="string" office:string-value="A浜松町駅            01.2" calcext:value-type="string">
            <text:p>A浜松町駅 <text:s text:c="11"/>01.2</text:p>
          </table:table-cell>
          <table:table-cell/>
          <table:table-cell office:value-type="string" calcext:value-type="string">
            <text:p>浜松町駅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30.8" calcext:value-type="float">
            <text:p>30.8</text:p>
          </table:table-cell>
          <table:table-cell table:style-name="ce1" office:value-type="string" calcext:value-type="string">
            <text:p>東京モノレール：東京モノレール羽田線（モノレール浜松町駅）</text:p>
          </table:table-cell>
          <table:table-cell table:number-columns-repeated="2"/>
          <table:table-cell table:style-name="ce1" office:value-type="string" calcext:value-type="string">
            <text:p>都営地下鉄：○浅草線（大門駅:A-09）、○大江戸線（大門駅:E-20）</text:p>
          </table:table-cell>
          <table:table-cell table:number-columns-repeated="16375"/>
        </table:table-row>
        <table:table-row table:style-name="ro1">
          <table:table-cell table:formula="of:=&quot;A&quot;&amp;LEFTB([.C31]&amp;&quot;                    &quot;;20)&amp;TEXT([.D31];&quot;00.0&quot;)" office:value-type="string" office:string-value="A田町駅              01.5" calcext:value-type="string">
            <text:p>A田町駅 <text:s text:c="13"/>01.5</text:p>
          </table:table-cell>
          <table:table-cell/>
          <table:table-cell office:value-type="string" calcext:value-type="string">
            <text:p>田町駅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2.3" calcext:value-type="float">
            <text:p>32.3</text:p>
          </table:table-cell>
          <table:table-cell table:style-name="ce1" office:value-type="string" calcext:value-type="string">
            <text:p>都営地下鉄：○三田線（三田駅:I-04）、○浅草線（三田駅:A-08）（※ともに連絡運輸設定なし）</text:p>
          </table:table-cell>
          <table:table-cell table:number-columns-repeated="16378"/>
        </table:table-row>
        <table:table-row table:style-name="ro1">
          <table:table-cell table:formula="of:=&quot;A&quot;&amp;LEFTB([.C32]&amp;&quot;                    &quot;;20)&amp;TEXT([.D32];&quot;00.0&quot;)" office:value-type="string" office:string-value="A品川駅              02.2" calcext:value-type="string">
            <text:p>A品川駅 <text:s text:c="13"/>02.2</text:p>
          </table:table-cell>
          <table:table-cell/>
          <table:table-cell office:value-type="string" calcext:value-type="string">
            <text:p>品川駅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4.5" calcext:value-type="float">
            <text:p>34.5</text:p>
          </table:table-cell>
          <table:table-cell table:style-name="ce1" office:value-type="string" calcext:value-type="string">
            <text:p>（上記を参照）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東京～新宿</text:p>
          </table:table-cell>
          <table:table-cell table:number-columns-repeated="2"/>
          <table:table-cell table:style-name="ce1" table:formula="of:=SUM([.D28:.D31])+SUM([.D3:.D11])" office:value-type="float" office:value="17.4" calcext:value-type="float">
            <text:p>1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新宿～強羅</text:p>
          </table:table-cell>
          <table:table-cell table:number-columns-repeated="2"/>
          <table:table-cell table:style-name="ce1" table:formula="of:=SUM([$'小田急線～箱根登山鉄道'.C3:.C64])" office:value-type="float" office:value="97.5" calcext:value-type="float">
            <text:p>97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東京～強羅</text:p>
          </table:table-cell>
          <table:table-cell table:number-columns-repeated="2"/>
          <table:table-cell table:style-name="ce1" table:formula="of:=SUM([.D36:.D37])" office:value-type="float" office:value="114.9" calcext:value-type="float">
            <text:p>114.9</text:p>
          </table:table-cell>
          <table:table-cell table:number-columns-repeated="1638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小田急線～箱根登山鉄道" table:style-name="ta2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2" table:number-columns-repeated="16382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駅名</text:p>
          </table:table-cell>
          <table:table-cell table:style-name="ce1" office:value-type="string" calcext:value-type="string">
            <text:p>駅間</text:p>
          </table:table-cell>
          <table:table-cell table:style-name="ce1" office:value-type="string" calcext:value-type="string">
            <text:p>累計</text:p>
          </table:table-cell>
          <table:table-cell table:style-name="ce1" office:value-type="string" calcext:value-type="string">
            <text:p>各停</text:p>
          </table:table-cell>
          <table:table-cell table:style-name="ce1" office:value-type="string" calcext:value-type="string">
            <text:p>区間準急</text:p>
          </table:table-cell>
          <table:table-cell table:style-name="ce1" office:value-type="string" calcext:value-type="string">
            <text:p>準急</text:p>
          </table:table-cell>
          <table:table-cell table:style-name="ce1" office:value-type="string" calcext:value-type="string">
            <text:p>多摩急行</text:p>
          </table:table-cell>
          <table:table-cell table:style-name="ce1" office:value-type="string" calcext:value-type="string">
            <text:p>急行</text:p>
          </table:table-cell>
          <table:table-cell table:style-name="ce1" office:value-type="string" calcext:value-type="string">
            <text:p>快速急行</text:p>
          </table:table-cell>
          <table:table-cell table:number-columns-repeated="16374"/>
        </table:table-row>
        <table:table-row table:style-name="ro1">
          <table:table-cell table:formula="of:=&quot;B&quot;&amp;LEFTB([.B3]&amp;&quot;                    &quot;;20)&amp;TEXT([.C3];&quot;00.0&quot;)" office:value-type="string" office:string-value="B新宿駅              00.0" calcext:value-type="string">
            <text:p>B新宿駅 <text:s text:c="13"/>00.0</text:p>
          </table:table-cell>
          <table:table-cell office:value-type="string" calcext:value-type="string">
            <text:p>新宿駅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東京地下鉄千代田線直通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東日本旅客鉄道：山手線、中央線（快速）、中央・総武線（各駅停車）、埼京線、湘南新宿ライン</text:p>
          </table:table-cell>
          <table:table-cell table:number-columns-repeated="16373"/>
        </table:table-row>
        <table:table-row table:style-name="ro1">
          <table:table-cell table:formula="of:=&quot;B&quot;&amp;LEFTB([.B4]&amp;&quot;                    &quot;;20)&amp;TEXT([.C4];&quot;00.0&quot;)" office:value-type="string" office:string-value="B南新宿駅            00.8" calcext:value-type="string">
            <text:p>B南新宿駅 <text:s text:c="11"/>00.8</text:p>
          </table:table-cell>
          <table:table-cell office:value-type="string" calcext:value-type="string">
            <text:p>南新宿駅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[.D3]+[.C4]" office:value-type="float" office:value="0.8" calcext:value-type="float">
            <text:p>0.8</text:p>
          </table:table-cell>
          <table:table-cell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2面2線</text:p>
          </table:table-cell>
          <table:table-cell table:style-name="ce1" office:value-type="string" calcext:value-type="string">
            <text:p>渋谷区</text:p>
          </table:table-cell>
          <table:table-cell table:number-columns-repeated="16373"/>
        </table:table-row>
        <table:table-row table:style-name="ro1">
          <table:table-cell table:formula="of:=&quot;B&quot;&amp;LEFTB([.B5]&amp;&quot;                    &quot;;20)&amp;TEXT([.C5];&quot;00.0&quot;)" office:value-type="string" office:string-value="B参宮橋駅            00.7" calcext:value-type="string">
            <text:p>B参宮橋駅 <text:s text:c="11"/>00.7</text:p>
          </table:table-cell>
          <table:table-cell office:value-type="string" calcext:value-type="string">
            <text:p>参宮橋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[.D4]+[.C5]" office:value-type="float" office:value="1.5" calcext:value-type="float">
            <text:p>1.5</text:p>
          </table:table-cell>
          <table:table-cell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4"/>
        </table:table-row>
        <table:table-row table:style-name="ro1">
          <table:table-cell table:formula="of:=&quot;B&quot;&amp;LEFTB([.B6]&amp;&quot;                    &quot;;20)&amp;TEXT([.C6];&quot;00.0&quot;)" office:value-type="string" office:string-value="B代々木八幡駅        01.2" calcext:value-type="string">
            <text:p>B代々木八幡駅 <text:s text:c="7"/>01.2</text:p>
          </table:table-cell>
          <table:table-cell office:value-type="string" calcext:value-type="string">
            <text:p>代々木八幡駅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formula="of:=[.D5]+[.C6]" office:value-type="float" office:value="2.7" calcext:value-type="float">
            <text:p>2.7</text:p>
          </table:table-cell>
          <table:table-cell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4"/>
        </table:table-row>
        <table:table-row table:style-name="ro1">
          <table:table-cell table:formula="of:=&quot;B&quot;&amp;LEFTB([.B7]&amp;&quot;                    &quot;;20)&amp;TEXT([.C7];&quot;00.0&quot;)" office:value-type="string" office:string-value="B代々木上原駅        00.8" calcext:value-type="string">
            <text:p>B代々木上原駅 <text:s text:c="7"/>00.8</text:p>
          </table:table-cell>
          <table:table-cell office:value-type="string" calcext:value-type="string">
            <text:p>代々木上原駅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[.D6]+[.C7]" office:value-type="float" office:value="3.5" calcext:value-type="float">
            <text:p>3.5</text:p>
          </table:table-cell>
          <table:table-cell table:number-columns-repeated="6" table:style-name="ce1" office:value-type="string" calcext:value-type="string">
            <text:p>●</text:p>
          </table:table-cell>
          <table:table-cell table:style-name="ce1" office:value-type="string" calcext:value-type="string">
            <text:p>東京地下鉄：○千代田線(C-01)※以下の駅まで直通運転</text:p>
          </table:table-cell>
          <table:table-cell table:number-columns-repeated="16373"/>
        </table:table-row>
        <table:table-row table:style-name="ro1">
          <table:table-cell table:formula="of:=&quot;B&quot;&amp;LEFTB([.B8]&amp;&quot;                    &quot;;20)&amp;TEXT([.C8];&quot;00.0&quot;)" office:value-type="string" office:string-value="B東北沢駅            00.7" calcext:value-type="string">
            <text:p>B東北沢駅 <text:s text:c="11"/>00.7</text:p>
          </table:table-cell>
          <table:table-cell office:value-type="string" calcext:value-type="string">
            <text:p>東北沢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[.D7]+[.C8]" office:value-type="float" office:value="4.2" calcext:value-type="float">
            <text:p>4.2</text:p>
          </table:table-cell>
          <table:table-cell table:style-name="ce1" office:value-type="string" calcext:value-type="string">
            <text:p>●</text:p>
          </table:table-cell>
          <table:table-cell table:number-columns-repeated="5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世田谷区</text:p>
          </table:table-cell>
          <table:table-cell table:number-columns-repeated="16372"/>
        </table:table-row>
        <table:table-row table:style-name="ro1">
          <table:table-cell table:formula="of:=&quot;B&quot;&amp;LEFTB([.B9]&amp;&quot;                    &quot;;20)&amp;TEXT([.C9];&quot;00.0&quot;)" office:value-type="string" office:string-value="B下北沢駅            00.7" calcext:value-type="string">
            <text:p>B下北沢駅 <text:s text:c="11"/>00.7</text:p>
          </table:table-cell>
          <table:table-cell office:value-type="string" calcext:value-type="string">
            <text:p>下北沢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[.D8]+[.C9]" office:value-type="float" office:value="4.9" calcext:value-type="float">
            <text:p>4.9</text:p>
          </table:table-cell>
          <table:table-cell table:number-columns-repeated="6" table:style-name="ce1" office:value-type="string" calcext:value-type="string">
            <text:p>●</text:p>
          </table:table-cell>
          <table:table-cell table:style-name="ce1" office:value-type="string" calcext:value-type="string">
            <text:p>京王電鉄：井の頭線</text:p>
          </table:table-cell>
          <table:table-cell table:number-columns-repeated="16373"/>
        </table:table-row>
        <table:table-row table:style-name="ro1">
          <table:table-cell table:formula="of:=&quot;B&quot;&amp;LEFTB([.B10]&amp;&quot;                    &quot;;20)&amp;TEXT([.C10];&quot;00.0&quot;)" office:value-type="string" office:string-value="B世田谷代田駅        00.7" calcext:value-type="string">
            <text:p>B世田谷代田駅 <text:s text:c="7"/>00.7</text:p>
          </table:table-cell>
          <table:table-cell office:value-type="string" calcext:value-type="string">
            <text:p>世田谷代田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[.D9]+[.C10]" office:value-type="float" office:value="5.6" calcext:value-type="float">
            <text:p>5.6</text:p>
          </table:table-cell>
          <table:table-cell table:style-name="ce1" office:value-type="string" calcext:value-type="string">
            <text:p>●</text:p>
          </table:table-cell>
          <table:table-cell table:number-columns-repeated="5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11]&amp;&quot;                    &quot;;20)&amp;TEXT([.C11];&quot;00.0&quot;)" office:value-type="string" office:string-value="B梅ヶ丘駅            00.7" calcext:value-type="string">
            <text:p>B梅ヶ丘駅 <text:s text:c="11"/>00.7</text:p>
          </table:table-cell>
          <table:table-cell office:value-type="string" calcext:value-type="string">
            <text:p>梅ヶ丘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[.D10]+[.C11]" office:value-type="float" office:value="6.3" calcext:value-type="float">
            <text:p>6.3</text:p>
          </table:table-cell>
          <table:table-cell table:number-columns-repeated="2"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12]&amp;&quot;                    &quot;;20)&amp;TEXT([.C12];&quot;00.0&quot;)" office:value-type="string" office:string-value="B豪徳寺駅            00.7" calcext:value-type="string">
            <text:p>B豪徳寺駅 <text:s text:c="11"/>00.7</text:p>
          </table:table-cell>
          <table:table-cell office:value-type="string" calcext:value-type="string">
            <text:p>豪徳寺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[.D11]+[.C12]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東京急行電鉄：世田谷線（山下駅）</text:p>
          </table:table-cell>
          <table:table-cell table:number-columns-repeated="16373"/>
        </table:table-row>
        <table:table-row table:style-name="ro1">
          <table:table-cell table:formula="of:=&quot;B&quot;&amp;LEFTB([.B13]&amp;&quot;                    &quot;;20)&amp;TEXT([.C13];&quot;00.0&quot;)" office:value-type="string" office:string-value="B経堂駅              01.0" calcext:value-type="string">
            <text:p>B経堂駅 <text:s text:c="13"/>01.0</text:p>
          </table:table-cell>
          <table:table-cell office:value-type="string" calcext:value-type="string">
            <text:p>経堂駅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12]+[.C13]" office:value-type="float" office:value="8" calcext:value-type="float">
            <text:p>8</text:p>
          </table:table-cell>
          <table:table-cell table:number-columns-repeated="5"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14]&amp;&quot;                    &quot;;20)&amp;TEXT([.C14];&quot;00.0&quot;)" office:value-type="string" office:string-value="B千歳船橋駅          01.2" calcext:value-type="string">
            <text:p>B千歳船橋駅 <text:s text:c="9"/>01.2</text:p>
          </table:table-cell>
          <table:table-cell office:value-type="string" calcext:value-type="string">
            <text:p>千歳船橋駅</text:p>
          </table:table-cell>
          <table:table-cell table:style-name="ce1" office:value-type="float" office:value="1.2" calcext:value-type="float">
            <text:p>1.2</text:p>
          </table:table-cell>
          <table:table-cell table:style-name="ce1" table:formula="of:=[.D13]+[.C14]" office:value-type="float" office:value="9.2" calcext:value-type="float">
            <text:p>9.2</text:p>
          </table:table-cell>
          <table:table-cell table:number-columns-repeated="2"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15]&amp;&quot;                    &quot;;20)&amp;TEXT([.C15];&quot;00.0&quot;)" office:value-type="string" office:string-value="B祖師ヶ谷大蔵駅      01.4" calcext:value-type="string">
            <text:p>B祖師ヶ谷大蔵駅 <text:s text:c="5"/>01.4</text:p>
          </table:table-cell>
          <table:table-cell office:value-type="string" calcext:value-type="string">
            <text:p>祖師ヶ谷大蔵駅</text:p>
          </table:table-cell>
          <table:table-cell table:style-name="ce1" office:value-type="float" office:value="1.4" calcext:value-type="float">
            <text:p>1.4</text:p>
          </table:table-cell>
          <table:table-cell table:style-name="ce1" table:formula="of:=[.D14]+[.C15]" office:value-type="float" office:value="10.6" calcext:value-type="float">
            <text:p>10.6</text:p>
          </table:table-cell>
          <table:table-cell table:number-columns-repeated="2"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16]&amp;&quot;                    &quot;;20)&amp;TEXT([.C16];&quot;00.0&quot;)" office:value-type="string" office:string-value="B成城学園前駅        01.0" calcext:value-type="string">
            <text:p>B成城学園前駅 <text:s text:c="7"/>01.0</text:p>
          </table:table-cell>
          <table:table-cell office:value-type="string" calcext:value-type="string">
            <text:p>成城学園前駅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15]+[.C16]" office:value-type="float" office:value="11.6" calcext:value-type="float">
            <text:p>11.6</text:p>
          </table:table-cell>
          <table:table-cell table:number-columns-repeated="5"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17]&amp;&quot;                    &quot;;20)&amp;TEXT([.C17];&quot;00.0&quot;)" office:value-type="string" office:string-value="B喜多見駅            01.1" calcext:value-type="string">
            <text:p>B喜多見駅 <text:s text:c="11"/>01.1</text:p>
          </table:table-cell>
          <table:table-cell office:value-type="string" calcext:value-type="string">
            <text:p>喜多見駅</text:p>
          </table:table-cell>
          <table:table-cell table:style-name="ce1" office:value-type="float" office:value="1.1" calcext:value-type="float">
            <text:p>1.1</text:p>
          </table:table-cell>
          <table:table-cell table:style-name="ce1" table:formula="of:=[.D16]+[.C17]" office:value-type="float" office:value="12.7" calcext:value-type="float">
            <text:p>12.7</text:p>
          </table:table-cell>
          <table:table-cell table:number-columns-repeated="2"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18]&amp;&quot;                    &quot;;20)&amp;TEXT([.C18];&quot;00.0&quot;)" office:value-type="string" office:string-value="B狛江駅              01.1" calcext:value-type="string">
            <text:p>B狛江駅 <text:s text:c="13"/>01.1</text:p>
          </table:table-cell>
          <table:table-cell office:value-type="string" calcext:value-type="string">
            <text:p>狛江駅</text:p>
          </table:table-cell>
          <table:table-cell table:style-name="ce1" office:value-type="float" office:value="1.1" calcext:value-type="float">
            <text:p>1.1</text:p>
          </table:table-cell>
          <table:table-cell table:style-name="ce1" table:formula="of:=[.D17]+[.C18]" office:value-type="float" office:value="13.8" calcext:value-type="float">
            <text:p>13.8</text:p>
          </table:table-cell>
          <table:table-cell table:number-columns-repeated="2"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狛江市</text:p>
          </table:table-cell>
          <table:table-cell table:number-columns-repeated="16372"/>
        </table:table-row>
        <table:table-row table:style-name="ro1">
          <table:table-cell table:formula="of:=&quot;B&quot;&amp;LEFTB([.B19]&amp;&quot;                    &quot;;20)&amp;TEXT([.C19];&quot;00.0&quot;)" office:value-type="string" office:string-value="B和泉多摩川駅        00.6" calcext:value-type="string">
            <text:p>B和泉多摩川駅 <text:s text:c="7"/>00.6</text:p>
          </table:table-cell>
          <table:table-cell office:value-type="string" calcext:value-type="string">
            <text:p>和泉多摩川駅</text:p>
          </table:table-cell>
          <table:table-cell table:style-name="ce1" office:value-type="float" office:value="0.6" calcext:value-type="float">
            <text:p>0.6</text:p>
          </table:table-cell>
          <table:table-cell table:style-name="ce1" table:formula="of:=[.D18]+[.C19]" office:value-type="float" office:value="14.4" calcext:value-type="float">
            <text:p>14.4</text:p>
          </table:table-cell>
          <table:table-cell table:number-columns-repeated="2"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20]&amp;&quot;                    &quot;;20)&amp;TEXT([.C20];&quot;00.0&quot;)" office:value-type="string" office:string-value="B登戸駅              00.8" calcext:value-type="string">
            <text:p>B登戸駅 <text:s text:c="13"/>00.8</text:p>
          </table:table-cell>
          <table:table-cell office:value-type="string" calcext:value-type="string">
            <text:p>登戸駅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[.D19]+[.C20]" office:value-type="float" office:value="15.2" calcext:value-type="float">
            <text:p>15.2</text:p>
          </table:table-cell>
          <table:table-cell table:number-columns-repeated="5"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東日本旅客鉄道：南武線</text:p>
          </table:table-cell>
          <table:table-cell table:style-name="ce1" office:value-type="string" calcext:value-type="string">
            <text:p>神奈川県</text:p>
          </table:table-cell>
          <table:table-cell table:style-name="ce1" office:value-type="string" calcext:value-type="string">
            <text:p>川崎市多摩区</text:p>
          </table:table-cell>
          <table:table-cell table:number-columns-repeated="16371"/>
        </table:table-row>
        <table:table-row table:style-name="ro1">
          <table:table-cell table:formula="of:=&quot;B&quot;&amp;LEFTB([.B21]&amp;&quot;                    &quot;;20)&amp;TEXT([.C21];&quot;00.0&quot;)" office:value-type="string" office:string-value="B向ヶ丘遊園駅        00.6" calcext:value-type="string">
            <text:p>B向ヶ丘遊園駅 <text:s text:c="7"/>00.6</text:p>
          </table:table-cell>
          <table:table-cell office:value-type="string" calcext:value-type="string">
            <text:p>向ヶ丘遊園駅</text:p>
          </table:table-cell>
          <table:table-cell table:style-name="ce1" office:value-type="float" office:value="0.6" calcext:value-type="float">
            <text:p>0.6</text:p>
          </table:table-cell>
          <table:table-cell table:style-name="ce1" table:formula="of:=[.D20]+[.C21]" office:value-type="float" office:value="15.8" calcext:value-type="float">
            <text:p>15.8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22]&amp;&quot;                    &quot;;20)&amp;TEXT([.C22];&quot;00.0&quot;)" office:value-type="string" office:string-value="B生田駅              02.1" calcext:value-type="string">
            <text:p>B生田駅 <text:s text:c="13"/>02.1</text:p>
          </table:table-cell>
          <table:table-cell office:value-type="string" calcext:value-type="string">
            <text:p>生田駅</text:p>
          </table:table-cell>
          <table:table-cell table:style-name="ce1" office:value-type="float" office:value="2.1" calcext:value-type="float">
            <text:p>2.1</text:p>
          </table:table-cell>
          <table:table-cell table:style-name="ce1" table:formula="of:=[.D21]+[.C22]" office:value-type="float" office:value="17.9" calcext:value-type="float">
            <text:p>17.9</text:p>
          </table:table-cell>
          <table:table-cell table:number-columns-repeated="3" table:style-name="ce1" office:value-type="string" calcext:value-type="string">
            <text:p>●</text:p>
          </table:table-cell>
          <table:table-cell table:number-columns-repeated="3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23]&amp;&quot;                    &quot;;20)&amp;TEXT([.C23];&quot;00.0&quot;)" office:value-type="string" office:string-value="B読売ランド前駅      01.3" calcext:value-type="string">
            <text:p>B読売ランド前駅 <text:s text:c="5"/>01.3</text:p>
          </table:table-cell>
          <table:table-cell office:value-type="string" calcext:value-type="string">
            <text:p>読売ランド前駅</text:p>
          </table:table-cell>
          <table:table-cell table:style-name="ce1" office:value-type="float" office:value="1.3" calcext:value-type="float">
            <text:p>1.3</text:p>
          </table:table-cell>
          <table:table-cell table:style-name="ce1" table:formula="of:=[.D22]+[.C23]" office:value-type="float" office:value="19.2" calcext:value-type="float">
            <text:p>19.2</text:p>
          </table:table-cell>
          <table:table-cell table:number-columns-repeated="3" table:style-name="ce1" office:value-type="string" calcext:value-type="string">
            <text:p>●</text:p>
          </table:table-cell>
          <table:table-cell table:number-columns-repeated="3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24]&amp;&quot;                    &quot;;20)&amp;TEXT([.C24];&quot;00.0&quot;)" office:value-type="string" office:string-value="B百合ヶ丘駅          01.3" calcext:value-type="string">
            <text:p>B百合ヶ丘駅 <text:s text:c="9"/>01.3</text:p>
          </table:table-cell>
          <table:table-cell office:value-type="string" calcext:value-type="string">
            <text:p>百合ヶ丘駅</text:p>
          </table:table-cell>
          <table:table-cell table:style-name="ce1" office:value-type="float" office:value="1.3" calcext:value-type="float">
            <text:p>1.3</text:p>
          </table:table-cell>
          <table:table-cell table:style-name="ce1" table:formula="of:=[.D23]+[.C24]" office:value-type="float" office:value="20.5" calcext:value-type="float">
            <text:p>20.5</text:p>
          </table:table-cell>
          <table:table-cell table:number-columns-repeated="3" table:style-name="ce1" office:value-type="string" calcext:value-type="string">
            <text:p>●</text:p>
          </table:table-cell>
          <table:table-cell table:number-columns-repeated="3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川崎市麻生区</text:p>
          </table:table-cell>
          <table:table-cell table:number-columns-repeated="16372"/>
        </table:table-row>
        <table:table-row table:style-name="ro1">
          <table:table-cell table:formula="of:=&quot;B&quot;&amp;LEFTB([.B25]&amp;&quot;                    &quot;;20)&amp;TEXT([.C25];&quot;00.0&quot;)" office:value-type="string" office:string-value="B新百合ヶ丘駅        01.0" calcext:value-type="string">
            <text:p>B新百合ヶ丘駅 <text:s text:c="7"/>01.0</text:p>
          </table:table-cell>
          <table:table-cell office:value-type="string" calcext:value-type="string">
            <text:p>新百合ヶ丘駅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24]+[.C25]" office:value-type="float" office:value="21.5" calcext:value-type="float">
            <text:p>21.5</text:p>
          </table:table-cell>
          <table:table-cell table:number-columns-repeated="6" table:style-name="ce1" office:value-type="string" calcext:value-type="string">
            <text:p>●</text:p>
          </table:table-cell>
          <table:table-cell table:style-name="ce1" office:value-type="string" calcext:value-type="string">
            <text:p>小田急電鉄：多摩線（新宿・千代田線方面からの特急（下りの一部）・多摩急行（すべて）・急行（上りの一部）・区間準急（一部）・各停（一部）が唐木田まで直通運転）</text:p>
          </table:table-cell>
          <table:table-cell table:number-columns-repeated="16373"/>
        </table:table-row>
        <table:table-row table:style-name="ro1">
          <table:table-cell table:formula="of:=&quot;B&quot;&amp;LEFTB([.B26]&amp;&quot;                    &quot;;20)&amp;TEXT([.C26];&quot;00.0&quot;)" office:value-type="string" office:string-value="B柿生駅              01.9" calcext:value-type="string">
            <text:p>B柿生駅 <text:s text:c="13"/>01.9</text:p>
          </table:table-cell>
          <table:table-cell office:value-type="string" calcext:value-type="string">
            <text:p>柿生駅</text:p>
          </table:table-cell>
          <table:table-cell table:style-name="ce1" office:value-type="float" office:value="1.9" calcext:value-type="float">
            <text:p>1.9</text:p>
          </table:table-cell>
          <table:table-cell table:style-name="ce1" table:formula="of:=[.D25]+[.C26]" office:value-type="float" office:value="23.4" calcext:value-type="float">
            <text:p>23.4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多摩線直通</text:p>
          </table:table-cell>
          <table:table-cell table:number-columns-repeated="2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27]&amp;&quot;                    &quot;;20)&amp;TEXT([.C27];&quot;00.0&quot;)" office:value-type="string" office:string-value="B鶴川駅              01.7" calcext:value-type="string">
            <text:p>B鶴川駅 <text:s text:c="13"/>01.7</text:p>
          </table:table-cell>
          <table:table-cell office:value-type="string" calcext:value-type="string">
            <text:p>鶴川駅</text:p>
          </table:table-cell>
          <table:table-cell table:style-name="ce1" office:value-type="float" office:value="1.7" calcext:value-type="float">
            <text:p>1.7</text:p>
          </table:table-cell>
          <table:table-cell table:style-name="ce1" table:formula="of:=[.D26]+[.C27]" office:value-type="float" office:value="25.1" calcext:value-type="float">
            <text:p>25.1</text:p>
          </table:table-cell>
          <table:table-cell table:number-columns-repeated="3" table:style-name="ce1" office:value-type="string" calcext:value-type="string">
            <text:p>●</text:p>
          </table:table-cell>
          <table:table-cell table:number-columns-repeated="2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東京都</text:p>
          </table:table-cell>
          <table:table-cell table:number-columns-repeated="16373"/>
        </table:table-row>
        <table:table-row table:style-name="ro1">
          <table:table-cell table:formula="of:=&quot;B&quot;&amp;LEFTB([.B28]&amp;&quot;                    &quot;;20)&amp;TEXT([.C28];&quot;00.0&quot;)" office:value-type="string" office:string-value="B玉川学園前駅        02.8" calcext:value-type="string">
            <text:p>B玉川学園前駅 <text:s text:c="7"/>02.8</text:p>
          </table:table-cell>
          <table:table-cell office:value-type="string" calcext:value-type="string">
            <text:p>玉川学園前駅</text:p>
          </table:table-cell>
          <table:table-cell table:style-name="ce1" office:value-type="float" office:value="2.8" calcext:value-type="float">
            <text:p>2.8</text:p>
          </table:table-cell>
          <table:table-cell table:style-name="ce1" table:formula="of:=[.D27]+[.C28]" office:value-type="float" office:value="27.9" calcext:value-type="float">
            <text:p>27.9</text:p>
          </table:table-cell>
          <table:table-cell table:number-columns-repeated="3" table:style-name="ce1" office:value-type="string" calcext:value-type="string">
            <text:p>●</text:p>
          </table:table-cell>
          <table:table-cell table:number-columns-repeated="2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4"/>
        </table:table-row>
        <table:table-row table:style-name="ro1">
          <table:table-cell table:formula="of:=&quot;B&quot;&amp;LEFTB([.B29]&amp;&quot;                    &quot;;20)&amp;TEXT([.C29];&quot;00.0&quot;)" office:value-type="string" office:string-value="B町田駅              02.9" calcext:value-type="string">
            <text:p>B町田駅 <text:s text:c="13"/>02.9</text:p>
          </table:table-cell>
          <table:table-cell office:value-type="string" calcext:value-type="string">
            <text:p>町田駅</text:p>
          </table:table-cell>
          <table:table-cell table:style-name="ce1" office:value-type="float" office:value="2.9" calcext:value-type="float">
            <text:p>2.9</text:p>
          </table:table-cell>
          <table:table-cell table:style-name="ce1" table:formula="of:=[.D28]+[.C29]" office:value-type="float" office:value="30.8" calcext:value-type="float">
            <text:p>30.8</text:p>
          </table:table-cell>
          <table:table-cell table:number-columns-repeated="5" table:style-name="ce1" office:value-type="string" calcext:value-type="string">
            <text:p>●</text:p>
          </table:table-cell>
          <table:table-cell table:style-name="ce1" office:value-type="string" calcext:value-type="string">
            <text:p>東日本旅客鉄道：横浜線</text:p>
          </table:table-cell>
          <table:table-cell table:number-columns-repeated="16374"/>
        </table:table-row>
        <table:table-row table:style-name="ro1">
          <table:table-cell table:formula="of:=&quot;B&quot;&amp;LEFTB([.B30]&amp;&quot;                    &quot;;20)&amp;TEXT([.C30];&quot;00.0&quot;)" office:value-type="string" office:string-value="B相模大野駅          01.5" calcext:value-type="string">
            <text:p>B相模大野駅 <text:s text:c="9"/>01.5</text:p>
          </table:table-cell>
          <table:table-cell office:value-type="string" calcext:value-type="string">
            <text:p>相模大野駅</text:p>
          </table:table-cell>
          <table:table-cell table:style-name="ce1" office:value-type="float" office:value="1.5" calcext:value-type="float">
            <text:p>1.5</text:p>
          </table:table-cell>
          <table:table-cell table:style-name="ce1" table:formula="of:=[.D29]+[.C30]" office:value-type="float" office:value="32.3" calcext:value-type="float">
            <text:p>32.3</text:p>
          </table:table-cell>
          <table:table-cell table:number-columns-repeated="5" table:style-name="ce1" office:value-type="string" calcext:value-type="string">
            <text:p>●</text:p>
          </table:table-cell>
          <table:table-cell table:style-name="ce1" office:value-type="string" calcext:value-type="string">
            <text:p>小田急電鉄：江ノ島線（新宿・町田方面からの特急（一部）・快速急行（一部）・急行（一部）・各停（一部）が片瀬江ノ島まで直通運転）</text:p>
          </table:table-cell>
          <table:table-cell table:style-name="ce1" office:value-type="string" calcext:value-type="string">
            <text:p>神奈川県</text:p>
          </table:table-cell>
          <table:table-cell table:style-name="ce1" office:value-type="string" calcext:value-type="string">
            <text:p>相模原市</text:p>
          </table:table-cell>
          <table:table-cell table:number-columns-repeated="16372"/>
        </table:table-row>
        <table:table-row table:style-name="ro1">
          <table:table-cell table:formula="of:=&quot;B&quot;&amp;LEFTB([.B31]&amp;&quot;                    &quot;;20)&amp;TEXT([.C31];&quot;00.0&quot;)" office:value-type="string" office:string-value="B小田急相模原駅      02.4" calcext:value-type="string">
            <text:p>B小田急相模原駅 <text:s text:c="5"/>02.4</text:p>
          </table:table-cell>
          <table:table-cell office:value-type="string" calcext:value-type="string">
            <text:p>小田急相模原駅</text:p>
          </table:table-cell>
          <table:table-cell table:style-name="ce1" office:value-type="float" office:value="2.4" calcext:value-type="float">
            <text:p>2.4</text:p>
          </table:table-cell>
          <table:table-cell table:style-name="ce1" table:formula="of:=[.D30]+[.C31]" office:value-type="float" office:value="34.7" calcext:value-type="float">
            <text:p>34.7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32]&amp;&quot;                    &quot;;20)&amp;TEXT([.C32];&quot;00.0&quot;)" office:value-type="string" office:string-value="B相武台前駅          02.2" calcext:value-type="string">
            <text:p>B相武台前駅 <text:s text:c="9"/>02.2</text:p>
          </table:table-cell>
          <table:table-cell office:value-type="string" calcext:value-type="string">
            <text:p>相武台前駅</text:p>
          </table:table-cell>
          <table:table-cell table:style-name="ce1" office:value-type="float" office:value="2.2" calcext:value-type="float">
            <text:p>2.2</text:p>
          </table:table-cell>
          <table:table-cell table:style-name="ce1" table:formula="of:=[.D31]+[.C32]" office:value-type="float" office:value="36.9" calcext:value-type="float">
            <text:p>36.9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｜</text:p>
          </table:table-cell>
          <table:table-cell table:style-name="ce1" office:value-type="string" calcext:value-type="string">
            <text:p>2面4線</text:p>
          </table:table-cell>
          <table:table-cell table:style-name="ce1" office:value-type="string" calcext:value-type="string">
            <text:p>座間市</text:p>
          </table:table-cell>
          <table:table-cell table:number-columns-repeated="16372"/>
        </table:table-row>
        <table:table-row table:style-name="ro1">
          <table:table-cell table:formula="of:=&quot;B&quot;&amp;LEFTB([.B33]&amp;&quot;                    &quot;;20)&amp;TEXT([.C33];&quot;00.0&quot;)" office:value-type="string" office:string-value="B座間駅              02.3" calcext:value-type="string">
            <text:p>B座間駅 <text:s text:c="13"/>02.3</text:p>
          </table:table-cell>
          <table:table-cell office:value-type="string" calcext:value-type="string">
            <text:p>座間駅</text:p>
          </table:table-cell>
          <table:table-cell table:style-name="ce1" office:value-type="float" office:value="2.3" calcext:value-type="float">
            <text:p>2.3</text:p>
          </table:table-cell>
          <table:table-cell table:style-name="ce1" table:formula="of:=[.D32]+[.C33]" office:value-type="float" office:value="39.2" calcext:value-type="float">
            <text:p>39.2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34]&amp;&quot;                    &quot;;20)&amp;TEXT([.C34];&quot;00.0&quot;)" office:value-type="string" office:string-value="B海老名駅            03.3" calcext:value-type="string">
            <text:p>B海老名駅 <text:s text:c="11"/>03.3</text:p>
          </table:table-cell>
          <table:table-cell office:value-type="string" calcext:value-type="string">
            <text:p>海老名駅</text:p>
          </table:table-cell>
          <table:table-cell table:style-name="ce1" office:value-type="float" office:value="3.3" calcext:value-type="float">
            <text:p>3.3</text:p>
          </table:table-cell>
          <table:table-cell table:style-name="ce1" table:formula="of:=[.D33]+[.C34]" office:value-type="float" office:value="42.5" calcext:value-type="float">
            <text:p>42.5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東日本旅客鉄道：相模線</text:p>
          </table:table-cell>
          <table:table-cell table:number-columns-repeated="16373"/>
        </table:table-row>
        <table:table-row table:style-name="ro1">
          <table:table-cell table:formula="of:=&quot;B&quot;&amp;LEFTB([.B35]&amp;&quot;                    &quot;;20)&amp;TEXT([.C35];&quot;00.0&quot;)" office:value-type="string" office:string-value="B厚木駅              01.6" calcext:value-type="string">
            <text:p>B厚木駅 <text:s text:c="13"/>01.6</text:p>
          </table:table-cell>
          <table:table-cell office:value-type="string" calcext:value-type="string">
            <text:p>厚木駅</text:p>
          </table:table-cell>
          <table:table-cell table:style-name="ce1" office:value-type="float" office:value="1.6" calcext:value-type="float">
            <text:p>1.6</text:p>
          </table:table-cell>
          <table:table-cell table:style-name="ce1" table:formula="of:=[.D34]+[.C35]" office:value-type="float" office:value="44.1" calcext:value-type="float">
            <text:p>44.1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｜</text:p>
          </table:table-cell>
          <table:table-cell table:style-name="ce1" office:value-type="string" calcext:value-type="string">
            <text:p>東日本旅客鉄道：相模線</text:p>
          </table:table-cell>
          <table:table-cell table:number-columns-repeated="16373"/>
        </table:table-row>
        <table:table-row table:style-name="ro1">
          <table:table-cell table:formula="of:=&quot;B&quot;&amp;LEFTB([.B36]&amp;&quot;                    &quot;;20)&amp;TEXT([.C36];&quot;00.0&quot;)" office:value-type="string" office:string-value="B本厚木駅            01.3" calcext:value-type="string">
            <text:p>B本厚木駅 <text:s text:c="11"/>01.3</text:p>
          </table:table-cell>
          <table:table-cell office:value-type="string" calcext:value-type="string">
            <text:p>本厚木駅</text:p>
          </table:table-cell>
          <table:table-cell table:style-name="ce1" office:value-type="float" office:value="1.3" calcext:value-type="float">
            <text:p>1.3</text:p>
          </table:table-cell>
          <table:table-cell table:style-name="ce1" table:formula="of:=[.D35]+[.C36]" office:value-type="float" office:value="45.4" calcext:value-type="float">
            <text:p>45.4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2面4線　引上線</text:p>
          </table:table-cell>
          <table:table-cell table:style-name="ce1" office:value-type="string" calcext:value-type="string">
            <text:p>厚木市</text:p>
          </table:table-cell>
          <table:table-cell table:number-columns-repeated="16372"/>
        </table:table-row>
        <table:table-row table:style-name="ro1">
          <table:table-cell table:formula="of:=&quot;B&quot;&amp;LEFTB([.B37]&amp;&quot;                    &quot;;20)&amp;TEXT([.C37];&quot;00.0&quot;)" office:value-type="string" office:string-value="B愛甲石田駅          03.1" calcext:value-type="string">
            <text:p>B愛甲石田駅 <text:s text:c="9"/>03.1</text:p>
          </table:table-cell>
          <table:table-cell office:value-type="string" calcext:value-type="string">
            <text:p>愛甲石田駅</text:p>
          </table:table-cell>
          <table:table-cell table:style-name="ce1" office:value-type="float" office:value="3.1" calcext:value-type="float">
            <text:p>3.1</text:p>
          </table:table-cell>
          <table:table-cell table:style-name="ce1" table:formula="of:=[.D36]+[.C37]" office:value-type="float" office:value="48.5" calcext:value-type="float">
            <text:p>48.5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38]&amp;&quot;                    &quot;;20)&amp;TEXT([.C38];&quot;00.0&quot;)" office:value-type="string" office:string-value="B伊勢原駅            03.7" calcext:value-type="string">
            <text:p>B伊勢原駅 <text:s text:c="11"/>03.7</text:p>
          </table:table-cell>
          <table:table-cell office:value-type="string" calcext:value-type="string">
            <text:p>伊勢原駅</text:p>
          </table:table-cell>
          <table:table-cell table:style-name="ce1" office:value-type="float" office:value="3.7" calcext:value-type="float">
            <text:p>3.7</text:p>
          </table:table-cell>
          <table:table-cell table:style-name="ce1" table:formula="of:=[.D37]+[.C38]" office:value-type="float" office:value="52.2" calcext:value-type="float">
            <text:p>52.2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伊勢原市</text:p>
          </table:table-cell>
          <table:table-cell table:number-columns-repeated="16372"/>
        </table:table-row>
        <table:table-row table:style-name="ro1">
          <table:table-cell table:formula="of:=&quot;B&quot;&amp;LEFTB([.B39]&amp;&quot;                    &quot;;20)&amp;TEXT([.C39];&quot;00.0&quot;)" office:value-type="string" office:string-value="B鶴巻温泉駅          03.7" calcext:value-type="string">
            <text:p>B鶴巻温泉駅 <text:s text:c="9"/>03.7</text:p>
          </table:table-cell>
          <table:table-cell office:value-type="string" calcext:value-type="string">
            <text:p>鶴巻温泉駅</text:p>
          </table:table-cell>
          <table:table-cell table:style-name="ce1" office:value-type="float" office:value="3.7" calcext:value-type="float">
            <text:p>3.7</text:p>
          </table:table-cell>
          <table:table-cell table:style-name="ce1" table:formula="of:=[.D38]+[.C39]" office:value-type="float" office:value="55.9" calcext:value-type="float">
            <text:p>55.9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秦野市</text:p>
          </table:table-cell>
          <table:table-cell table:number-columns-repeated="16372"/>
        </table:table-row>
        <table:table-row table:style-name="ro1">
          <table:table-cell table:formula="of:=&quot;B&quot;&amp;LEFTB([.B40]&amp;&quot;                    &quot;;20)&amp;TEXT([.C40];&quot;00.0&quot;)" office:value-type="string" office:string-value="B東海大学前駅        01.1" calcext:value-type="string">
            <text:p>B東海大学前駅 <text:s text:c="7"/>01.1</text:p>
          </table:table-cell>
          <table:table-cell office:value-type="string" calcext:value-type="string">
            <text:p>東海大学前駅</text:p>
          </table:table-cell>
          <table:table-cell table:style-name="ce1" office:value-type="float" office:value="1.1" calcext:value-type="float">
            <text:p>1.1</text:p>
          </table:table-cell>
          <table:table-cell table:style-name="ce1" table:formula="of:=[.D39]+[.C40]" office:value-type="float" office:value="57" calcext:value-type="float">
            <text:p>57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41]&amp;&quot;                    &quot;;20)&amp;TEXT([.C41];&quot;00.0&quot;)" office:value-type="string" office:string-value="B秦野駅              04.7" calcext:value-type="string">
            <text:p>B秦野駅 <text:s text:c="13"/>04.7</text:p>
          </table:table-cell>
          <table:table-cell office:value-type="string" calcext:value-type="string">
            <text:p>秦野駅</text:p>
          </table:table-cell>
          <table:table-cell table:style-name="ce1" office:value-type="float" office:value="4.7" calcext:value-type="float">
            <text:p>4.7</text:p>
          </table:table-cell>
          <table:table-cell table:style-name="ce1" table:formula="of:=[.D40]+[.C41]" office:value-type="float" office:value="61.7" calcext:value-type="float">
            <text:p>61.7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42]&amp;&quot;                    &quot;;20)&amp;TEXT([.C42];&quot;00.0&quot;)" office:value-type="string" office:string-value="B渋沢駅              03.9" calcext:value-type="string">
            <text:p>B渋沢駅 <text:s text:c="13"/>03.9</text:p>
          </table:table-cell>
          <table:table-cell office:value-type="string" calcext:value-type="string">
            <text:p>渋沢駅</text:p>
          </table:table-cell>
          <table:table-cell table:style-name="ce1" office:value-type="float" office:value="3.9" calcext:value-type="float">
            <text:p>3.9</text:p>
          </table:table-cell>
          <table:table-cell table:style-name="ce1" table:formula="of:=[.D41]+[.C42]" office:value-type="float" office:value="65.6" calcext:value-type="float">
            <text:p>65.6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43]&amp;&quot;                    &quot;;20)&amp;TEXT([.C43];&quot;00.0&quot;)" office:value-type="string" office:string-value="B新松田駅            06.2" calcext:value-type="string">
            <text:p>B新松田駅 <text:s text:c="11"/>06.2</text:p>
          </table:table-cell>
          <table:table-cell office:value-type="string" calcext:value-type="string">
            <text:p>新松田駅</text:p>
          </table:table-cell>
          <table:table-cell table:style-name="ce1" office:value-type="float" office:value="6.2" calcext:value-type="float">
            <text:p>6.2</text:p>
          </table:table-cell>
          <table:table-cell table:style-name="ce1" table:formula="of:=[.D42]+[.C43]" office:value-type="float" office:value="71.8" calcext:value-type="float">
            <text:p>71.8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東海旅客鉄道：御殿場線（松田駅）</text:p>
          </table:table-cell>
          <table:table-cell table:style-name="ce1" office:value-type="string" calcext:value-type="string">
            <text:p>足柄上郡松田町</text:p>
          </table:table-cell>
          <table:table-cell table:number-columns-repeated="16372"/>
        </table:table-row>
        <table:table-row table:style-name="ro1">
          <table:table-cell table:formula="of:=&quot;B&quot;&amp;LEFTB([.B44]&amp;&quot;                    &quot;;20)&amp;TEXT([.C44];&quot;00.0&quot;)" office:value-type="string" office:string-value="B開成駅              02.5" calcext:value-type="string">
            <text:p>B開成駅 <text:s text:c="13"/>02.5</text:p>
          </table:table-cell>
          <table:table-cell office:value-type="string" calcext:value-type="string">
            <text:p>開成駅</text:p>
          </table:table-cell>
          <table:table-cell table:style-name="ce1" office:value-type="float" office:value="2.5" calcext:value-type="float">
            <text:p>2.5</text:p>
          </table:table-cell>
          <table:table-cell table:style-name="ce1" table:formula="of:=[.D43]+[.C44]" office:value-type="float" office:value="74.3" calcext:value-type="float">
            <text:p>74.3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足柄上郡開成町</text:p>
          </table:table-cell>
          <table:table-cell table:number-columns-repeated="16372"/>
        </table:table-row>
        <table:table-row table:style-name="ro1">
          <table:table-cell table:formula="of:=&quot;B&quot;&amp;LEFTB([.B45]&amp;&quot;                    &quot;;20)&amp;TEXT([.C45];&quot;00.0&quot;)" office:value-type="string" office:string-value="B栢山駅              01.9" calcext:value-type="string">
            <text:p>B栢山駅 <text:s text:c="13"/>01.9</text:p>
          </table:table-cell>
          <table:table-cell office:value-type="string" calcext:value-type="string">
            <text:p>栢山駅</text:p>
          </table:table-cell>
          <table:table-cell table:style-name="ce1" office:value-type="float" office:value="1.9" calcext:value-type="float">
            <text:p>1.9</text:p>
          </table:table-cell>
          <table:table-cell table:style-name="ce1" table:formula="of:=[.D44]+[.C45]" office:value-type="float" office:value="76.2" calcext:value-type="float">
            <text:p>76.2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小田原市</text:p>
          </table:table-cell>
          <table:table-cell table:number-columns-repeated="16372"/>
        </table:table-row>
        <table:table-row table:style-name="ro1">
          <table:table-cell table:formula="of:=&quot;B&quot;&amp;LEFTB([.B46]&amp;&quot;                    &quot;;20)&amp;TEXT([.C46];&quot;00.0&quot;)" office:value-type="string" office:string-value="B富水駅              01.6" calcext:value-type="string">
            <text:p>B富水駅 <text:s text:c="13"/>01.6</text:p>
          </table:table-cell>
          <table:table-cell office:value-type="string" calcext:value-type="string">
            <text:p>富水駅</text:p>
          </table:table-cell>
          <table:table-cell table:style-name="ce1" office:value-type="float" office:value="1.6" calcext:value-type="float">
            <text:p>1.6</text:p>
          </table:table-cell>
          <table:table-cell table:style-name="ce1" table:formula="of:=[.D45]+[.C46]" office:value-type="float" office:value="77.8" calcext:value-type="float">
            <text:p>77.8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47]&amp;&quot;                    &quot;;20)&amp;TEXT([.C47];&quot;00.0&quot;)" office:value-type="string" office:string-value="B螢田駅              01.4" calcext:value-type="string">
            <text:p>B螢田駅 <text:s text:c="13"/>01.4</text:p>
          </table:table-cell>
          <table:table-cell office:value-type="string" calcext:value-type="string">
            <text:p>螢田駅</text:p>
          </table:table-cell>
          <table:table-cell table:style-name="ce1" office:value-type="float" office:value="1.4" calcext:value-type="float">
            <text:p>1.4</text:p>
          </table:table-cell>
          <table:table-cell table:style-name="ce1" table:formula="of:=[.D46]+[.C47]" office:value-type="float" office:value="79.2" calcext:value-type="float">
            <text:p>79.2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48]&amp;&quot;                    &quot;;20)&amp;TEXT([.C48];&quot;00.0&quot;)" office:value-type="string" office:string-value="B足柄駅              01.6" calcext:value-type="string">
            <text:p>B足柄駅 <text:s text:c="13"/>01.6</text:p>
          </table:table-cell>
          <table:table-cell office:value-type="string" calcext:value-type="string">
            <text:p>足柄駅</text:p>
          </table:table-cell>
          <table:table-cell table:style-name="ce1" office:value-type="float" office:value="1.6" calcext:value-type="float">
            <text:p>1.6</text:p>
          </table:table-cell>
          <table:table-cell table:style-name="ce1" table:formula="of:=[.D47]+[.C48]" office:value-type="float" office:value="80.8" calcext:value-type="float">
            <text:p>80.8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3"/>
        </table:table-row>
        <table:table-row table:style-name="ro1">
          <table:table-cell table:formula="of:=&quot;B&quot;&amp;LEFTB([.B49]&amp;&quot;                    &quot;;20)&amp;TEXT([.C49];&quot;00.0&quot;)" office:value-type="string" office:string-value="B小田原駅            01.7" calcext:value-type="string">
            <text:p>B小田原駅 <text:s text:c="11"/>01.7</text:p>
          </table:table-cell>
          <table:table-cell office:value-type="string" calcext:value-type="string">
            <text:p>小田原駅</text:p>
          </table:table-cell>
          <table:table-cell table:style-name="ce1" office:value-type="float" office:value="1.7" calcext:value-type="float">
            <text:p>1.7</text:p>
          </table:table-cell>
          <table:table-cell table:style-name="ce1" table:formula="of:=[.D48]+[.C49]" office:value-type="float" office:value="82.5" calcext:value-type="float">
            <text:p>82.5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東日本旅客鉄道：東海道本線・湘南新宿ライン</text:p>
          </table:table-cell>
          <table:table-cell table:number-columns-repeated="16373"/>
        </table:table-row>
        <table:table-row table:style-name="ro1">
          <table:table-cell table:formula="of:=&quot;B&quot;&amp;LEFTB([.B50]&amp;&quot;                    &quot;;20)&amp;TEXT([.C50];&quot;00.0&quot;)" office:value-type="string" office:string-value="B                    00.0" calcext:value-type="string">
            <text:p>B <text:s text:c="19"/>00.0</text:p>
          </table:table-cell>
          <table:table-cell table:number-columns-repeated="2"/>
          <table:table-cell table:style-name="ce1" table:formula="of:=[.D49]+[.C50]" office:value-type="float" office:value="82.5" calcext:value-type="float">
            <text:p>82.5</text:p>
          </table:table-cell>
          <table:table-cell table:number-columns-repeated="16380"/>
        </table:table-row>
        <table:table-row table:style-name="ro1">
          <table:table-cell table:formula="of:=&quot;B&quot;&amp;LEFTB([.B51]&amp;&quot;                    &quot;;20)&amp;TEXT([.C51];&quot;00.0&quot;)" office:value-type="string" office:string-value="B小田原駅            00.0" calcext:value-type="string">
            <text:p>B小田原駅 <text:s text:c="11"/>00.0</text:p>
          </table:table-cell>
          <table:table-cell office:value-type="string" calcext:value-type="string">
            <text:p>小田原駅</text:p>
          </table:table-cell>
          <table:table-cell/>
          <table:table-cell table:style-name="ce1" table:formula="of:=[.D50]+[.C51]" office:value-type="float" office:value="82.5" calcext:value-type="float">
            <text:p>82.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JR東海：東海道新幹線</text:p>
          </table:table-cell>
          <table:table-cell table:number-columns-repeated="16376"/>
        </table:table-row>
        <table:table-row table:style-name="ro1">
          <table:table-cell table:formula="of:=&quot;B&quot;&amp;LEFTB([.B52]&amp;&quot;                    &quot;;20)&amp;TEXT([.C52];&quot;00.0&quot;)" office:value-type="string" office:string-value="B箱根板橋駅          01.7" calcext:value-type="string">
            <text:p>B箱根板橋駅 <text:s text:c="9"/>01.7</text:p>
          </table:table-cell>
          <table:table-cell office:value-type="string" calcext:value-type="string">
            <text:p>箱根板橋駅</text:p>
          </table:table-cell>
          <table:table-cell table:style-name="ce1" office:value-type="float" office:value="1.7" calcext:value-type="float">
            <text:p>1.7</text:p>
          </table:table-cell>
          <table:table-cell table:style-name="ce1" table:formula="of:=[.D51]+[.C52]" office:value-type="float" office:value="84.2" calcext:value-type="float">
            <text:p>84.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｜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formula="of:=&quot;B&quot;&amp;LEFTB([.B53]&amp;&quot;                    &quot;;20)&amp;TEXT([.C53];&quot;00.0&quot;)" office:value-type="string" office:string-value="B風祭駅              01.5" calcext:value-type="string">
            <text:p>B風祭駅 <text:s text:c="13"/>01.5</text:p>
          </table:table-cell>
          <table:table-cell office:value-type="string" calcext:value-type="string">
            <text:p>風祭駅</text:p>
          </table:table-cell>
          <table:table-cell table:style-name="ce1" office:value-type="float" office:value="1.5" calcext:value-type="float">
            <text:p>1.5</text:p>
          </table:table-cell>
          <table:table-cell table:style-name="ce1" table:formula="of:=[.D52]+[.C53]" office:value-type="float" office:value="85.7" calcext:value-type="float">
            <text:p>85.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｜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formula="of:=&quot;B&quot;&amp;LEFTB([.B54]&amp;&quot;                    &quot;;20)&amp;TEXT([.C54];&quot;00.0&quot;)" office:value-type="string" office:string-value="B入生田駅            01.0" calcext:value-type="string">
            <text:p>B入生田駅 <text:s text:c="11"/>01.0</text:p>
          </table:table-cell>
          <table:table-cell office:value-type="string" calcext:value-type="string">
            <text:p>入生田駅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53]+[.C54]" office:value-type="float" office:value="86.7" calcext:value-type="float">
            <text:p>86.7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三線軌条区間</text:p>
          </table:table-cell>
          <table:table-cell table:number-columns-repeated="16375"/>
        </table:table-row>
        <table:table-row table:style-name="ro1">
          <table:table-cell table:formula="of:=&quot;B&quot;&amp;LEFTB([.B55]&amp;&quot;                    &quot;;20)&amp;TEXT([.C55];&quot;00.0&quot;)" office:value-type="string" office:string-value="B箱根湯本駅          01.9" calcext:value-type="string">
            <text:p>B箱根湯本駅 <text:s text:c="9"/>01.9</text:p>
          </table:table-cell>
          <table:table-cell office:value-type="string" calcext:value-type="string">
            <text:p>箱根湯本駅</text:p>
          </table:table-cell>
          <table:table-cell table:style-name="ce1" office:value-type="float" office:value="1.9" calcext:value-type="float">
            <text:p>1.9</text:p>
          </table:table-cell>
          <table:table-cell table:style-name="ce1" table:formula="of:=[.D54]+[.C55]" office:value-type="float" office:value="88.6" calcext:value-type="float">
            <text:p>88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この駅で小田原方面と強羅方面は乗り換え</text:p>
          </table:table-cell>
          <table:table-cell table:number-columns-repeated="16376"/>
        </table:table-row>
        <table:table-row table:style-name="ro1">
          <table:table-cell table:formula="of:=&quot;B&quot;&amp;LEFTB([.B56]&amp;&quot;                    &quot;;20)&amp;TEXT([.C56];&quot;00.0&quot;)" office:value-type="string" office:string-value="B塔ノ沢駅            01.0" calcext:value-type="string">
            <text:p>B塔ノ沢駅 <text:s text:c="11"/>01.0</text:p>
          </table:table-cell>
          <table:table-cell office:value-type="string" calcext:value-type="string">
            <text:p>塔ノ沢駅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55]+[.C56]" office:value-type="float" office:value="89.6" calcext:value-type="float">
            <text:p>89.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string" calcext:value-type="string">
            <text:p><text:s/></text:p>
          </table:table-cell>
          <table:table-cell table:number-columns-repeated="16375"/>
        </table:table-row>
        <table:table-row table:style-name="ro1" table:visibility="collapse">
          <table:table-cell table:formula="of:=&quot;B&quot;&amp;LEFTB([.B57]&amp;&quot;                    &quot;;20)&amp;TEXT([.C57];&quot;00.0&quot;)" office:value-type="string" office:string-value="B出山信号場          00.0" calcext:value-type="string">
            <text:p>B出山信号場 <text:s text:c="9"/>00.0</text:p>
          </table:table-cell>
          <table:table-cell office:value-type="string" calcext:value-type="string">
            <text:p>出山信号場</text:p>
          </table:table-cell>
          <table:table-cell/>
          <table:table-cell table:style-name="ce1" table:formula="of:=[.D56]+[.C57]" office:value-type="float" office:value="89.6" calcext:value-type="float">
            <text:p>89.6</text:p>
          </table:table-cell>
          <table:table-cell table:style-name="ce1" office:value-type="string" calcext:value-type="string">
            <text:p>｜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string" calcext:value-type="string">
            <text:p>スイッチバック信号所</text:p>
          </table:table-cell>
          <table:table-cell table:number-columns-repeated="16375"/>
        </table:table-row>
        <table:table-row table:style-name="ro1">
          <table:table-cell table:formula="of:=&quot;B&quot;&amp;LEFTB([.B58]&amp;&quot;                    &quot;;20)&amp;TEXT([.C58];&quot;00.0&quot;)" office:value-type="string" office:string-value="B大平台駅            02.8" calcext:value-type="string">
            <text:p>B大平台駅 <text:s text:c="11"/>02.8</text:p>
          </table:table-cell>
          <table:table-cell office:value-type="string" calcext:value-type="string">
            <text:p>大平台駅</text:p>
          </table:table-cell>
          <table:table-cell table:style-name="ce1" office:value-type="float" office:value="2.8" calcext:value-type="float">
            <text:p>2.8</text:p>
          </table:table-cell>
          <table:table-cell table:style-name="ce1" table:formula="of:=[.D57]+[.C58]" office:value-type="float" office:value="92.4" calcext:value-type="float">
            <text:p>92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string" calcext:value-type="string">
            <text:p>スイッチバック駅</text:p>
          </table:table-cell>
          <table:table-cell table:number-columns-repeated="16375"/>
        </table:table-row>
        <table:table-row table:style-name="ro1" table:visibility="collapse">
          <table:table-cell table:formula="of:=&quot;B&quot;&amp;LEFTB([.B59]&amp;&quot;                    &quot;;20)&amp;TEXT([.C59];&quot;00.0&quot;)" office:value-type="string" office:string-value="B上大平台信号場      00.0" calcext:value-type="string">
            <text:p>B上大平台信号場 <text:s text:c="5"/>00.0</text:p>
          </table:table-cell>
          <table:table-cell office:value-type="string" calcext:value-type="string">
            <text:p>上大平台信号場</text:p>
          </table:table-cell>
          <table:table-cell/>
          <table:table-cell table:style-name="ce1" table:formula="of:=[.D58]+[.C59]" office:value-type="float" office:value="92.4" calcext:value-type="float">
            <text:p>92.4</text:p>
          </table:table-cell>
          <table:table-cell table:style-name="ce1" office:value-type="string" calcext:value-type="string">
            <text:p>｜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string" calcext:value-type="string">
            <text:p>スイッチバック信号所</text:p>
          </table:table-cell>
          <table:table-cell table:number-columns-repeated="16375"/>
        </table:table-row>
        <table:table-row table:style-name="ro1" table:visibility="collapse">
          <table:table-cell table:formula="of:=&quot;B&quot;&amp;LEFTB([.B60]&amp;&quot;                    &quot;;20)&amp;TEXT([.C60];&quot;00.0&quot;)" office:value-type="string" office:string-value="B仙人台信号場        00.0" calcext:value-type="string">
            <text:p>B仙人台信号場 <text:s text:c="7"/>00.0</text:p>
          </table:table-cell>
          <table:table-cell office:value-type="string" calcext:value-type="string">
            <text:p>仙人台信号場</text:p>
          </table:table-cell>
          <table:table-cell/>
          <table:table-cell table:style-name="ce1" table:formula="of:=[.D59]+[.C60]" office:value-type="float" office:value="92.4" calcext:value-type="float">
            <text:p>92.4</text:p>
          </table:table-cell>
          <table:table-cell table:style-name="ce1" office:value-type="string" calcext:value-type="string">
            <text:p>｜</text:p>
          </table:table-cell>
          <table:table-cell table:number-columns-repeated="3" table:style-name="ce1" office:value-type="string" calcext:value-type="string">
            <text:p><text:s/></text:p>
          </table:table-cell>
          <table:table-cell table:style-name="ce1" office:value-type="string" calcext:value-type="string">
            <text:p>信号所</text:p>
          </table:table-cell>
          <table:table-cell table:number-columns-repeated="16375"/>
        </table:table-row>
        <table:table-row table:style-name="ro1">
          <table:table-cell table:formula="of:=&quot;B&quot;&amp;LEFTB([.B61]&amp;&quot;                    &quot;;20)&amp;TEXT([.C61];&quot;00.0&quot;)" office:value-type="string" office:string-value="B宮ノ下駅            02.2" calcext:value-type="string">
            <text:p>B宮ノ下駅 <text:s text:c="11"/>02.2</text:p>
          </table:table-cell>
          <table:table-cell office:value-type="string" calcext:value-type="string">
            <text:p>宮ノ下駅</text:p>
          </table:table-cell>
          <table:table-cell table:style-name="ce1" office:value-type="float" office:value="2.2" calcext:value-type="float">
            <text:p>2.2</text:p>
          </table:table-cell>
          <table:table-cell table:style-name="ce1" table:formula="of:=[.D60]+[.C61]" office:value-type="float" office:value="94.6" calcext:value-type="float">
            <text:p>94.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4" table:style-name="ce1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formula="of:=&quot;B&quot;&amp;LEFTB([.B62]&amp;&quot;                    &quot;;20)&amp;TEXT([.C62];&quot;00.0&quot;)" office:value-type="string" office:string-value="B小涌谷駅            01.3" calcext:value-type="string">
            <text:p>B小涌谷駅 <text:s text:c="11"/>01.3</text:p>
          </table:table-cell>
          <table:table-cell office:value-type="string" calcext:value-type="string">
            <text:p>小涌谷駅</text:p>
          </table:table-cell>
          <table:table-cell table:style-name="ce1" office:value-type="float" office:value="1.3" calcext:value-type="float">
            <text:p>1.3</text:p>
          </table:table-cell>
          <table:table-cell table:style-name="ce1" table:formula="of:=[.D61]+[.C62]" office:value-type="float" office:value="95.9" calcext:value-type="float">
            <text:p>95.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 table:style-name="ce1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formula="of:=&quot;B&quot;&amp;LEFTB([.B63]&amp;&quot;                    &quot;;20)&amp;TEXT([.C63];&quot;00.0&quot;)" office:value-type="string" office:string-value="B彫刻の森駅          00.9" calcext:value-type="string">
            <text:p>B彫刻の森駅 <text:s text:c="9"/>00.9</text:p>
          </table:table-cell>
          <table:table-cell office:value-type="string" calcext:value-type="string">
            <text:p>彫刻の森駅</text:p>
          </table:table-cell>
          <table:table-cell table:style-name="ce1" office:value-type="float" office:value="0.9" calcext:value-type="float">
            <text:p>0.9</text:p>
          </table:table-cell>
          <table:table-cell table:style-name="ce1" table:formula="of:=[.D62]+[.C63]" office:value-type="float" office:value="96.8" calcext:value-type="float">
            <text:p>96.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 table:style-name="ce1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formula="of:=&quot;B&quot;&amp;LEFTB([.B64]&amp;&quot;                    &quot;;20)&amp;TEXT([.C64];&quot;00.0&quot;)" office:value-type="string" office:string-value="B強羅駅              00.7" calcext:value-type="string">
            <text:p>B強羅駅 <text:s text:c="13"/>00.7</text:p>
          </table:table-cell>
          <table:table-cell office:value-type="string" calcext:value-type="string">
            <text:p>強羅駅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[.D63]+[.C64]" office:value-type="float" office:value="97.5" calcext:value-type="float">
            <text:p>97.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箱根登山鉄道：箱根登山ケーブルカー</text:p>
          </table:table-cell>
          <table:table-cell table:number-columns-repeated="16376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宇都宮線" table:style-name="ta3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2" table:number-columns-repeated="16382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 office:value-type="string" calcext:value-type="string">
            <text:p>湘南新宿ライン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駅名</text:p>
          </table:table-cell>
          <table:table-cell table:number-columns-repeated="2" table:style-name="ce1" office:value-type="string" calcext:value-type="string">
            <text:p>営業キロ</text:p>
          </table:table-cell>
          <table:table-cell table:style-name="ce1" office:value-type="string" calcext:value-type="string">
            <text:p>普通</text:p>
          </table:table-cell>
          <table:table-cell table:style-name="ce1" office:value-type="string" calcext:value-type="string">
            <text:p>快速</text:p>
          </table:table-cell>
          <table:table-cell table:style-name="ce1" office:value-type="string" calcext:value-type="string">
            <text:p>快速ラビット</text:p>
          </table:table-cell>
          <table:table-cell table:style-name="ce1" office:value-type="string" calcext:value-type="string">
            <text:p>通勤快速</text:p>
          </table:table-cell>
          <table:table-cell table:style-name="ce1" office:value-type="string" calcext:value-type="string">
            <text:p>ホームライナー古河</text:p>
          </table:table-cell>
          <table:table-cell table:number-columns-repeated="16375"/>
        </table:table-row>
        <table:table-row table:style-name="ro1">
          <table:table-cell table:formula="of:=&quot;C&quot;&amp;LEFTB([.B4]&amp;&quot;                    &quot;;20)&amp;TEXT([.C4];&quot;00.0&quot;)" office:value-type="string" office:string-value="C上野駅              00.0" calcext:value-type="string">
            <text:p>C上野駅 <text:s text:c="13"/>00.0</text:p>
          </table:table-cell>
          <table:table-cell office:value-type="string" calcext:value-type="string">
            <text:p>上野駅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formula="of:=&quot;C&quot;&amp;LEFTB([.B5]&amp;&quot;                    &quot;;20)&amp;TEXT([.C5];&quot;00.0&quot;)" office:value-type="string" office:string-value="C尾久駅              04.8" calcext:value-type="string">
            <text:p>C尾久駅 <text:s text:c="13"/>04.8</text:p>
          </table:table-cell>
          <table:table-cell office:value-type="string" calcext:value-type="string">
            <text:p>尾久駅</text:p>
          </table:table-cell>
          <table:table-cell table:style-name="ce1" table:formula="of:=[.D5]-[.D4]" office:value-type="float" office:value="4.8" calcext:value-type="float">
            <text:p>4.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北区</text:p>
          </table:table-cell>
          <table:table-cell table:number-columns-repeated="16375"/>
        </table:table-row>
        <table:table-row table:style-name="ro1">
          <table:table-cell table:formula="of:=&quot;C&quot;&amp;LEFTB([.B6]&amp;&quot;                    &quot;;20)&amp;TEXT([.C6];&quot;00.0&quot;)" office:value-type="string" office:string-value="C赤羽駅              05.0" calcext:value-type="string">
            <text:p>C赤羽駅 <text:s text:c="13"/>05.0</text:p>
          </table:table-cell>
          <table:table-cell office:value-type="string" calcext:value-type="string">
            <text:p>赤羽駅</text:p>
          </table:table-cell>
          <table:table-cell table:style-name="ce1" table:formula="of:=[.D6]-[.D5]" office:value-type="float" office:value="5" calcext:value-type="float">
            <text:p>5</text:p>
          </table:table-cell>
          <table:table-cell table:style-name="ce1" office:value-type="float" office:value="9.8" calcext:value-type="float">
            <text:p>9.8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東日本旅客鉄道：京浜東北線・埼京線・湘南新宿ライン</text:p>
          </table:table-cell>
          <table:table-cell table:number-columns-repeated="16374"/>
        </table:table-row>
        <table:table-row table:style-name="ro1">
          <table:table-cell table:formula="of:=&quot;C&quot;&amp;LEFTB([.B7]&amp;&quot;                    &quot;;20)&amp;TEXT([.C7];&quot;00.0&quot;)" office:value-type="string" office:string-value="C浦和駅              11.0" calcext:value-type="string">
            <text:p>C浦和駅 <text:s text:c="13"/>11.0</text:p>
          </table:table-cell>
          <table:table-cell office:value-type="string" calcext:value-type="string">
            <text:p>浦和駅</text:p>
          </table:table-cell>
          <table:table-cell table:style-name="ce1" table:formula="of:=[.D7]-[.D6]" office:value-type="float" office:value="11" calcext:value-type="float">
            <text:p>11</text:p>
          </table:table-cell>
          <table:table-cell table:style-name="ce1" office:value-type="float" office:value="20.8" calcext:value-type="float">
            <text:p>20.8</text:p>
          </table:table-cell>
          <table:table-cell table:number-columns-repeated="2" table:style-name="ce1" office:value-type="string" calcext:value-type="string">
            <text:p>｜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▲</text:p>
          </table:table-cell>
          <table:table-cell table:style-name="ce1" office:value-type="string" calcext:value-type="string">
            <text:p>東日本旅客鉄道：京浜東北線</text:p>
          </table:table-cell>
          <table:table-cell table:style-name="ce1" office:value-type="string" calcext:value-type="string">
            <text:p>埼玉県</text:p>
          </table:table-cell>
          <table:table-cell table:style-name="ce1" office:value-type="string" calcext:value-type="string">
            <text:p>さいたま市浦和区</text:p>
          </table:table-cell>
          <table:table-cell table:number-columns-repeated="16372"/>
        </table:table-row>
        <table:table-row table:style-name="ro1">
          <table:table-cell table:formula="of:=&quot;C&quot;&amp;LEFTB([.B8]&amp;&quot;                    &quot;;20)&amp;TEXT([.C8];&quot;00.0&quot;)" office:value-type="string" office:string-value="Cさいたま新都心駅    04.5" calcext:value-type="string">
            <text:p>Cさいたま新都心駅 <text:s text:c="3"/>04.5</text:p>
          </table:table-cell>
          <table:table-cell office:value-type="string" calcext:value-type="string">
            <text:p>さいたま新都心駅</text:p>
          </table:table-cell>
          <table:table-cell table:style-name="ce1" table:formula="of:=[.D8]-[.D7]" office:value-type="float" office:value="4.5" calcext:value-type="float">
            <text:p>4.5</text:p>
          </table:table-cell>
          <table:table-cell table:style-name="ce1" office:value-type="float" office:value="25.3" calcext:value-type="float">
            <text:p>25.3</text:p>
          </table:table-cell>
          <table:table-cell table:number-columns-repeated="5" table:style-name="ce1" office:value-type="string" calcext:value-type="string">
            <text:p>｜</text:p>
          </table:table-cell>
          <table:table-cell table:style-name="ce1" office:value-type="string" calcext:value-type="string">
            <text:p>東日本旅客鉄道：京浜東北線</text:p>
          </table:table-cell>
          <table:table-cell table:style-name="ce1" office:value-type="string" calcext:value-type="string">
            <text:p>さいたま市大宮区</text:p>
          </table:table-cell>
          <table:table-cell table:number-columns-repeated="16373"/>
        </table:table-row>
        <table:table-row table:style-name="ro1">
          <table:table-cell table:formula="of:=&quot;C&quot;&amp;LEFTB([.B9]&amp;&quot;                    &quot;;20)&amp;TEXT([.C9];&quot;00.0&quot;)" office:value-type="string" office:string-value="C大宮駅              01.6" calcext:value-type="string">
            <text:p>C大宮駅 <text:s text:c="13"/>01.6</text:p>
          </table:table-cell>
          <table:table-cell office:value-type="string" calcext:value-type="string">
            <text:p>大宮駅</text:p>
          </table:table-cell>
          <table:table-cell table:style-name="ce1" table:formula="of:=[.D9]-[.D8]" office:value-type="float" office:value="1.6" calcext:value-type="float">
            <text:p>1.6</text:p>
          </table:table-cell>
          <table:table-cell table:style-name="ce1" office:value-type="float" office:value="26.9" calcext:value-type="float">
            <text:p>26.9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▼</text:p>
          </table:table-cell>
          <table:table-cell table:style-name="ce1" office:value-type="string" calcext:value-type="string">
            <text:p>東日本旅客鉄道：東北新幹線・上越新幹線（長野新幹線）・京浜東北線・埼京線・川越線・高崎線</text:p>
          </table:table-cell>
          <table:table-cell table:number-columns-repeated="16374"/>
        </table:table-row>
        <table:table-row table:style-name="ro1">
          <table:table-cell table:formula="of:=&quot;C&quot;&amp;LEFTB([.B10]&amp;&quot;                    &quot;;20)&amp;TEXT([.C10];&quot;00.0&quot;)" office:value-type="string" office:string-value="C土呂駅              03.0" calcext:value-type="string">
            <text:p>C土呂駅 <text:s text:c="13"/>03.0</text:p>
          </table:table-cell>
          <table:table-cell office:value-type="string" calcext:value-type="string">
            <text:p>土呂駅</text:p>
          </table:table-cell>
          <table:table-cell table:style-name="ce1" table:formula="of:=[.D10]-[.D9]" office:value-type="float" office:value="3" calcext:value-type="float">
            <text:p>3</text:p>
          </table:table-cell>
          <table:table-cell table:style-name="ce1" office:value-type="float" office:value="29.9" calcext:value-type="float">
            <text:p>29.9</text:p>
          </table:table-cell>
          <table:table-cell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さいたま市北区</text:p>
          </table:table-cell>
          <table:table-cell table:number-columns-repeated="16373"/>
        </table:table-row>
        <table:table-row table:style-name="ro1">
          <table:table-cell table:formula="of:=&quot;C&quot;&amp;LEFTB([.B11]&amp;&quot;                    &quot;;20)&amp;TEXT([.C11];&quot;00.0&quot;)" office:value-type="string" office:string-value="C東大宮駅            02.1" calcext:value-type="string">
            <text:p>C東大宮駅 <text:s text:c="11"/>02.1</text:p>
          </table:table-cell>
          <table:table-cell office:value-type="string" calcext:value-type="string">
            <text:p>東大宮駅</text:p>
          </table:table-cell>
          <table:table-cell table:style-name="ce1" table:formula="of:=[.D11]-[.D10]" office:value-type="float" office:value="2.1" calcext:value-type="float">
            <text:p>2.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●</text:p>
          </table:table-cell>
          <table:table-cell table:number-columns-repeated="3" table:style-name="ce1" office:value-type="string" calcext:value-type="string">
            <text:p>｜</text:p>
          </table:table-cell>
          <table:table-cell table:style-name="ce1" office:value-type="string" calcext:value-type="string">
            <text:p>▼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さいたま市見沼区</text:p>
          </table:table-cell>
          <table:table-cell table:number-columns-repeated="16373"/>
        </table:table-row>
        <table:table-row table:style-name="ro1">
          <table:table-cell table:formula="of:=&quot;C&quot;&amp;LEFTB([.B12]&amp;&quot;                    &quot;;20)&amp;TEXT([.C12];&quot;00.0&quot;)" office:value-type="string" office:string-value="C蓮田駅              03.8" calcext:value-type="string">
            <text:p>C蓮田駅 <text:s text:c="13"/>03.8</text:p>
          </table:table-cell>
          <table:table-cell office:value-type="string" calcext:value-type="string">
            <text:p>蓮田駅</text:p>
          </table:table-cell>
          <table:table-cell table:style-name="ce1" table:formula="of:=[.D12]-[.D11]" office:value-type="float" office:value="3.8" calcext:value-type="float">
            <text:p>3.8</text:p>
          </table:table-cell>
          <table:table-cell table:style-name="ce1" office:value-type="float" office:value="35.8" calcext:value-type="float">
            <text:p>35.8</text:p>
          </table:table-cell>
          <table:table-cell table:number-columns-repeated="3" table:style-name="ce1" office:value-type="string" calcext:value-type="string">
            <text:p>●</text:p>
          </table:table-cell>
          <table:table-cell table:style-name="ce1" office:value-type="string" calcext:value-type="string">
            <text:p>｜</text:p>
          </table:table-cell>
          <table:table-cell table:style-name="ce1" office:value-type="string" calcext:value-type="string">
            <text:p>▼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蓮田市</text:p>
          </table:table-cell>
          <table:table-cell table:number-columns-repeated="16373"/>
        </table:table-row>
        <table:table-row table:style-name="ro1">
          <table:table-cell table:formula="of:=&quot;C&quot;&amp;LEFTB([.B13]&amp;&quot;                    &quot;;20)&amp;TEXT([.C13];&quot;00.0&quot;)" office:value-type="string" office:string-value="C白岡駅              04.3" calcext:value-type="string">
            <text:p>C白岡駅 <text:s text:c="13"/>04.3</text:p>
          </table:table-cell>
          <table:table-cell office:value-type="string" calcext:value-type="string">
            <text:p>白岡駅</text:p>
          </table:table-cell>
          <table:table-cell table:style-name="ce1" table:formula="of:=[.D13]-[.D12]" office:value-type="float" office:value="4.3" calcext:value-type="float">
            <text:p>4.3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南埼玉郡白岡町</text:p>
          </table:table-cell>
          <table:table-cell table:number-columns-repeated="16373"/>
        </table:table-row>
        <table:table-row table:style-name="ro1">
          <table:table-cell table:formula="of:=&quot;C&quot;&amp;LEFTB([.B14]&amp;&quot;                    &quot;;20)&amp;TEXT([.C14];&quot;00.0&quot;)" office:value-type="string" office:string-value="C新白岡駅            02.4" calcext:value-type="string">
            <text:p>C新白岡駅 <text:s text:c="11"/>02.4</text:p>
          </table:table-cell>
          <table:table-cell office:value-type="string" calcext:value-type="string">
            <text:p>新白岡駅</text:p>
          </table:table-cell>
          <table:table-cell table:style-name="ce1" table:formula="of:=[.D14]-[.D13]" office:value-type="float" office:value="2.4" calcext:value-type="float">
            <text:p>2.4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number-columns-repeated="16374"/>
        </table:table-row>
        <table:table-row table:style-name="ro1">
          <table:table-cell table:formula="of:=&quot;C&quot;&amp;LEFTB([.B15]&amp;&quot;                    &quot;;20)&amp;TEXT([.C15];&quot;00.0&quot;)" office:value-type="string" office:string-value="C久喜駅              03.0" calcext:value-type="string">
            <text:p>C久喜駅 <text:s text:c="13"/>03.0</text:p>
          </table:table-cell>
          <table:table-cell office:value-type="string" calcext:value-type="string">
            <text:p>久喜駅</text:p>
          </table:table-cell>
          <table:table-cell table:style-name="ce1" table:formula="of:=[.D15]-[.D14]" office:value-type="float" office:value="3" calcext:value-type="float">
            <text:p>3</text:p>
          </table:table-cell>
          <table:table-cell table:style-name="ce1" office:value-type="float" office:value="45.5" calcext:value-type="float">
            <text:p>45.5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▼</text:p>
          </table:table-cell>
          <table:table-cell table:style-name="ce1" office:value-type="string" calcext:value-type="string">
            <text:p>東武鉄道：伊勢崎線</text:p>
          </table:table-cell>
          <table:table-cell table:style-name="ce1" office:value-type="string" calcext:value-type="string">
            <text:p>久喜市</text:p>
          </table:table-cell>
          <table:table-cell table:number-columns-repeated="16373"/>
        </table:table-row>
        <table:table-row table:style-name="ro1">
          <table:table-cell table:formula="of:=&quot;C&quot;&amp;LEFTB([.B16]&amp;&quot;                    &quot;;20)&amp;TEXT([.C16];&quot;00.0&quot;)" office:value-type="string" office:string-value="C東鷲宮駅            02.7" calcext:value-type="string">
            <text:p>C東鷲宮駅 <text:s text:c="11"/>02.7</text:p>
          </table:table-cell>
          <table:table-cell office:value-type="string" calcext:value-type="string">
            <text:p>東鷲宮駅</text:p>
          </table:table-cell>
          <table:table-cell table:style-name="ce1" table:formula="of:=[.D16]-[.D15]" office:value-type="float" office:value="2.7" calcext:value-type="float">
            <text:p>2.7</text:p>
          </table:table-cell>
          <table:table-cell table:style-name="ce1" office:value-type="float" office:value="48.2" calcext:value-type="float">
            <text:p>48.2</text:p>
          </table:table-cell>
          <table:table-cell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北葛飾郡鷲宮町</text:p>
          </table:table-cell>
          <table:table-cell table:number-columns-repeated="16373"/>
        </table:table-row>
        <table:table-row table:style-name="ro1">
          <table:table-cell table:formula="of:=&quot;C&quot;&amp;LEFTB([.B17]&amp;&quot;                    &quot;;20)&amp;TEXT([.C17];&quot;00.0&quot;)" office:value-type="string" office:string-value="C栗橋駅              05.6" calcext:value-type="string">
            <text:p>C栗橋駅 <text:s text:c="13"/>05.6</text:p>
          </table:table-cell>
          <table:table-cell office:value-type="string" calcext:value-type="string">
            <text:p>栗橋駅</text:p>
          </table:table-cell>
          <table:table-cell table:style-name="ce1" table:formula="of:=[.D17]-[.D16]" office:value-type="float" office:value="5.59999999999999" calcext:value-type="float">
            <text:p>5.59999999999999</text:p>
          </table:table-cell>
          <table:table-cell table:style-name="ce1" office:value-type="float" office:value="53.8" calcext:value-type="float">
            <text:p>53.8</text:p>
          </table:table-cell>
          <table:table-cell table:style-name="ce1" office:value-type="string" calcext:value-type="string">
            <text:p>●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東武鉄道：日光線</text:p>
          </table:table-cell>
          <table:table-cell table:style-name="ce1" office:value-type="string" calcext:value-type="string">
            <text:p>北葛飾郡栗橋町</text:p>
          </table:table-cell>
          <table:table-cell table:number-columns-repeated="16373"/>
        </table:table-row>
        <table:table-row table:style-name="ro1">
          <table:table-cell table:formula="of:=&quot;C&quot;&amp;LEFTB([.B18]&amp;&quot;                    &quot;;20)&amp;TEXT([.C18];&quot;00.0&quot;)" office:value-type="string" office:string-value="C古河駅              07.5" calcext:value-type="string">
            <text:p>C古河駅 <text:s text:c="13"/>07.5</text:p>
          </table:table-cell>
          <table:table-cell office:value-type="string" calcext:value-type="string">
            <text:p>古河駅</text:p>
          </table:table-cell>
          <table:table-cell table:style-name="ce1" table:formula="of:=[.D18]-[.D17]" office:value-type="float" office:value="7.5" calcext:value-type="float">
            <text:p>7.5</text:p>
          </table:table-cell>
          <table:table-cell table:style-name="ce1" office:value-type="float" office:value="61.3" calcext:value-type="float">
            <text:p>61.3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▼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茨城県古河市</text:p>
          </table:table-cell>
          <table:table-cell table:number-columns-repeated="16373"/>
        </table:table-row>
        <table:table-row table:style-name="ro1">
          <table:table-cell table:formula="of:=&quot;C&quot;&amp;LEFTB([.B19]&amp;&quot;                    &quot;;20)&amp;TEXT([.C19];&quot;00.0&quot;)" office:value-type="string" office:string-value="C野木駅              04.7" calcext:value-type="string">
            <text:p>C野木駅 <text:s text:c="13"/>04.7</text:p>
          </table:table-cell>
          <table:table-cell office:value-type="string" calcext:value-type="string">
            <text:p>野木駅</text:p>
          </table:table-cell>
          <table:table-cell table:style-name="ce1" table:formula="of:=[.D19]-[.D18]" office:value-type="float" office:value="4.7" calcext:value-type="float">
            <text:p>4.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●</text:p>
          </table:table-cell>
          <table:table-cell table:number-columns-repeated="3" table:style-name="ce1" office:value-type="string" calcext:value-type="string">
            <text:p>｜</text:p>
          </table:table-cell>
          <table:table-cell table:style-name="ce1" office:value-type="string" calcext:value-type="string">
            <text:p>新宿駅</text:p>
          </table:table-cell>
          <table:table-cell table:number-columns-repeated="16375"/>
        </table:table-row>
        <table:table-row table:style-name="ro1">
          <table:table-cell table:formula="of:=&quot;C&quot;&amp;LEFTB([.B20]&amp;&quot;                    &quot;;20)&amp;TEXT([.C20];&quot;00.0&quot;)" office:value-type="string" office:string-value="C間々田駅            03.9" calcext:value-type="string">
            <text:p>C間々田駅 <text:s text:c="11"/>03.9</text:p>
          </table:table-cell>
          <table:table-cell office:value-type="string" calcext:value-type="string">
            <text:p>間々田駅</text:p>
          </table:table-cell>
          <table:table-cell table:style-name="ce1" table:formula="of:=[.D20]-[.D19]" office:value-type="float" office:value="3.90000000000001" calcext:value-type="float">
            <text:p>3.90000000000001</text:p>
          </table:table-cell>
          <table:table-cell table:style-name="ce1" office:value-type="float" office:value="69.9" calcext:value-type="float">
            <text:p>69.9</text:p>
          </table:table-cell>
          <table:table-cell table:style-name="ce1" office:value-type="string" calcext:value-type="string">
            <text:p>●</text:p>
          </table:table-cell>
          <table:table-cell table:number-columns-repeated="3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小山市</text:p>
          </table:table-cell>
          <table:table-cell table:number-columns-repeated="16374"/>
        </table:table-row>
        <table:table-row table:style-name="ro1">
          <table:table-cell table:formula="of:=&quot;C&quot;&amp;LEFTB([.B21]&amp;&quot;                    &quot;;20)&amp;TEXT([.C21];&quot;00.0&quot;)" office:value-type="string" office:string-value="C小山駅              07.3" calcext:value-type="string">
            <text:p>C小山駅 <text:s text:c="13"/>07.3</text:p>
          </table:table-cell>
          <table:table-cell office:value-type="string" calcext:value-type="string">
            <text:p>小山駅</text:p>
          </table:table-cell>
          <table:table-cell table:style-name="ce1" table:formula="of:=[.D21]-[.D20]" office:value-type="float" office:value="7.3" calcext:value-type="float">
            <text:p>7.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東日本旅客鉄道：東北新幹線・両毛線・水戸線</text:p>
          </table:table-cell>
          <table:table-cell table:number-columns-repeated="16375"/>
        </table:table-row>
        <table:table-row table:style-name="ro1">
          <table:table-cell table:formula="of:=&quot;C&quot;&amp;LEFTB([.B22]&amp;&quot;                    &quot;;20)&amp;TEXT([.C22];&quot;00.0&quot;)" office:value-type="string" office:string-value="C小金井駅            07.5" calcext:value-type="string">
            <text:p>C小金井駅 <text:s text:c="11"/>07.5</text:p>
          </table:table-cell>
          <table:table-cell office:value-type="string" calcext:value-type="string">
            <text:p>小金井駅</text:p>
          </table:table-cell>
          <table:table-cell table:style-name="ce1" table:formula="of:=[.D22]-[.D21]" office:value-type="float" office:value="7.5" calcext:value-type="float">
            <text:p>7.5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下野市</text:p>
          </table:table-cell>
          <table:table-cell table:number-columns-repeated="16374"/>
        </table:table-row>
        <table:table-row table:style-name="ro1">
          <table:table-cell table:formula="of:=&quot;C&quot;&amp;LEFTB([.B23]&amp;&quot;                    &quot;;20)&amp;TEXT([.C23];&quot;00.0&quot;)" office:value-type="string" office:string-value="C自治医大駅          02.6" calcext:value-type="string">
            <text:p>C自治医大駅 <text:s text:c="9"/>02.6</text:p>
          </table:table-cell>
          <table:table-cell office:value-type="string" calcext:value-type="string">
            <text:p>自治医大駅</text:p>
          </table:table-cell>
          <table:table-cell table:style-name="ce1" table:formula="of:=[.D23]-[.D22]" office:value-type="float" office:value="2.59999999999999" calcext:value-type="float">
            <text:p>2.59999999999999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formula="of:=&quot;C&quot;&amp;LEFTB([.B24]&amp;&quot;                    &quot;;20)&amp;TEXT([.C24];&quot;00.0&quot;)" office:value-type="string" office:string-value="C石橋駅              04.7" calcext:value-type="string">
            <text:p>C石橋駅 <text:s text:c="13"/>04.7</text:p>
          </table:table-cell>
          <table:table-cell office:value-type="string" calcext:value-type="string">
            <text:p>石橋駅</text:p>
          </table:table-cell>
          <table:table-cell table:style-name="ce1" table:formula="of:=[.D24]-[.D23]" office:value-type="float" office:value="4.7" calcext:value-type="float">
            <text:p>4.7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formula="of:=&quot;C&quot;&amp;LEFTB([.B25]&amp;&quot;                    &quot;;20)&amp;TEXT([.C25];&quot;00.0&quot;)" office:value-type="string" office:string-value="C（貨）宇都宮貨物ター01.2" calcext:value-type="string">
            <text:p>C（貨）宇都宮貨物ター01.2</text:p>
          </table:table-cell>
          <table:table-cell office:value-type="string" calcext:value-type="string">
            <text:p>（貨）宇都宮貨物ターミナル駅</text:p>
          </table:table-cell>
          <table:table-cell table:style-name="ce1" table:formula="of:=[.D25]-[.D24]" office:value-type="float" office:value="1.2" calcext:value-type="float">
            <text:p>1.2</text:p>
          </table:table-cell>
          <table:table-cell table:style-name="ce1" office:value-type="float" office:value="93.2" calcext:value-type="float">
            <text:p>93.2</text:p>
          </table:table-cell>
          <table:table-cell table:number-columns-repeated="4" table:style-name="ce1" office:value-type="string" calcext:value-type="string">
            <text:p>｜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河内郡上三川町</text:p>
          </table:table-cell>
          <table:table-cell table:number-columns-repeated="16374"/>
        </table:table-row>
        <table:table-row table:style-name="ro1">
          <table:table-cell table:formula="of:=&quot;C&quot;&amp;LEFTB([.B26]&amp;&quot;                    &quot;;20)&amp;TEXT([.C26];&quot;00.0&quot;)" office:value-type="string" office:string-value="C雀宮駅              05.2" calcext:value-type="string">
            <text:p>C雀宮駅 <text:s text:c="13"/>05.2</text:p>
          </table:table-cell>
          <table:table-cell office:value-type="string" calcext:value-type="string">
            <text:p>雀宮駅</text:p>
          </table:table-cell>
          <table:table-cell table:style-name="ce1" table:formula="of:=[.D26]-[.D25]" office:value-type="float" office:value="5.2" calcext:value-type="float">
            <text:p>5.2</text:p>
          </table:table-cell>
          <table:table-cell table:style-name="ce1" office:value-type="float" office:value="98.4" calcext:value-type="float">
            <text:p>98.4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宇都宮市</text:p>
          </table:table-cell>
          <table:table-cell table:number-columns-repeated="16374"/>
        </table:table-row>
        <table:table-row table:style-name="ro1">
          <table:table-cell table:formula="of:=&quot;C&quot;&amp;LEFTB([.B27]&amp;&quot;                    &quot;;20)&amp;TEXT([.C27];&quot;00.0&quot;)" office:value-type="string" office:string-value="C宇都宮駅            07.7" calcext:value-type="string">
            <text:p>C宇都宮駅 <text:s text:c="11"/>07.7</text:p>
          </table:table-cell>
          <table:table-cell office:value-type="string" calcext:value-type="string">
            <text:p>宇都宮駅</text:p>
          </table:table-cell>
          <table:table-cell table:style-name="ce1" table:formula="of:=[.D27]-[.D26]" office:value-type="float" office:value="7.69999999999999" calcext:value-type="float">
            <text:p>7.69999999999999</text:p>
          </table:table-cell>
          <table:table-cell table:style-name="ce1" office:value-type="float" office:value="106.1" calcext:value-type="float">
            <text:p>106.1</text:p>
          </table:table-cell>
          <table:table-cell table:number-columns-repeated="4" table:style-name="ce1" office:value-type="string" calcext:value-type="string">
            <text:p>●</text:p>
          </table:table-cell>
          <table:table-cell table:style-name="ce1" office:value-type="string" calcext:value-type="string">
            <text:p>東日本旅客鉄道：東北新幹線・日光線</text:p>
          </table:table-cell>
          <table:table-cell table:number-columns-repeated="16375"/>
        </table:table-row>
        <table:table-row table:style-name="ro1">
          <table:table-cell table:formula="of:=&quot;C&quot;&amp;LEFTB([.B28]&amp;&quot;                    &quot;;20)&amp;TEXT([.C28];&quot;00.0&quot;)" office:value-type="string" office:string-value="C岡本駅              06.2" calcext:value-type="string">
            <text:p>C岡本駅 <text:s text:c="13"/>06.2</text:p>
          </table:table-cell>
          <table:table-cell office:value-type="string" calcext:value-type="string">
            <text:p>岡本駅</text:p>
          </table:table-cell>
          <table:table-cell table:style-name="ce1" table:formula="of:=[.D28]-[.D27]" office:value-type="float" office:value="6.2" calcext:value-type="float">
            <text:p>6.2</text:p>
          </table:table-cell>
          <table:table-cell table:style-name="ce1" office:value-type="float" office:value="112.3" calcext:value-type="float">
            <text:p>112.3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formula="of:=&quot;C&quot;&amp;LEFTB([.B29]&amp;&quot;                    &quot;;20)&amp;TEXT([.C29];&quot;00.0&quot;)" office:value-type="string" office:string-value="C宝積寺駅            05.5" calcext:value-type="string">
            <text:p>C宝積寺駅 <text:s text:c="11"/>05.5</text:p>
          </table:table-cell>
          <table:table-cell office:value-type="string" calcext:value-type="string">
            <text:p>宝積寺駅</text:p>
          </table:table-cell>
          <table:table-cell table:style-name="ce1" table:formula="of:=[.D29]-[.D28]" office:value-type="float" office:value="5.5" calcext:value-type="float">
            <text:p>5.5</text:p>
          </table:table-cell>
          <table:table-cell table:style-name="ce1" office:value-type="float" office:value="117.8" calcext:value-type="float">
            <text:p>117.8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東日本旅客鉄道：烏山線（宇都宮駅まで直通あり）</text:p>
          </table:table-cell>
          <table:table-cell table:style-name="ce1" office:value-type="string" calcext:value-type="string">
            <text:p>塩谷郡高根沢町</text:p>
          </table:table-cell>
          <table:table-cell table:number-columns-repeated="16376"/>
        </table:table-row>
        <table:table-row table:style-name="ro1">
          <table:table-cell table:formula="of:=&quot;C&quot;&amp;LEFTB([.B30]&amp;&quot;                    &quot;;20)&amp;TEXT([.C30];&quot;00.0&quot;)" office:value-type="string" office:string-value="C氏家駅              05.9" calcext:value-type="string">
            <text:p>C氏家駅 <text:s text:c="13"/>05.9</text:p>
          </table:table-cell>
          <table:table-cell office:value-type="string" calcext:value-type="string">
            <text:p>氏家駅</text:p>
          </table:table-cell>
          <table:table-cell table:style-name="ce1" table:formula="of:=[.D30]-[.D29]" office:value-type="float" office:value="5.90000000000001" calcext:value-type="float">
            <text:p>5.90000000000001</text:p>
          </table:table-cell>
          <table:table-cell table:style-name="ce1" office:value-type="float" office:value="123.7" calcext:value-type="float">
            <text:p>123.7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さくら市</text:p>
          </table:table-cell>
          <table:table-cell table:number-columns-repeated="16376"/>
        </table:table-row>
        <table:table-row table:style-name="ro1">
          <table:table-cell table:formula="of:=&quot;C&quot;&amp;LEFTB([.B31]&amp;&quot;                    &quot;;20)&amp;TEXT([.C31];&quot;00.0&quot;)" office:value-type="string" office:string-value="C蒲須坂駅            04.5" calcext:value-type="string">
            <text:p>C蒲須坂駅 <text:s text:c="11"/>04.5</text:p>
          </table:table-cell>
          <table:table-cell office:value-type="string" calcext:value-type="string">
            <text:p>蒲須坂駅</text:p>
          </table:table-cell>
          <table:table-cell table:style-name="ce1" table:formula="of:=[.D31]-[.D30]" office:value-type="float" office:value="4.49999999999999" calcext:value-type="float">
            <text:p>4.49999999999999</text:p>
          </table:table-cell>
          <table:table-cell table:style-name="ce1" office:value-type="float" office:value="128.2" calcext:value-type="float">
            <text:p>128.2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formula="of:=&quot;C&quot;&amp;LEFTB([.B32]&amp;&quot;                    &quot;;20)&amp;TEXT([.C32];&quot;00.0&quot;)" office:value-type="string" office:string-value="C片岡駅              03.9" calcext:value-type="string">
            <text:p>C片岡駅 <text:s text:c="13"/>03.9</text:p>
          </table:table-cell>
          <table:table-cell office:value-type="string" calcext:value-type="string">
            <text:p>片岡駅</text:p>
          </table:table-cell>
          <table:table-cell table:style-name="ce1" table:formula="of:=[.D32]-[.D31]" office:value-type="float" office:value="3.90000000000001" calcext:value-type="float">
            <text:p>3.90000000000001</text:p>
          </table:table-cell>
          <table:table-cell table:style-name="ce1" office:value-type="float" office:value="132.1" calcext:value-type="float">
            <text:p>132.1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矢板市</text:p>
          </table:table-cell>
          <table:table-cell table:number-columns-repeated="16376"/>
        </table:table-row>
        <table:table-row table:style-name="ro1">
          <table:table-cell table:formula="of:=&quot;C&quot;&amp;LEFTB([.B33]&amp;&quot;                    &quot;;20)&amp;TEXT([.C33];&quot;00.0&quot;)" office:value-type="string" office:string-value="C矢板駅              06.3" calcext:value-type="string">
            <text:p>C矢板駅 <text:s text:c="13"/>06.3</text:p>
          </table:table-cell>
          <table:table-cell office:value-type="string" calcext:value-type="string">
            <text:p>矢板駅</text:p>
          </table:table-cell>
          <table:table-cell table:style-name="ce1" table:formula="of:=[.D33]-[.D32]" office:value-type="float" office:value="6.30000000000001" calcext:value-type="float">
            <text:p>6.30000000000001</text:p>
          </table:table-cell>
          <table:table-cell table:style-name="ce1" office:value-type="float" office:value="138.4" calcext:value-type="float">
            <text:p>138.4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formula="of:=&quot;C&quot;&amp;LEFTB([.B34]&amp;&quot;                    &quot;;20)&amp;TEXT([.C34];&quot;00.0&quot;)" office:value-type="string" office:string-value="C野崎駅              04.8" calcext:value-type="string">
            <text:p>C野崎駅 <text:s text:c="13"/>04.8</text:p>
          </table:table-cell>
          <table:table-cell office:value-type="string" calcext:value-type="string">
            <text:p>野崎駅</text:p>
          </table:table-cell>
          <table:table-cell table:style-name="ce1" table:formula="of:=[.D34]-[.D33]" office:value-type="float" office:value="4.79999999999998" calcext:value-type="float">
            <text:p>4.79999999999998</text:p>
          </table:table-cell>
          <table:table-cell table:style-name="ce1" office:value-type="float" office:value="143.2" calcext:value-type="float">
            <text:p>143.2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大田原市</text:p>
          </table:table-cell>
          <table:table-cell table:number-columns-repeated="16376"/>
        </table:table-row>
        <table:table-row table:style-name="ro1">
          <table:table-cell table:formula="of:=&quot;C&quot;&amp;LEFTB([.B35]&amp;&quot;                    &quot;;20)&amp;TEXT([.C35];&quot;00.0&quot;)" office:value-type="string" office:string-value="C西那須野駅          05.2" calcext:value-type="string">
            <text:p>C西那須野駅 <text:s text:c="9"/>05.2</text:p>
          </table:table-cell>
          <table:table-cell office:value-type="string" calcext:value-type="string">
            <text:p>西那須野駅</text:p>
          </table:table-cell>
          <table:table-cell table:style-name="ce1" table:formula="of:=[.D35]-[.D34]" office:value-type="float" office:value="5.20000000000002" calcext:value-type="float">
            <text:p>5.20000000000002</text:p>
          </table:table-cell>
          <table:table-cell table:style-name="ce1" office:value-type="float" office:value="148.4" calcext:value-type="float">
            <text:p>148.4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那須塩原市</text:p>
          </table:table-cell>
          <table:table-cell table:number-columns-repeated="16376"/>
        </table:table-row>
        <table:table-row table:style-name="ro1">
          <table:table-cell table:formula="of:=&quot;C&quot;&amp;LEFTB([.B36]&amp;&quot;                    &quot;;20)&amp;TEXT([.C36];&quot;00.0&quot;)" office:value-type="string" office:string-value="C那須塩原駅          06.0" calcext:value-type="string">
            <text:p>C那須塩原駅 <text:s text:c="9"/>06.0</text:p>
          </table:table-cell>
          <table:table-cell office:value-type="string" calcext:value-type="string">
            <text:p>那須塩原駅</text:p>
          </table:table-cell>
          <table:table-cell table:style-name="ce1" table:formula="of:=[.D36]-[.D35]" office:value-type="float" office:value="6" calcext:value-type="float">
            <text:p>6</text:p>
          </table:table-cell>
          <table:table-cell table:style-name="ce1" office:value-type="float" office:value="154.4" calcext:value-type="float">
            <text:p>154.4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東日本旅客鉄道：東北新幹線</text:p>
          </table:table-cell>
          <table:table-cell table:number-columns-repeated="16377"/>
        </table:table-row>
        <table:table-row table:style-name="ro1">
          <table:table-cell table:formula="of:=&quot;C&quot;&amp;LEFTB([.B37]&amp;&quot;                    &quot;;20)&amp;TEXT([.C37];&quot;00.0&quot;)" office:value-type="string" office:string-value="C黒磯駅              05.5" calcext:value-type="string">
            <text:p>C黒磯駅 <text:s text:c="13"/>05.5</text:p>
          </table:table-cell>
          <table:table-cell office:value-type="string" calcext:value-type="string">
            <text:p>黒磯駅</text:p>
          </table:table-cell>
          <table:table-cell table:style-name="ce1" table:formula="of:=[.D37]-[.D36]" office:value-type="float" office:value="5.5" calcext:value-type="float">
            <text:p>5.5</text:p>
          </table:table-cell>
          <table:table-cell table:style-name="ce1" office:value-type="float" office:value="159.9" calcext:value-type="float">
            <text:p>159.9</text:p>
          </table:table-cell>
          <table:table-cell table:number-columns-repeated="2" table:style-name="ce1" office:value-type="string" calcext:value-type="string">
            <text:p>●</text:p>
          </table:table-cell>
          <table:table-cell table:style-name="ce1" office:value-type="string" calcext:value-type="string">
            <text:p>東日本旅客鉄道：東北本線（郡山駅・福島駅方面）</text:p>
          </table:table-cell>
          <table:table-cell table:number-columns-repeated="16377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R運賃表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8" table:default-cell-style-name="ce2"/>
        <table:table-column table:style-name="co2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able 1 - Basic Fare of Main Lines 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1D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F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Eigyo-kilo</text:p>
          </table:table-cell>
          <table:table-cell table:style-name="ce1" office:value-type="string" calcext:value-type="string">
            <text:p>JRE/JRC/JRW</text:p>
          </table:table-cell>
          <table:table-cell table:style-name="ce1" office:value-type="string" calcext:value-type="string">
            <text:p>JRH</text:p>
          </table:table-cell>
          <table:table-cell table:style-name="ce1" office:value-type="string" calcext:value-type="string">
            <text:p>JRS</text:p>
          </table:table-cell>
          <table:table-cell table:style-name="ce1" office:value-type="string" calcext:value-type="string">
            <text:p>JRK</text:p>
          </table:table-cell>
          <table:table-cell table:number-columns-repeated="16377"/>
        </table:table-row>
        <table:table-row table:style-name="ro1">
          <table:table-cell table:style-name="ce1" table:formula="of:=TEXT(RIGHT([.C4];3);&quot;000&quot;)&amp;TEXT([.D4];&quot;00000&quot;)" office:value-type="string" office:string-value="00300140" calcext:value-type="string">
            <text:p>00300140</text:p>
          </table:table-cell>
          <table:table-cell/>
          <table:table-cell office:value-type="string" calcext:value-type="string">
            <text:p>001-003</text:p>
          </table:table-cell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130/120</text:p>
          </table:table-cell>
          <table:table-cell table:style-name="ce1" office:value-type="string" calcext:value-type="string">
            <text:p>130/120</text:p>
          </table:table-cell>
          <table:table-cell table:number-columns-repeated="3" table:style-name="ce1" office:value-type="float" office:value="160" calcext:value-type="float">
            <text:p>160</text:p>
          </table:table-cell>
          <table:table-cell table:number-columns-repeated="16375"/>
        </table:table-row>
        <table:table-row table:style-name="ro1">
          <table:table-cell table:style-name="ce1" table:formula="of:=TEXT(RIGHT([.C5];3);&quot;000&quot;)&amp;TEXT([.D5];&quot;00000&quot;)" office:value-type="string" office:string-value="00600180" calcext:value-type="string">
            <text:p>00600180</text:p>
          </table:table-cell>
          <table:table-cell/>
          <table:table-cell office:value-type="string" calcext:value-type="string">
            <text:p>004-006</text:p>
          </table:table-cell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150/160</text:p>
          </table:table-cell>
          <table:table-cell table:style-name="ce1" office:value-type="string" calcext:value-type="string">
            <text:p>150/160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number-columns-repeated="16375"/>
        </table:table-row>
        <table:table-row table:style-name="ro1">
          <table:table-cell table:style-name="ce1" table:formula="of:=TEXT(RIGHT([.C6];3);&quot;000&quot;)&amp;TEXT([.D6];&quot;00000&quot;)" office:value-type="string" office:string-value="01000190" calcext:value-type="string">
            <text:p>01000190</text:p>
          </table:table-cell>
          <table:table-cell/>
          <table:table-cell office:value-type="string" calcext:value-type="string">
            <text:p>007-0010</text:p>
          </table:table-cell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160/170</text:p>
          </table:table-cell>
          <table:table-cell table:style-name="ce1" office:value-type="string" calcext:value-type="string">
            <text:p>160/170</text:p>
          </table:table-cell>
          <table:table-cell table:number-columns-repeated="2" table:style-name="ce1" office:value-type="float" office:value="210" calcext:value-type="float">
            <text:p>210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16375"/>
        </table:table-row>
        <table:table-row table:style-name="ro1">
          <table:table-cell table:style-name="ce1" table:formula="of:=TEXT(RIGHT([.C7];3);&quot;000&quot;)&amp;TEXT([.D7];&quot;00000&quot;)" office:value-type="string" office:string-value="01500230" calcext:value-type="string">
            <text:p>01500230</text:p>
          </table:table-cell>
          <table:table-cell/>
          <table:table-cell office:value-type="string" calcext:value-type="string">
            <text:p>011-015</text:p>
          </table:table-cell>
          <table:table-cell table:style-name="ce3" office:value-type="float" office:value="230" calcext:value-type="float">
            <text:p>230</text:p>
          </table:table-cell>
          <table:table-cell table:style-name="ce6" office:value-type="float" office:value="210" calcext:value-type="float">
            <text:p>210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2" table:style-name="ce1" office:value-type="float" office:value="260" calcext:value-type="float">
            <text:p>260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16375"/>
        </table:table-row>
        <table:table-row table:style-name="ro1">
          <table:table-cell table:style-name="ce1" table:formula="of:=TEXT(RIGHT([.C8];3);&quot;000&quot;)&amp;TEXT([.D8];&quot;00000&quot;)" office:value-type="string" office:string-value="02000320" calcext:value-type="string">
            <text:p>02000320</text:p>
          </table:table-cell>
          <table:table-cell/>
          <table:table-cell office:value-type="string" calcext:value-type="string">
            <text:p>016-020</text:p>
          </table:table-cell>
          <table:table-cell table:style-name="ce3" office:value-type="float" office:value="320" calcext:value-type="float">
            <text:p>320</text:p>
          </table:table-cell>
          <table:table-cell table:style-name="ce6" office:value-type="float" office:value="290" calcext:value-type="float">
            <text:p>290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 table:style-name="ce1" office:value-type="float" office:value="350" calcext:value-type="float">
            <text:p>350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16375"/>
        </table:table-row>
        <table:table-row table:style-name="ro1">
          <table:table-cell table:style-name="ce1" table:formula="of:=TEXT(RIGHT([.C9];3);&quot;000&quot;)&amp;TEXT([.D9];&quot;00000&quot;)" office:value-type="string" office:string-value="02500400" calcext:value-type="string">
            <text:p>02500400</text:p>
          </table:table-cell>
          <table:table-cell/>
          <table:table-cell office:value-type="string" calcext:value-type="string">
            <text:p>021-025</text:p>
          </table:table-cell>
          <table:table-cell table:style-name="ce3" office:value-type="float" office:value="400" calcext:value-type="float">
            <text:p>400</text:p>
          </table:table-cell>
          <table:table-cell table:style-name="ce6" office:value-type="float" office:value="380" calcext:value-type="float">
            <text:p>380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2" table:style-name="ce1" office:value-type="float" office:value="440" calcext:value-type="float">
            <text:p>440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16375"/>
        </table:table-row>
        <table:table-row table:style-name="ro1">
          <table:table-cell table:style-name="ce1" table:formula="of:=TEXT(RIGHT([.C10];3);&quot;000&quot;)&amp;TEXT([.D10];&quot;00000&quot;)" office:value-type="string" office:string-value="03000480" calcext:value-type="string">
            <text:p>03000480</text:p>
          </table:table-cell>
          <table:table-cell/>
          <table:table-cell office:value-type="string" calcext:value-type="string">
            <text:p>026-030</text:p>
          </table:table-cell>
          <table:table-cell table:style-name="ce3" office:value-type="float" office:value="480" calcext:value-type="float">
            <text:p>480</text:p>
          </table:table-cell>
          <table:table-cell table:style-name="ce6" office:value-type="float" office:value="450" calcext:value-type="float">
            <text:p>45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30" calcext:value-type="float">
            <text:p>530</text:p>
          </table:table-cell>
          <table:table-cell table:number-columns-repeated="2" table:style-name="ce1" office:value-type="float" office:value="540" calcext:value-type="float">
            <text:p>540</text:p>
          </table:table-cell>
          <table:table-cell table:number-columns-repeated="16375"/>
        </table:table-row>
        <table:table-row table:style-name="ro1">
          <table:table-cell table:style-name="ce1" table:formula="of:=TEXT(RIGHT([.C11];3);&quot;000&quot;)&amp;TEXT([.D11];&quot;00000&quot;)" office:value-type="string" office:string-value="03500570" calcext:value-type="string">
            <text:p>03500570</text:p>
          </table:table-cell>
          <table:table-cell/>
          <table:table-cell office:value-type="string" calcext:value-type="string">
            <text:p>031-035</text:p>
          </table:table-cell>
          <table:table-cell table:style-name="ce3" office:value-type="float" office:value="570" calcext:value-type="float">
            <text:p>570</text:p>
          </table:table-cell>
          <table:table-cell table:style-name="ce6" office:value-type="float" office:value="540" calcext:value-type="float">
            <text:p>540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16375"/>
        </table:table-row>
        <table:table-row table:style-name="ro1">
          <table:table-cell table:style-name="ce1" table:formula="of:=TEXT(RIGHT([.C12];3);&quot;000&quot;)&amp;TEXT([.D12];&quot;00000&quot;)" office:value-type="string" office:string-value="04000650" calcext:value-type="string">
            <text:p>04000650</text:p>
          </table:table-cell>
          <table:table-cell/>
          <table:table-cell office:value-type="string" calcext:value-type="string">
            <text:p>036-040</text:p>
          </table:table-cell>
          <table:table-cell table:style-name="ce3" office:value-type="float" office:value="650" calcext:value-type="float">
            <text:p>650</text:p>
          </table:table-cell>
          <table:table-cell table:style-name="ce6" office:value-type="float" office:value="620" calcext:value-type="float">
            <text:p>620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16375"/>
        </table:table-row>
        <table:table-row table:style-name="ro1">
          <table:table-cell table:style-name="ce1" table:formula="of:=TEXT(RIGHT([.C13];3);&quot;000&quot;)&amp;TEXT([.D13];&quot;00000&quot;)" office:value-type="string" office:string-value="04500740" calcext:value-type="string">
            <text:p>04500740</text:p>
          </table:table-cell>
          <table:table-cell/>
          <table:table-cell office:value-type="string" calcext:value-type="string">
            <text:p>041-045</text:p>
          </table:table-cell>
          <table:table-cell table:style-name="ce3" office:value-type="float" office:value="740" calcext:value-type="float">
            <text:p>740</text:p>
          </table:table-cell>
          <table:table-cell table:style-name="ce6" office:value-type="float" office:value="690" calcext:value-type="float">
            <text:p>69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820" calcext:value-type="float">
            <text:p>820</text:p>
          </table:table-cell>
          <table:table-cell table:number-columns-repeated="16375"/>
        </table:table-row>
        <table:table-row table:style-name="ro1">
          <table:table-cell table:style-name="ce1" table:formula="of:=TEXT(RIGHT([.C14];3);&quot;000&quot;)&amp;TEXT([.D14];&quot;00000&quot;)" office:value-type="string" office:string-value="05000820" calcext:value-type="string">
            <text:p>05000820</text:p>
          </table:table-cell>
          <table:table-cell/>
          <table:table-cell office:value-type="string" calcext:value-type="string">
            <text:p>046-050</text:p>
          </table:table-cell>
          <table:table-cell table:style-name="ce3" office:value-type="float" office:value="820" calcext:value-type="float">
            <text:p>820</text:p>
          </table:table-cell>
          <table:table-cell table:style-name="ce6" office:value-type="float" office:value="780" calcext:value-type="float">
            <text:p>78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910" calcext:value-type="float">
            <text:p>910</text:p>
          </table:table-cell>
          <table:table-cell table:number-columns-repeated="16375"/>
        </table:table-row>
        <table:table-row table:style-name="ro1">
          <table:table-cell table:style-name="ce1" table:formula="of:=TEXT(RIGHT([.C15];3);&quot;000&quot;)&amp;TEXT([.D15];&quot;00000&quot;)" office:value-type="string" office:string-value="06000950" calcext:value-type="string">
            <text:p>06000950</text:p>
          </table:table-cell>
          <table:table-cell/>
          <table:table-cell office:value-type="string" calcext:value-type="string">
            <text:p>051-060</text:p>
          </table:table-cell>
          <table:table-cell table:style-name="ce3" office:value-type="float" office:value="950" calcext:value-type="float">
            <text:p>950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1040" calcext:value-type="float">
            <text:p>1,040</text:p>
          </table:table-cell>
          <table:table-cell table:style-name="ce5" office:value-type="float" office:value="1060" calcext:value-type="float">
            <text:p>1,060</text:p>
          </table:table-cell>
          <table:table-cell table:style-name="ce5" office:value-type="float" office:value="1080" calcext:value-type="float">
            <text:p>1,080</text:p>
          </table:table-cell>
          <table:table-cell table:number-columns-repeated="16375"/>
        </table:table-row>
        <table:table-row table:style-name="ro1">
          <table:table-cell table:style-name="ce1" table:formula="of:=TEXT(RIGHT([.C16];3);&quot;000&quot;)&amp;TEXT([.D16];&quot;00000&quot;)" office:value-type="string" office:string-value="07001110" calcext:value-type="string">
            <text:p>07001110</text:p>
          </table:table-cell>
          <table:table-cell/>
          <table:table-cell office:value-type="string" calcext:value-type="string">
            <text:p>061-070</text:p>
          </table:table-cell>
          <table:table-cell table:style-name="ce4" office:value-type="float" office:value="1110" calcext:value-type="float">
            <text:p>1,110</text:p>
          </table:table-cell>
          <table:table-cell table:style-name="ce5" office:value-type="float" office:value="1050" calcext:value-type="float">
            <text:p>1,05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1230" calcext:value-type="float">
            <text:p>1,230</text:p>
          </table:table-cell>
          <table:table-cell table:style-name="ce5" office:value-type="float" office:value="1240" calcext:value-type="float">
            <text:p>1,240</text:p>
          </table:table-cell>
          <table:table-cell table:style-name="ce5" office:value-type="float" office:value="1250" calcext:value-type="float">
            <text:p>1,250</text:p>
          </table:table-cell>
          <table:table-cell table:number-columns-repeated="16375"/>
        </table:table-row>
        <table:table-row table:style-name="ro1">
          <table:table-cell table:style-name="ce1" table:formula="of:=TEXT(RIGHT([.C17];3);&quot;000&quot;)&amp;TEXT([.D17];&quot;00000&quot;)" office:value-type="string" office:string-value="08001280" calcext:value-type="string">
            <text:p>08001280</text:p>
          </table:table-cell>
          <table:table-cell/>
          <table:table-cell office:value-type="string" calcext:value-type="string">
            <text:p>071-080</text:p>
          </table:table-cell>
          <table:table-cell table:style-name="ce4" office:value-type="float" office:value="1280" calcext:value-type="float">
            <text:p>1,280</text:p>
          </table:table-cell>
          <table:table-cell table:style-name="ce5" office:value-type="float" office:value="1210" calcext:value-type="float">
            <text:p>1,210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5" office:value-type="float" office:value="1410" calcext:value-type="float">
            <text:p>1,410</text:p>
          </table:table-cell>
          <table:table-cell table:style-name="ce5" office:value-type="float" office:value="1430" calcext:value-type="float">
            <text:p>1,430</text:p>
          </table:table-cell>
          <table:table-cell table:number-columns-repeated="16375"/>
        </table:table-row>
        <table:table-row table:style-name="ro1">
          <table:table-cell table:style-name="ce1" table:formula="of:=TEXT(RIGHT([.C18];3);&quot;000&quot;)&amp;TEXT([.D18];&quot;00000&quot;)" office:value-type="string" office:string-value="09001450" calcext:value-type="string">
            <text:p>09001450</text:p>
          </table:table-cell>
          <table:table-cell/>
          <table:table-cell office:value-type="string" calcext:value-type="string">
            <text:p>081-090</text:p>
          </table:table-cell>
          <table:table-cell table:style-name="ce4" office:value-type="float" office:value="1450" calcext:value-type="float">
            <text:p>1,450</text:p>
          </table:table-cell>
          <table:table-cell table:style-name="ce5" office:value-type="float" office:value="1380" calcext:value-type="float">
            <text:p>1,38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1600" calcext:value-type="float">
            <text:p>1,600</text:p>
          </table:table-cell>
          <table:table-cell table:style-name="ce5" office:value-type="float" office:value="1580" calcext:value-type="float">
            <text:p>1,580</text:p>
          </table:table-cell>
          <table:table-cell table:style-name="ce5" office:value-type="float" office:value="1600" calcext:value-type="float">
            <text:p>1,600</text:p>
          </table:table-cell>
          <table:table-cell table:number-columns-repeated="16375"/>
        </table:table-row>
        <table:table-row table:style-name="ro1">
          <table:table-cell table:style-name="ce1" table:formula="of:=TEXT(RIGHT([.C19];3);&quot;000&quot;)&amp;TEXT([.D19];&quot;00000&quot;)" office:value-type="string" office:string-value="10001620" calcext:value-type="string">
            <text:p>10001620</text:p>
          </table:table-cell>
          <table:table-cell/>
          <table:table-cell office:value-type="string" calcext:value-type="string">
            <text:p>091-100</text:p>
          </table:table-cell>
          <table:table-cell table:style-name="ce4" office:value-type="float" office:value="1620" calcext:value-type="float">
            <text:p>1,620</text:p>
          </table:table-cell>
          <table:table-cell table:style-name="ce5" office:value-type="float" office:value="1530" calcext:value-type="float">
            <text:p>1,53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1790" calcext:value-type="float">
            <text:p>1,790</text:p>
          </table:table-cell>
          <table:table-cell table:style-name="ce5" office:value-type="float" office:value="1750" calcext:value-type="float">
            <text:p>1,750</text:p>
          </table:table-cell>
          <table:table-cell table:style-name="ce5" office:value-type="float" office:value="1770" calcext:value-type="float">
            <text:p>1,770</text:p>
          </table:table-cell>
          <table:table-cell table:number-columns-repeated="16375"/>
        </table:table-row>
        <table:table-row table:style-name="ro1">
          <table:table-cell table:style-name="ce1" table:formula="of:=TEXT(RIGHT([.C20];3);&quot;000&quot;)&amp;TEXT([.D20];&quot;00000&quot;)" office:value-type="string" office:string-value="12001890" calcext:value-type="string">
            <text:p>12001890</text:p>
          </table:table-cell>
          <table:table-cell/>
          <table:table-cell office:value-type="string" calcext:value-type="string">
            <text:p>101-120</text:p>
          </table:table-cell>
          <table:table-cell table:style-name="ce4" office:value-type="float" office:value="1890" calcext:value-type="float">
            <text:p>1,890</text:p>
          </table:table-cell>
          <table:table-cell table:style-name="ce5" office:value-type="float" office:value="1770" calcext:value-type="float">
            <text:p>1,77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2100" calcext:value-type="float">
            <text:p>2,100</text:p>
          </table:table-cell>
          <table:table-cell table:style-name="ce5" office:value-type="float" office:value="2030" calcext:value-type="float">
            <text:p>2,030</text:p>
          </table:table-cell>
          <table:table-cell table:style-name="ce5" office:value-type="float" office:value="2070" calcext:value-type="float">
            <text:p>2,070</text:p>
          </table:table-cell>
          <table:table-cell table:number-columns-repeated="16375"/>
        </table:table-row>
        <table:table-row table:style-name="ro1">
          <table:table-cell table:style-name="ce1" table:formula="of:=TEXT(RIGHT([.C21];3);&quot;000&quot;)&amp;TEXT([.D21];&quot;00000&quot;)" office:value-type="string" office:string-value="14002210" calcext:value-type="string">
            <text:p>14002210</text:p>
          </table:table-cell>
          <table:table-cell/>
          <table:table-cell office:value-type="string" calcext:value-type="string">
            <text:p>121-140</text:p>
          </table:table-cell>
          <table:table-cell table:style-name="ce4" office:value-type="float" office:value="2210" calcext:value-type="float">
            <text:p>2,210</text:p>
          </table:table-cell>
          <table:table-cell table:style-name="ce5" office:value-type="float" office:value="2090" calcext:value-type="float">
            <text:p>2,09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2420" calcext:value-type="float">
            <text:p>2,420</text:p>
          </table:table-cell>
          <table:table-cell table:style-name="ce5" office:value-type="float" office:value="2350" calcext:value-type="float">
            <text:p>2,350</text:p>
          </table:table-cell>
          <table:table-cell table:style-name="ce5" office:value-type="float" office:value="2420" calcext:value-type="float">
            <text:p>2,420</text:p>
          </table:table-cell>
          <table:table-cell table:number-columns-repeated="16375"/>
        </table:table-row>
        <table:table-row table:style-name="ro1">
          <table:table-cell table:style-name="ce1" table:formula="of:=TEXT(RIGHT([.C22];3);&quot;000&quot;)&amp;TEXT([.D22];&quot;00000&quot;)" office:value-type="string" office:string-value="16002520" calcext:value-type="string">
            <text:p>16002520</text:p>
          </table:table-cell>
          <table:table-cell/>
          <table:table-cell office:value-type="string" calcext:value-type="string">
            <text:p>141-160</text:p>
          </table:table-cell>
          <table:table-cell table:style-name="ce4" office:value-type="float" office:value="2520" calcext:value-type="float">
            <text:p>2,520</text:p>
          </table:table-cell>
          <table:table-cell table:style-name="ce5" office:value-type="float" office:value="2420" calcext:value-type="float">
            <text:p>2,42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2730" calcext:value-type="float">
            <text:p>2,730</text:p>
          </table:table-cell>
          <table:table-cell table:style-name="ce5" office:value-type="float" office:value="2660" calcext:value-type="float">
            <text:p>2,660</text:p>
          </table:table-cell>
          <table:table-cell table:style-name="ce5" office:value-type="float" office:value="2730" calcext:value-type="float">
            <text:p>2,730</text:p>
          </table:table-cell>
          <table:table-cell table:number-columns-repeated="16375"/>
        </table:table-row>
        <table:table-row table:style-name="ro1">
          <table:table-cell table:style-name="ce1" table:formula="of:=TEXT(RIGHT([.C23];3);&quot;000&quot;)&amp;TEXT([.D23];&quot;00000&quot;)" office:value-type="string" office:string-value="18002940" calcext:value-type="string">
            <text:p>18002940</text:p>
          </table:table-cell>
          <table:table-cell/>
          <table:table-cell office:value-type="string" calcext:value-type="string">
            <text:p>161-180</text:p>
          </table:table-cell>
          <table:table-cell table:style-name="ce4" office:value-type="float" office:value="2940" calcext:value-type="float">
            <text:p>2,940</text:p>
          </table:table-cell>
          <table:table-cell table:style-name="ce5" office:value-type="float" office:value="2740" calcext:value-type="float">
            <text:p>2,74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3150" calcext:value-type="float">
            <text:p>3,150</text:p>
          </table:table-cell>
          <table:table-cell table:style-name="ce5" office:value-type="float" office:value="3080" calcext:value-type="float">
            <text:p>3,080</text:p>
          </table:table-cell>
          <table:table-cell table:style-name="ce5" office:value-type="float" office:value="3150" calcext:value-type="float">
            <text:p>3,150</text:p>
          </table:table-cell>
          <table:table-cell table:number-columns-repeated="16375"/>
        </table:table-row>
        <table:table-row table:style-name="ro1">
          <table:table-cell table:style-name="ce1" table:formula="of:=TEXT(RIGHT([.C24];3);&quot;000&quot;)&amp;TEXT([.D24];&quot;00000&quot;)" office:value-type="string" office:string-value="20003260" calcext:value-type="string">
            <text:p>20003260</text:p>
          </table:table-cell>
          <table:table-cell/>
          <table:table-cell office:value-type="string" calcext:value-type="string">
            <text:p>181-200</text:p>
          </table:table-cell>
          <table:table-cell table:style-name="ce4" office:value-type="float" office:value="3260" calcext:value-type="float">
            <text:p>3,260</text:p>
          </table:table-cell>
          <table:table-cell table:style-name="ce5" office:value-type="float" office:value="3060" calcext:value-type="float">
            <text:p>3,06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3570" calcext:value-type="float">
            <text:p>3,570</text:p>
          </table:table-cell>
          <table:table-cell table:style-name="ce5" office:value-type="float" office:value="3400" calcext:value-type="float">
            <text:p>3,400</text:p>
          </table:table-cell>
          <table:table-cell table:style-name="ce5" office:value-type="float" office:value="3670" calcext:value-type="float">
            <text:p>3,670</text:p>
          </table:table-cell>
          <table:table-cell table:number-columns-repeated="16375"/>
        </table:table-row>
        <table:table-row table:style-name="ro1">
          <table:table-cell table:style-name="ce1" table:formula="of:=TEXT(RIGHT([.C25];3);&quot;000&quot;)&amp;TEXT([.D25];&quot;00000&quot;)" office:value-type="string" office:string-value="22003570" calcext:value-type="string">
            <text:p>22003570</text:p>
          </table:table-cell>
          <table:table-cell/>
          <table:table-cell office:value-type="string" calcext:value-type="string">
            <text:p>201-220</text:p>
          </table:table-cell>
          <table:table-cell table:style-name="ce4" office:value-type="float" office:value="3570" calcext:value-type="float">
            <text:p>3,570</text:p>
          </table:table-cell>
          <table:table-cell table:style-name="ce5" office:value-type="float" office:value="3380" calcext:value-type="float">
            <text:p>3,38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3880" calcext:value-type="float">
            <text:p>3,880</text:p>
          </table:table-cell>
          <table:table-cell table:style-name="ce5" office:value-type="float" office:value="3710" calcext:value-type="float">
            <text:p>3,710</text:p>
          </table:table-cell>
          <table:table-cell table:style-name="ce5" office:value-type="float" office:value="3880" calcext:value-type="float">
            <text:p>3,880</text:p>
          </table:table-cell>
          <table:table-cell table:number-columns-repeated="16375"/>
        </table:table-row>
        <table:table-row table:style-name="ro1">
          <table:table-cell table:style-name="ce1" table:formula="of:=TEXT(RIGHT([.C26];3);&quot;000&quot;)&amp;TEXT([.D26];&quot;00000&quot;)" office:value-type="string" office:string-value="24003890" calcext:value-type="string">
            <text:p>24003890</text:p>
          </table:table-cell>
          <table:table-cell/>
          <table:table-cell office:value-type="string" calcext:value-type="string">
            <text:p>221-240</text:p>
          </table:table-cell>
          <table:table-cell table:style-name="ce4" office:value-type="float" office:value="3890" calcext:value-type="float">
            <text:p>3,890</text:p>
          </table:table-cell>
          <table:table-cell table:style-name="ce5" office:value-type="float" office:value="3700" calcext:value-type="float">
            <text:p>3,70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4200" calcext:value-type="float">
            <text:p>4,200</text:p>
          </table:table-cell>
          <table:table-cell table:style-name="ce5" office:value-type="float" office:value="4030" calcext:value-type="float">
            <text:p>4,030</text:p>
          </table:table-cell>
          <table:table-cell table:style-name="ce5" office:value-type="float" office:value="4200" calcext:value-type="float">
            <text:p>4,200</text:p>
          </table:table-cell>
          <table:table-cell table:number-columns-repeated="16375"/>
        </table:table-row>
        <table:table-row table:style-name="ro1">
          <table:table-cell table:style-name="ce1" table:formula="of:=TEXT(RIGHT([.C27];3);&quot;000&quot;)&amp;TEXT([.D27];&quot;00000&quot;)" office:value-type="string" office:string-value="26004310" calcext:value-type="string">
            <text:p>26004310</text:p>
          </table:table-cell>
          <table:table-cell/>
          <table:table-cell office:value-type="string" calcext:value-type="string">
            <text:p>241-260</text:p>
          </table:table-cell>
          <table:table-cell table:style-name="ce4" office:value-type="float" office:value="4310" calcext:value-type="float">
            <text:p>4,310</text:p>
          </table:table-cell>
          <table:table-cell table:style-name="ce5" office:value-type="float" office:value="4020" calcext:value-type="float">
            <text:p>4,02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4620" calcext:value-type="float">
            <text:p>4,620</text:p>
          </table:table-cell>
          <table:table-cell table:style-name="ce5" office:value-type="float" office:value="4450" calcext:value-type="float">
            <text:p>4,450</text:p>
          </table:table-cell>
          <table:table-cell table:style-name="ce5" office:value-type="float" office:value="4620" calcext:value-type="float">
            <text:p>4,620</text:p>
          </table:table-cell>
          <table:table-cell table:number-columns-repeated="16375"/>
        </table:table-row>
        <table:table-row table:style-name="ro1">
          <table:table-cell table:style-name="ce1" table:formula="of:=TEXT(RIGHT([.C28];3);&quot;000&quot;)&amp;TEXT([.D28];&quot;00000&quot;)" office:value-type="string" office:string-value="28004620" calcext:value-type="string">
            <text:p>28004620</text:p>
          </table:table-cell>
          <table:table-cell/>
          <table:table-cell office:value-type="string" calcext:value-type="string">
            <text:p>261-280</text:p>
          </table:table-cell>
          <table:table-cell table:style-name="ce4" office:value-type="float" office:value="4620" calcext:value-type="float">
            <text:p>4,620</text:p>
          </table:table-cell>
          <table:table-cell table:style-name="ce5" office:value-type="float" office:value="4350" calcext:value-type="float">
            <text:p>4,35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4930" calcext:value-type="float">
            <text:p>4,930</text:p>
          </table:table-cell>
          <table:table-cell table:style-name="ce5" office:value-type="float" office:value="4760" calcext:value-type="float">
            <text:p>4,760</text:p>
          </table:table-cell>
          <table:table-cell table:style-name="ce5" office:value-type="float" office:value="5040" calcext:value-type="float">
            <text:p>5,040</text:p>
          </table:table-cell>
          <table:table-cell table:number-columns-repeated="16375"/>
        </table:table-row>
        <table:table-row table:style-name="ro1">
          <table:table-cell table:style-name="ce1" table:formula="of:=TEXT(RIGHT([.C29];3);&quot;000&quot;)&amp;TEXT([.D29];&quot;00000&quot;)" office:value-type="string" office:string-value="30004940" calcext:value-type="string">
            <text:p>30004940</text:p>
          </table:table-cell>
          <table:table-cell/>
          <table:table-cell office:value-type="string" calcext:value-type="string">
            <text:p>281-300</text:p>
          </table:table-cell>
          <table:table-cell table:style-name="ce4" office:value-type="float" office:value="4940" calcext:value-type="float">
            <text:p>4,940</text:p>
          </table:table-cell>
          <table:table-cell table:style-name="ce5" office:value-type="float" office:value="4660" calcext:value-type="float">
            <text:p>4,66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5250" calcext:value-type="float">
            <text:p>5,250</text:p>
          </table:table-cell>
          <table:table-cell table:style-name="ce5" office:value-type="float" office:value="5080" calcext:value-type="float">
            <text:p>5,080</text:p>
          </table:table-cell>
          <table:table-cell table:style-name="ce5" office:value-type="float" office:value="5360" calcext:value-type="float">
            <text:p>5,360</text:p>
          </table:table-cell>
          <table:table-cell table:number-columns-repeated="16375"/>
        </table:table-row>
        <table:table-row table:style-name="ro1">
          <table:table-cell table:style-name="ce1" table:formula="of:=TEXT(RIGHT([.C30];3);&quot;000&quot;)&amp;TEXT([.D30];&quot;00000&quot;)" office:value-type="string" office:string-value="32005250" calcext:value-type="string">
            <text:p>32005250</text:p>
          </table:table-cell>
          <table:table-cell/>
          <table:table-cell office:value-type="string" calcext:value-type="string">
            <text:p>301-320</text:p>
          </table:table-cell>
          <table:table-cell table:style-name="ce4" office:value-type="float" office:value="5250" calcext:value-type="float">
            <text:p>5,250</text:p>
          </table:table-cell>
          <table:table-cell table:style-name="ce5" office:value-type="float" office:value="4960" calcext:value-type="float">
            <text:p>4,96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5560" calcext:value-type="float">
            <text:p>5,560</text:p>
          </table:table-cell>
          <table:table-cell table:style-name="ce5" office:value-type="float" office:value="5390" calcext:value-type="float">
            <text:p>5,390</text:p>
          </table:table-cell>
          <table:table-cell table:style-name="ce5" office:value-type="float" office:value="5670" calcext:value-type="float">
            <text:p>5,670</text:p>
          </table:table-cell>
          <table:table-cell table:number-columns-repeated="16375"/>
        </table:table-row>
        <table:table-row table:style-name="ro1">
          <table:table-cell table:style-name="ce1" table:formula="of:=TEXT(RIGHT([.C31];3);&quot;000&quot;)&amp;TEXT([.D31];&quot;00000&quot;)" office:value-type="string" office:string-value="34005460" calcext:value-type="string">
            <text:p>34005460</text:p>
          </table:table-cell>
          <table:table-cell/>
          <table:table-cell office:value-type="string" calcext:value-type="string">
            <text:p>321-340</text:p>
          </table:table-cell>
          <table:table-cell table:style-name="ce4" office:value-type="float" office:value="5460" calcext:value-type="float">
            <text:p>5,460</text:p>
          </table:table-cell>
          <table:table-cell table:style-name="ce5" office:value-type="float" office:value="5210" calcext:value-type="float">
            <text:p>5,21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5880" calcext:value-type="float">
            <text:p>5,880</text:p>
          </table:table-cell>
          <table:table-cell table:style-name="ce5" office:value-type="float" office:value="5600" calcext:value-type="float">
            <text:p>5,600</text:p>
          </table:table-cell>
          <table:table-cell table:style-name="ce5" office:value-type="float" office:value="5880" calcext:value-type="float">
            <text:p>5,880</text:p>
          </table:table-cell>
          <table:table-cell table:number-columns-repeated="16375"/>
        </table:table-row>
        <table:table-row table:style-name="ro1">
          <table:table-cell table:style-name="ce1" table:formula="of:=TEXT(RIGHT([.C32];3);&quot;000&quot;)&amp;TEXT([.D32];&quot;00000&quot;)" office:value-type="string" office:string-value="36005780" calcext:value-type="string">
            <text:p>36005780</text:p>
          </table:table-cell>
          <table:table-cell/>
          <table:table-cell office:value-type="string" calcext:value-type="string">
            <text:p>341-360</text:p>
          </table:table-cell>
          <table:table-cell table:style-name="ce4" office:value-type="float" office:value="5780" calcext:value-type="float">
            <text:p>5,780</text:p>
          </table:table-cell>
          <table:table-cell table:style-name="ce5" office:value-type="float" office:value="5460" calcext:value-type="float">
            <text:p>5,46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6090" calcext:value-type="float">
            <text:p>6,090</text:p>
          </table:table-cell>
          <table:table-cell table:style-name="ce5" office:value-type="float" office:value="5920" calcext:value-type="float">
            <text:p>5,920</text:p>
          </table:table-cell>
          <table:table-cell table:style-name="ce5" office:value-type="float" office:value="6200" calcext:value-type="float">
            <text:p>6,200</text:p>
          </table:table-cell>
          <table:table-cell table:number-columns-repeated="16375"/>
        </table:table-row>
        <table:table-row table:style-name="ro1">
          <table:table-cell table:style-name="ce1" table:formula="of:=TEXT(RIGHT([.C33];3);&quot;000&quot;)&amp;TEXT([.D33];&quot;00000&quot;)" office:value-type="string" office:string-value="38006090" calcext:value-type="string">
            <text:p>38006090</text:p>
          </table:table-cell>
          <table:table-cell/>
          <table:table-cell office:value-type="string" calcext:value-type="string">
            <text:p>361-380</text:p>
          </table:table-cell>
          <table:table-cell table:style-name="ce4" office:value-type="float" office:value="6090" calcext:value-type="float">
            <text:p>6,090</text:p>
          </table:table-cell>
          <table:table-cell table:style-name="ce5" office:value-type="float" office:value="5720" calcext:value-type="float">
            <text:p>5,72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6400" calcext:value-type="float">
            <text:p>6,400</text:p>
          </table:table-cell>
          <table:table-cell table:style-name="ce5" office:value-type="float" office:value="6230" calcext:value-type="float">
            <text:p>6,230</text:p>
          </table:table-cell>
          <table:table-cell table:style-name="ce5" office:value-type="float" office:value="6510" calcext:value-type="float">
            <text:p>6,510</text:p>
          </table:table-cell>
          <table:table-cell table:number-columns-repeated="16375"/>
        </table:table-row>
        <table:table-row table:style-name="ro1">
          <table:table-cell table:style-name="ce1" table:formula="of:=TEXT(RIGHT([.C34];3);&quot;000&quot;)&amp;TEXT([.D34];&quot;00000&quot;)" office:value-type="string" office:string-value="40006300" calcext:value-type="string">
            <text:p>40006300</text:p>
          </table:table-cell>
          <table:table-cell/>
          <table:table-cell office:value-type="string" calcext:value-type="string">
            <text:p>381-400</text:p>
          </table:table-cell>
          <table:table-cell table:style-name="ce4" office:value-type="float" office:value="6300" calcext:value-type="float">
            <text:p>6,300</text:p>
          </table:table-cell>
          <table:table-cell table:style-name="ce5" office:value-type="float" office:value="5970" calcext:value-type="float">
            <text:p>5,97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6610" calcext:value-type="float">
            <text:p>6,610</text:p>
          </table:table-cell>
          <table:table-cell table:style-name="ce5" office:value-type="float" office:value="6440" calcext:value-type="float">
            <text:p>6,440</text:p>
          </table:table-cell>
          <table:table-cell table:style-name="ce5" office:value-type="float" office:value="6720" calcext:value-type="float">
            <text:p>6,720</text:p>
          </table:table-cell>
          <table:table-cell table:number-columns-repeated="16375"/>
        </table:table-row>
        <table:table-row table:style-name="ro1">
          <table:table-cell table:style-name="ce1" table:formula="of:=TEXT(RIGHT([.C35];3);&quot;000&quot;)&amp;TEXT([.D35];&quot;00000&quot;)" office:value-type="string" office:string-value="42006620" calcext:value-type="string">
            <text:p>42006620</text:p>
          </table:table-cell>
          <table:table-cell/>
          <table:table-cell office:value-type="string" calcext:value-type="string">
            <text:p>401-420</text:p>
          </table:table-cell>
          <table:table-cell table:style-name="ce4" office:value-type="float" office:value="6620" calcext:value-type="float">
            <text:p>6,620</text:p>
          </table:table-cell>
          <table:table-cell table:style-name="ce5" office:value-type="float" office:value="6230" calcext:value-type="float">
            <text:p>6,23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6930" calcext:value-type="float">
            <text:p>6,930</text:p>
          </table:table-cell>
          <table:table-cell table:style-name="ce5" office:value-type="float" office:value="6760" calcext:value-type="float">
            <text:p>6,760</text:p>
          </table:table-cell>
          <table:table-cell table:style-name="ce5" office:value-type="float" office:value="7040" calcext:value-type="float">
            <text:p>7,040</text:p>
          </table:table-cell>
          <table:table-cell table:number-columns-repeated="16375"/>
        </table:table-row>
        <table:table-row table:style-name="ro1">
          <table:table-cell table:style-name="ce1" table:formula="of:=TEXT(RIGHT([.C36];3);&quot;000&quot;)&amp;TEXT([.D36];&quot;00000&quot;)" office:value-type="string" office:string-value="44006830" calcext:value-type="string">
            <text:p>44006830</text:p>
          </table:table-cell>
          <table:table-cell/>
          <table:table-cell office:value-type="string" calcext:value-type="string">
            <text:p>421-440</text:p>
          </table:table-cell>
          <table:table-cell table:style-name="ce4" office:value-type="float" office:value="6830" calcext:value-type="float">
            <text:p>6,830</text:p>
          </table:table-cell>
          <table:table-cell table:style-name="ce5" office:value-type="float" office:value="6480" calcext:value-type="float">
            <text:p>6,48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7140" calcext:value-type="float">
            <text:p>7,140</text:p>
          </table:table-cell>
          <table:table-cell table:style-name="ce5" office:value-type="float" office:value="6970" calcext:value-type="float">
            <text:p>6,970</text:p>
          </table:table-cell>
          <table:table-cell table:style-name="ce5" office:value-type="float" office:value="7250" calcext:value-type="float">
            <text:p>7,250</text:p>
          </table:table-cell>
          <table:table-cell table:number-columns-repeated="16375"/>
        </table:table-row>
        <table:table-row table:style-name="ro1">
          <table:table-cell table:style-name="ce1" table:formula="of:=TEXT(RIGHT([.C37];3);&quot;000&quot;)&amp;TEXT([.D37];&quot;00000&quot;)" office:value-type="string" office:string-value="46007140" calcext:value-type="string">
            <text:p>46007140</text:p>
          </table:table-cell>
          <table:table-cell/>
          <table:table-cell office:value-type="string" calcext:value-type="string">
            <text:p>441-460</text:p>
          </table:table-cell>
          <table:table-cell table:style-name="ce4" office:value-type="float" office:value="7140" calcext:value-type="float">
            <text:p>7,140</text:p>
          </table:table-cell>
          <table:table-cell table:style-name="ce5" office:value-type="float" office:value="6740" calcext:value-type="float">
            <text:p>6,74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7450" calcext:value-type="float">
            <text:p>7,450</text:p>
          </table:table-cell>
          <table:table-cell table:style-name="ce5" office:value-type="float" office:value="7280" calcext:value-type="float">
            <text:p>7,280</text:p>
          </table:table-cell>
          <table:table-cell table:style-name="ce5" office:value-type="float" office:value="7560" calcext:value-type="float">
            <text:p>7,560</text:p>
          </table:table-cell>
          <table:table-cell table:number-columns-repeated="16375"/>
        </table:table-row>
        <table:table-row table:style-name="ro1">
          <table:table-cell table:style-name="ce1" table:formula="of:=TEXT(RIGHT([.C38];3);&quot;000&quot;)&amp;TEXT([.D38];&quot;00000&quot;)" office:value-type="string" office:string-value="48007350" calcext:value-type="string">
            <text:p>48007350</text:p>
          </table:table-cell>
          <table:table-cell/>
          <table:table-cell office:value-type="string" calcext:value-type="string">
            <text:p>461-480</text:p>
          </table:table-cell>
          <table:table-cell table:style-name="ce4" office:value-type="float" office:value="7350" calcext:value-type="float">
            <text:p>7,350</text:p>
          </table:table-cell>
          <table:table-cell table:style-name="ce5" office:value-type="float" office:value="6990" calcext:value-type="float">
            <text:p>6,99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7660" calcext:value-type="float">
            <text:p>7,660</text:p>
          </table:table-cell>
          <table:table-cell table:style-name="ce5" office:value-type="float" office:value="7490" calcext:value-type="float">
            <text:p>7,490</text:p>
          </table:table-cell>
          <table:table-cell table:style-name="ce5" office:value-type="float" office:value="7700" calcext:value-type="float">
            <text:p>7,700</text:p>
          </table:table-cell>
          <table:table-cell table:number-columns-repeated="16375"/>
        </table:table-row>
        <table:table-row table:style-name="ro1">
          <table:table-cell table:style-name="ce1" table:formula="of:=TEXT(RIGHT([.C39];3);&quot;000&quot;)&amp;TEXT([.D39];&quot;00000&quot;)" office:value-type="string" office:string-value="50007670" calcext:value-type="string">
            <text:p>50007670</text:p>
          </table:table-cell>
          <table:table-cell/>
          <table:table-cell office:value-type="string" calcext:value-type="string">
            <text:p>481-500</text:p>
          </table:table-cell>
          <table:table-cell table:style-name="ce4" office:value-type="float" office:value="7670" calcext:value-type="float">
            <text:p>7,670</text:p>
          </table:table-cell>
          <table:table-cell table:style-name="ce5" office:value-type="float" office:value="7250" calcext:value-type="float">
            <text:p>7,25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7980" calcext:value-type="float">
            <text:p>7,980</text:p>
          </table:table-cell>
          <table:table-cell table:style-name="ce5" office:value-type="float" office:value="7810" calcext:value-type="float">
            <text:p>7,810</text:p>
          </table:table-cell>
          <table:table-cell table:style-name="ce5" office:value-type="float" office:value="8090" calcext:value-type="float">
            <text:p>8,090</text:p>
          </table:table-cell>
          <table:table-cell table:number-columns-repeated="16375"/>
        </table:table-row>
        <table:table-row table:style-name="ro1">
          <table:table-cell table:style-name="ce1" table:formula="of:=TEXT(RIGHT([.C40];3);&quot;000&quot;)&amp;TEXT([.D40];&quot;00000&quot;)" office:value-type="string" office:string-value="52007980" calcext:value-type="string">
            <text:p>52007980</text:p>
          </table:table-cell>
          <table:table-cell/>
          <table:table-cell office:value-type="string" calcext:value-type="string">
            <text:p>501-520</text:p>
          </table:table-cell>
          <table:table-cell table:style-name="ce4" office:value-type="float" office:value="7980" calcext:value-type="float">
            <text:p>7,980</text:p>
          </table:table-cell>
          <table:table-cell table:style-name="ce5" office:value-type="float" office:value="7510" calcext:value-type="float">
            <text:p>7,51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8290" calcext:value-type="float">
            <text:p>8,290</text:p>
          </table:table-cell>
          <table:table-cell table:style-name="ce5" office:value-type="float" office:value="8120" calcext:value-type="float">
            <text:p>8,120</text:p>
          </table:table-cell>
          <table:table-cell table:style-name="ce5" office:value-type="float" office:value="8400" calcext:value-type="float">
            <text:p>8,400</text:p>
          </table:table-cell>
          <table:table-cell table:number-columns-repeated="16375"/>
        </table:table-row>
        <table:table-row table:style-name="ro1">
          <table:table-cell table:style-name="ce1" table:formula="of:=TEXT(RIGHT([.C41];3);&quot;000&quot;)&amp;TEXT([.D41];&quot;00000&quot;)" office:value-type="string" office:string-value="54008190" calcext:value-type="string">
            <text:p>54008190</text:p>
          </table:table-cell>
          <table:table-cell/>
          <table:table-cell office:value-type="string" calcext:value-type="string">
            <text:p>521-540</text:p>
          </table:table-cell>
          <table:table-cell table:style-name="ce4" office:value-type="float" office:value="8190" calcext:value-type="float">
            <text:p>8,190</text:p>
          </table:table-cell>
          <table:table-cell table:style-name="ce5" office:value-type="float" office:value="7760" calcext:value-type="float">
            <text:p>7,76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8500" calcext:value-type="float">
            <text:p>8,500</text:p>
          </table:table-cell>
          <table:table-cell table:style-name="ce5" office:value-type="float" office:value="8330" calcext:value-type="float">
            <text:p>8,330</text:p>
          </table:table-cell>
          <table:table-cell table:style-name="ce5" office:value-type="float" office:value="8610" calcext:value-type="float">
            <text:p>8,610</text:p>
          </table:table-cell>
          <table:table-cell table:number-columns-repeated="16375"/>
        </table:table-row>
        <table:table-row table:style-name="ro1">
          <table:table-cell table:style-name="ce1" table:formula="of:=TEXT(RIGHT([.C42];3);&quot;000&quot;)&amp;TEXT([.D42];&quot;00000&quot;)" office:value-type="string" office:string-value="56008510" calcext:value-type="string">
            <text:p>56008510</text:p>
          </table:table-cell>
          <table:table-cell/>
          <table:table-cell office:value-type="string" calcext:value-type="string">
            <text:p>541-560</text:p>
          </table:table-cell>
          <table:table-cell table:style-name="ce4" office:value-type="float" office:value="8510" calcext:value-type="float">
            <text:p>8,510</text:p>
          </table:table-cell>
          <table:table-cell table:style-name="ce5" office:value-type="float" office:value="8010" calcext:value-type="float">
            <text:p>8,01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8820" calcext:value-type="float">
            <text:p>8,820</text:p>
          </table:table-cell>
          <table:table-cell table:style-name="ce5" office:value-type="float" office:value="8650" calcext:value-type="float">
            <text:p>8,650</text:p>
          </table:table-cell>
          <table:table-cell table:style-name="ce5" office:value-type="float" office:value="8930" calcext:value-type="float">
            <text:p>8,930</text:p>
          </table:table-cell>
          <table:table-cell table:number-columns-repeated="16375"/>
        </table:table-row>
        <table:table-row table:style-name="ro1">
          <table:table-cell table:style-name="ce1" table:formula="of:=TEXT(RIGHT([.C43];3);&quot;000&quot;)&amp;TEXT([.D43];&quot;00000&quot;)" office:value-type="string" office:string-value="58008720" calcext:value-type="string">
            <text:p>58008720</text:p>
          </table:table-cell>
          <table:table-cell/>
          <table:table-cell office:value-type="string" calcext:value-type="string">
            <text:p>561-580</text:p>
          </table:table-cell>
          <table:table-cell table:style-name="ce4" office:value-type="float" office:value="8720" calcext:value-type="float">
            <text:p>8,720</text:p>
          </table:table-cell>
          <table:table-cell table:style-name="ce5" office:value-type="float" office:value="8270" calcext:value-type="float">
            <text:p>8,27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9030" calcext:value-type="float">
            <text:p>9,030</text:p>
          </table:table-cell>
          <table:table-cell table:style-name="ce5" office:value-type="float" office:value="8860" calcext:value-type="float">
            <text:p>8,860</text:p>
          </table:table-cell>
          <table:table-cell table:style-name="ce5" office:value-type="float" office:value="9140" calcext:value-type="float">
            <text:p>9,140</text:p>
          </table:table-cell>
          <table:table-cell table:number-columns-repeated="16375"/>
        </table:table-row>
        <table:table-row table:style-name="ro1">
          <table:table-cell table:style-name="ce1" table:formula="of:=TEXT(RIGHT([.C44];3);&quot;000&quot;)&amp;TEXT([.D44];&quot;00000&quot;)" office:value-type="string" office:string-value="60009030" calcext:value-type="string">
            <text:p>60009030</text:p>
          </table:table-cell>
          <table:table-cell/>
          <table:table-cell office:value-type="string" calcext:value-type="string">
            <text:p>581-600</text:p>
          </table:table-cell>
          <table:table-cell table:style-name="ce4" office:value-type="float" office:value="9030" calcext:value-type="float">
            <text:p>9,030</text:p>
          </table:table-cell>
          <table:table-cell table:style-name="ce5" office:value-type="float" office:value="8530" calcext:value-type="float">
            <text:p>8,530</text:p>
          </table:table-cell>
          <table:table-cell table:style-name="ce1" office:value-type="string" calcext:value-type="string">
            <text:p><text:s/></text:p>
          </table:table-cell>
          <table:table-cell table:style-name="ce5" office:value-type="float" office:value="9340" calcext:value-type="float">
            <text:p>9,340</text:p>
          </table:table-cell>
          <table:table-cell table:style-name="ce5" office:value-type="float" office:value="9170" calcext:value-type="float">
            <text:p>9,170</text:p>
          </table:table-cell>
          <table:table-cell table:style-name="ce5" office:value-type="float" office:value="9450" calcext:value-type="float">
            <text:p>9,450</text:p>
          </table:table-cell>
          <table:table-cell table:number-columns-repeated="16375"/>
        </table:table-row>
        <table:table-row table:style-name="ro1">
          <table:table-cell table:style-name="ce1" table:formula="of:=TEXT(RIGHT([.C45];3);&quot;000&quot;)&amp;TEXT([.D45];&quot;00000&quot;)" office:value-type="string" office:string-value="64009350" calcext:value-type="string">
            <text:p>64009350</text:p>
          </table:table-cell>
          <table:table-cell/>
          <table:table-cell office:value-type="string" calcext:value-type="string">
            <text:p>601-640</text:p>
          </table:table-cell>
          <table:table-cell table:style-name="ce4" office:value-type="float" office:value="9350" calcext:value-type="float">
            <text:p>9,35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9660" calcext:value-type="float">
            <text:p>9,660</text:p>
          </table:table-cell>
          <table:table-cell table:style-name="ce5" office:value-type="float" office:value="9490" calcext:value-type="float">
            <text:p>9,490</text:p>
          </table:table-cell>
          <table:table-cell table:style-name="ce5" office:value-type="float" office:value="9770" calcext:value-type="float">
            <text:p>9,770</text:p>
          </table:table-cell>
          <table:table-cell table:number-columns-repeated="16375"/>
        </table:table-row>
        <table:table-row table:style-name="ro1">
          <table:table-cell table:style-name="ce1" table:formula="of:=TEXT(RIGHT([.C46];3);&quot;000&quot;)&amp;TEXT([.D46];&quot;00000&quot;)" office:value-type="string" office:string-value="68009560" calcext:value-type="string">
            <text:p>68009560</text:p>
          </table:table-cell>
          <table:table-cell/>
          <table:table-cell office:value-type="string" calcext:value-type="string">
            <text:p>641-680</text:p>
          </table:table-cell>
          <table:table-cell table:style-name="ce4" office:value-type="float" office:value="9560" calcext:value-type="float">
            <text:p>9,56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9870" calcext:value-type="float">
            <text:p>9,870</text:p>
          </table:table-cell>
          <table:table-cell table:style-name="ce5" office:value-type="float" office:value="9700" calcext:value-type="float">
            <text:p>9,700</text:p>
          </table:table-cell>
          <table:table-cell table:style-name="ce5" office:value-type="float" office:value="9980" calcext:value-type="float">
            <text:p>9,980</text:p>
          </table:table-cell>
          <table:table-cell table:number-columns-repeated="16375"/>
        </table:table-row>
        <table:table-row table:style-name="ro1">
          <table:table-cell table:style-name="ce1" table:formula="of:=TEXT(RIGHT([.C47];3);&quot;000&quot;)&amp;TEXT([.D47];&quot;00000&quot;)" office:value-type="string" office:string-value="72009870" calcext:value-type="string">
            <text:p>72009870</text:p>
          </table:table-cell>
          <table:table-cell/>
          <table:table-cell office:value-type="string" calcext:value-type="string">
            <text:p>681-720</text:p>
          </table:table-cell>
          <table:table-cell table:style-name="ce4" office:value-type="float" office:value="9870" calcext:value-type="float">
            <text:p>9,87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0180" calcext:value-type="float">
            <text:p>10,180</text:p>
          </table:table-cell>
          <table:table-cell table:style-name="ce5" office:value-type="float" office:value="10010" calcext:value-type="float">
            <text:p>10,010</text:p>
          </table:table-cell>
          <table:table-cell table:style-name="ce5" office:value-type="float" office:value="10290" calcext:value-type="float">
            <text:p>10,290</text:p>
          </table:table-cell>
          <table:table-cell table:number-columns-repeated="16375"/>
        </table:table-row>
        <table:table-row table:style-name="ro1">
          <table:table-cell table:style-name="ce1" table:formula="of:=TEXT(RIGHT([.C48];3);&quot;000&quot;)&amp;TEXT([.D48];&quot;00000&quot;)" office:value-type="string" office:string-value="76010190" calcext:value-type="string">
            <text:p>76010190</text:p>
          </table:table-cell>
          <table:table-cell/>
          <table:table-cell office:value-type="string" calcext:value-type="string">
            <text:p>721-760</text:p>
          </table:table-cell>
          <table:table-cell table:style-name="ce4" office:value-type="float" office:value="10190" calcext:value-type="float">
            <text:p>10,19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0500" calcext:value-type="float">
            <text:p>10,500</text:p>
          </table:table-cell>
          <table:table-cell table:style-name="ce5" office:value-type="float" office:value="10330" calcext:value-type="float">
            <text:p>10,330</text:p>
          </table:table-cell>
          <table:table-cell table:style-name="ce5" office:value-type="float" office:value="10610" calcext:value-type="float">
            <text:p>10,610</text:p>
          </table:table-cell>
          <table:table-cell table:number-columns-repeated="16375"/>
        </table:table-row>
        <table:table-row table:style-name="ro1">
          <table:table-cell table:style-name="ce1" table:formula="of:=TEXT(RIGHT([.C49];3);&quot;000&quot;)&amp;TEXT([.D49];&quot;00000&quot;)" office:value-type="string" office:string-value="80010500" calcext:value-type="string">
            <text:p>80010500</text:p>
          </table:table-cell>
          <table:table-cell/>
          <table:table-cell office:value-type="string" calcext:value-type="string">
            <text:p>761-800</text:p>
          </table:table-cell>
          <table:table-cell table:style-name="ce4" office:value-type="float" office:value="10500" calcext:value-type="float">
            <text:p>10,50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0810" calcext:value-type="float">
            <text:p>10,810</text:p>
          </table:table-cell>
          <table:table-cell table:style-name="ce5" office:value-type="float" office:value="10640" calcext:value-type="float">
            <text:p>10,640</text:p>
          </table:table-cell>
          <table:table-cell table:style-name="ce5" office:value-type="float" office:value="10920" calcext:value-type="float">
            <text:p>10,920</text:p>
          </table:table-cell>
          <table:table-cell table:number-columns-repeated="16375"/>
        </table:table-row>
        <table:table-row table:style-name="ro1">
          <table:table-cell table:style-name="ce1" table:formula="of:=TEXT(RIGHT([.C50];3);&quot;000&quot;)&amp;TEXT([.D50];&quot;00000&quot;)" office:value-type="string" office:string-value="84010820" calcext:value-type="string">
            <text:p>84010820</text:p>
          </table:table-cell>
          <table:table-cell/>
          <table:table-cell office:value-type="string" calcext:value-type="string">
            <text:p>801-840</text:p>
          </table:table-cell>
          <table:table-cell table:style-name="ce4" office:value-type="float" office:value="10820" calcext:value-type="float">
            <text:p>10,82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1130" calcext:value-type="float">
            <text:p>11,130</text:p>
          </table:table-cell>
          <table:table-cell table:style-name="ce5" office:value-type="float" office:value="10960" calcext:value-type="float">
            <text:p>10,960</text:p>
          </table:table-cell>
          <table:table-cell table:style-name="ce5" office:value-type="float" office:value="11240" calcext:value-type="float">
            <text:p>11,240</text:p>
          </table:table-cell>
          <table:table-cell table:number-columns-repeated="16375"/>
        </table:table-row>
        <table:table-row table:style-name="ro1">
          <table:table-cell table:style-name="ce1" table:formula="of:=TEXT(RIGHT([.C51];3);&quot;000&quot;)&amp;TEXT([.D51];&quot;00000&quot;)" office:value-type="string" office:string-value="88011030" calcext:value-type="string">
            <text:p>88011030</text:p>
          </table:table-cell>
          <table:table-cell/>
          <table:table-cell office:value-type="string" calcext:value-type="string">
            <text:p>841-880</text:p>
          </table:table-cell>
          <table:table-cell table:style-name="ce4" office:value-type="float" office:value="11030" calcext:value-type="float">
            <text:p>11,03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1340" calcext:value-type="float">
            <text:p>11,340</text:p>
          </table:table-cell>
          <table:table-cell table:style-name="ce5" office:value-type="float" office:value="11170" calcext:value-type="float">
            <text:p>11,170</text:p>
          </table:table-cell>
          <table:table-cell table:style-name="ce5" office:value-type="float" office:value="11450" calcext:value-type="float">
            <text:p>11,450</text:p>
          </table:table-cell>
          <table:table-cell table:number-columns-repeated="16375"/>
        </table:table-row>
        <table:table-row table:style-name="ro1">
          <table:table-cell table:style-name="ce1" table:formula="of:=TEXT(RIGHT([.C52];3);&quot;000&quot;)&amp;TEXT([.D52];&quot;00000&quot;)" office:value-type="string" office:string-value="92011340" calcext:value-type="string">
            <text:p>92011340</text:p>
          </table:table-cell>
          <table:table-cell/>
          <table:table-cell office:value-type="string" calcext:value-type="string">
            <text:p>881-920</text:p>
          </table:table-cell>
          <table:table-cell table:style-name="ce4" office:value-type="float" office:value="11340" calcext:value-type="float">
            <text:p>11,34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1650" calcext:value-type="float">
            <text:p>11,650</text:p>
          </table:table-cell>
          <table:table-cell table:style-name="ce5" office:value-type="float" office:value="11480" calcext:value-type="float">
            <text:p>11,480</text:p>
          </table:table-cell>
          <table:table-cell table:style-name="ce5" office:value-type="float" office:value="11760" calcext:value-type="float">
            <text:p>11,760</text:p>
          </table:table-cell>
          <table:table-cell table:number-columns-repeated="16375"/>
        </table:table-row>
        <table:table-row table:style-name="ro1">
          <table:table-cell table:style-name="ce1" table:formula="of:=TEXT(RIGHT([.C53];3);&quot;000&quot;)&amp;TEXT([.D53];&quot;00000&quot;)" office:value-type="string" office:string-value="96011660" calcext:value-type="string">
            <text:p>96011660</text:p>
          </table:table-cell>
          <table:table-cell/>
          <table:table-cell office:value-type="string" calcext:value-type="string">
            <text:p>921-960</text:p>
          </table:table-cell>
          <table:table-cell table:style-name="ce4" office:value-type="float" office:value="11660" calcext:value-type="float">
            <text:p>11,66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1970" calcext:value-type="float">
            <text:p>11,970</text:p>
          </table:table-cell>
          <table:table-cell table:style-name="ce5" office:value-type="float" office:value="11800" calcext:value-type="float">
            <text:p>11,800</text:p>
          </table:table-cell>
          <table:table-cell table:style-name="ce5" office:value-type="float" office:value="12080" calcext:value-type="float">
            <text:p>12,080</text:p>
          </table:table-cell>
          <table:table-cell table:number-columns-repeated="16375"/>
        </table:table-row>
        <table:table-row table:style-name="ro1">
          <table:table-cell table:style-name="ce1" table:formula="of:=TEXT(RIGHT([.C54];3);&quot;000&quot;)&amp;TEXT([.D54];&quot;00000&quot;)" office:value-type="string" office:string-value="00011970" calcext:value-type="string">
            <text:p>00011970</text:p>
          </table:table-cell>
          <table:table-cell/>
          <table:table-cell office:value-type="string" calcext:value-type="string">
            <text:p>961-1,000</text:p>
          </table:table-cell>
          <table:table-cell table:style-name="ce4" office:value-type="float" office:value="11970" calcext:value-type="float">
            <text:p>11,97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2280" calcext:value-type="float">
            <text:p>12,280</text:p>
          </table:table-cell>
          <table:table-cell table:style-name="ce5" office:value-type="float" office:value="12110" calcext:value-type="float">
            <text:p>12,110</text:p>
          </table:table-cell>
          <table:table-cell table:style-name="ce5" office:value-type="float" office:value="12390" calcext:value-type="float">
            <text:p>12,390</text:p>
          </table:table-cell>
          <table:table-cell table:number-columns-repeated="16375"/>
        </table:table-row>
        <table:table-row table:style-name="ro1">
          <table:table-cell table:style-name="ce1" table:formula="of:=TEXT(RIGHT([.C55];3);&quot;000&quot;)&amp;TEXT([.D55];&quot;00000&quot;)" office:value-type="string" office:string-value="04012290" calcext:value-type="string">
            <text:p>04012290</text:p>
          </table:table-cell>
          <table:table-cell/>
          <table:table-cell office:value-type="string" calcext:value-type="string">
            <text:p>1,001-1,040</text:p>
          </table:table-cell>
          <table:table-cell table:style-name="ce4" office:value-type="float" office:value="12290" calcext:value-type="float">
            <text:p>12,29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2600" calcext:value-type="float">
            <text:p>12,600</text:p>
          </table:table-cell>
          <table:table-cell table:style-name="ce5" office:value-type="float" office:value="12500" calcext:value-type="float">
            <text:p>12,500</text:p>
          </table:table-cell>
          <table:table-cell table:style-name="ce5" office:value-type="float" office:value="12710" calcext:value-type="float">
            <text:p>12,710</text:p>
          </table:table-cell>
          <table:table-cell table:number-columns-repeated="16375"/>
        </table:table-row>
        <table:table-row table:style-name="ro1">
          <table:table-cell table:style-name="ce1" table:formula="of:=TEXT(RIGHT([.C56];3);&quot;000&quot;)&amp;TEXT([.D56];&quot;00000&quot;)" office:value-type="string" office:string-value="08012600" calcext:value-type="string">
            <text:p>08012600</text:p>
          </table:table-cell>
          <table:table-cell/>
          <table:table-cell office:value-type="string" calcext:value-type="string">
            <text:p>1,041-1,080</text:p>
          </table:table-cell>
          <table:table-cell table:style-name="ce4" office:value-type="float" office:value="12600" calcext:value-type="float">
            <text:p>12,60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2910" calcext:value-type="float">
            <text:p>12,910</text:p>
          </table:table-cell>
          <table:table-cell table:style-name="ce5" office:value-type="float" office:value="12810" calcext:value-type="float">
            <text:p>12,810</text:p>
          </table:table-cell>
          <table:table-cell table:style-name="ce5" office:value-type="float" office:value="13020" calcext:value-type="float">
            <text:p>13,020</text:p>
          </table:table-cell>
          <table:table-cell table:number-columns-repeated="16375"/>
        </table:table-row>
        <table:table-row table:style-name="ro1">
          <table:table-cell table:style-name="ce1" table:formula="of:=TEXT(RIGHT([.C57];3);&quot;000&quot;)&amp;TEXT([.D57];&quot;00000&quot;)" office:value-type="string" office:string-value="12012810" calcext:value-type="string">
            <text:p>12012810</text:p>
          </table:table-cell>
          <table:table-cell/>
          <table:table-cell office:value-type="string" calcext:value-type="string">
            <text:p>1,081-1,120</text:p>
          </table:table-cell>
          <table:table-cell table:style-name="ce4" office:value-type="float" office:value="12810" calcext:value-type="float">
            <text:p>12,81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3120" calcext:value-type="float">
            <text:p>13,120</text:p>
          </table:table-cell>
          <table:table-cell table:style-name="ce5" office:value-type="float" office:value="13020" calcext:value-type="float">
            <text:p>13,020</text:p>
          </table:table-cell>
          <table:table-cell table:style-name="ce5" office:value-type="float" office:value="13230" calcext:value-type="float">
            <text:p>13,230</text:p>
          </table:table-cell>
          <table:table-cell table:number-columns-repeated="16375"/>
        </table:table-row>
        <table:table-row table:style-name="ro1">
          <table:table-cell table:style-name="ce1" table:formula="of:=TEXT(RIGHT([.C58];3);&quot;000&quot;)&amp;TEXT([.D58];&quot;00000&quot;)" office:value-type="string" office:string-value="16013130" calcext:value-type="string">
            <text:p>16013130</text:p>
          </table:table-cell>
          <table:table-cell/>
          <table:table-cell office:value-type="string" calcext:value-type="string">
            <text:p>1,121-1,160</text:p>
          </table:table-cell>
          <table:table-cell table:style-name="ce4" office:value-type="float" office:value="13130" calcext:value-type="float">
            <text:p>13,13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3440" calcext:value-type="float">
            <text:p>13,440</text:p>
          </table:table-cell>
          <table:table-cell table:style-name="ce5" office:value-type="float" office:value="13340" calcext:value-type="float">
            <text:p>13,340</text:p>
          </table:table-cell>
          <table:table-cell table:style-name="ce5" office:value-type="float" office:value="13550" calcext:value-type="float">
            <text:p>13,550</text:p>
          </table:table-cell>
          <table:table-cell table:number-columns-repeated="16375"/>
        </table:table-row>
        <table:table-row table:style-name="ro1">
          <table:table-cell table:style-name="ce1" table:formula="of:=TEXT(RIGHT([.C59];3);&quot;000&quot;)&amp;TEXT([.D59];&quot;00000&quot;)" office:value-type="string" office:string-value="20013440" calcext:value-type="string">
            <text:p>20013440</text:p>
          </table:table-cell>
          <table:table-cell/>
          <table:table-cell office:value-type="string" calcext:value-type="string">
            <text:p>1,161-1,200</text:p>
          </table:table-cell>
          <table:table-cell table:style-name="ce4" office:value-type="float" office:value="13440" calcext:value-type="float">
            <text:p>13,44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3750" calcext:value-type="float">
            <text:p>13,750</text:p>
          </table:table-cell>
          <table:table-cell table:style-name="ce5" office:value-type="float" office:value="13650" calcext:value-type="float">
            <text:p>13,650</text:p>
          </table:table-cell>
          <table:table-cell table:style-name="ce5" office:value-type="float" office:value="13860" calcext:value-type="float">
            <text:p>13,860</text:p>
          </table:table-cell>
          <table:table-cell table:number-columns-repeated="16375"/>
        </table:table-row>
        <table:table-row table:style-name="ro1">
          <table:table-cell table:style-name="ce1" table:formula="of:=TEXT(RIGHT([.C60];3);&quot;000&quot;)&amp;TEXT([.D60];&quot;00000&quot;)" office:value-type="string" office:string-value="24013760" calcext:value-type="string">
            <text:p>24013760</text:p>
          </table:table-cell>
          <table:table-cell/>
          <table:table-cell office:value-type="string" calcext:value-type="string">
            <text:p>1,201-1,240</text:p>
          </table:table-cell>
          <table:table-cell table:style-name="ce4" office:value-type="float" office:value="13760" calcext:value-type="float">
            <text:p>13,76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4070" calcext:value-type="float">
            <text:p>14,070</text:p>
          </table:table-cell>
          <table:table-cell table:style-name="ce5" office:value-type="float" office:value="13970" calcext:value-type="float">
            <text:p>13,970</text:p>
          </table:table-cell>
          <table:table-cell table:style-name="ce5" office:value-type="float" office:value="14180" calcext:value-type="float">
            <text:p>14,180</text:p>
          </table:table-cell>
          <table:table-cell table:number-columns-repeated="16375"/>
        </table:table-row>
        <table:table-row table:style-name="ro1">
          <table:table-cell table:style-name="ce1" table:formula="of:=TEXT(RIGHT([.C61];3);&quot;000&quot;)&amp;TEXT([.D61];&quot;00000&quot;)" office:value-type="string" office:string-value="28014070" calcext:value-type="string">
            <text:p>28014070</text:p>
          </table:table-cell>
          <table:table-cell/>
          <table:table-cell office:value-type="string" calcext:value-type="string">
            <text:p>1,241-1,280</text:p>
          </table:table-cell>
          <table:table-cell table:style-name="ce4" office:value-type="float" office:value="14070" calcext:value-type="float">
            <text:p>14,07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4380" calcext:value-type="float">
            <text:p>14,380</text:p>
          </table:table-cell>
          <table:table-cell table:style-name="ce5" office:value-type="float" office:value="14280" calcext:value-type="float">
            <text:p>14,280</text:p>
          </table:table-cell>
          <table:table-cell table:style-name="ce5" office:value-type="float" office:value="14490" calcext:value-type="float">
            <text:p>14,490</text:p>
          </table:table-cell>
          <table:table-cell table:number-columns-repeated="16375"/>
        </table:table-row>
        <table:table-row table:style-name="ro1">
          <table:table-cell table:style-name="ce1" table:formula="of:=TEXT(RIGHT([.C62];3);&quot;000&quot;)&amp;TEXT([.D62];&quot;00000&quot;)" office:value-type="string" office:string-value="32014390" calcext:value-type="string">
            <text:p>32014390</text:p>
          </table:table-cell>
          <table:table-cell/>
          <table:table-cell office:value-type="string" calcext:value-type="string">
            <text:p>1,281-1,320</text:p>
          </table:table-cell>
          <table:table-cell table:style-name="ce4" office:value-type="float" office:value="14390" calcext:value-type="float">
            <text:p>14,39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4700" calcext:value-type="float">
            <text:p>14,700</text:p>
          </table:table-cell>
          <table:table-cell table:style-name="ce5" office:value-type="float" office:value="14600" calcext:value-type="float">
            <text:p>14,600</text:p>
          </table:table-cell>
          <table:table-cell table:style-name="ce5" office:value-type="float" office:value="14810" calcext:value-type="float">
            <text:p>14,810</text:p>
          </table:table-cell>
          <table:table-cell table:number-columns-repeated="16375"/>
        </table:table-row>
        <table:table-row table:style-name="ro1">
          <table:table-cell table:style-name="ce1" table:formula="of:=TEXT(RIGHT([.C63];3);&quot;000&quot;)&amp;TEXT([.D63];&quot;00000&quot;)" office:value-type="string" office:string-value="36014600" calcext:value-type="string">
            <text:p>36014600</text:p>
          </table:table-cell>
          <table:table-cell/>
          <table:table-cell office:value-type="string" calcext:value-type="string">
            <text:p>1,321-1,360</text:p>
          </table:table-cell>
          <table:table-cell table:style-name="ce4" office:value-type="float" office:value="14600" calcext:value-type="float">
            <text:p>14,60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4910" calcext:value-type="float">
            <text:p>14,910</text:p>
          </table:table-cell>
          <table:table-cell table:style-name="ce5" office:value-type="float" office:value="14810" calcext:value-type="float">
            <text:p>14,810</text:p>
          </table:table-cell>
          <table:table-cell table:style-name="ce5" office:value-type="float" office:value="15210" calcext:value-type="float">
            <text:p>15,210</text:p>
          </table:table-cell>
          <table:table-cell table:number-columns-repeated="16375"/>
        </table:table-row>
        <table:table-row table:style-name="ro1">
          <table:table-cell table:style-name="ce1" table:formula="of:=TEXT(RIGHT([.C64];3);&quot;000&quot;)&amp;TEXT([.D64];&quot;00000&quot;)" office:value-type="string" office:string-value="40014910" calcext:value-type="string">
            <text:p>40014910</text:p>
          </table:table-cell>
          <table:table-cell/>
          <table:table-cell office:value-type="string" calcext:value-type="string">
            <text:p>1,361-1,400</text:p>
          </table:table-cell>
          <table:table-cell table:style-name="ce4" office:value-type="float" office:value="14910" calcext:value-type="float">
            <text:p>14,91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5220" calcext:value-type="float">
            <text:p>15,220</text:p>
          </table:table-cell>
          <table:table-cell table:style-name="ce5" office:value-type="float" office:value="15120" calcext:value-type="float">
            <text:p>15,120</text:p>
          </table:table-cell>
          <table:table-cell table:style-name="ce5" office:value-type="float" office:value="15330" calcext:value-type="float">
            <text:p>15,330</text:p>
          </table:table-cell>
          <table:table-cell table:number-columns-repeated="16375"/>
        </table:table-row>
        <table:table-row table:style-name="ro1">
          <table:table-cell table:style-name="ce1" table:formula="of:=TEXT(RIGHT([.C65];3);&quot;000&quot;)&amp;TEXT([.D65];&quot;00000&quot;)" office:value-type="string" office:string-value="44015230" calcext:value-type="string">
            <text:p>44015230</text:p>
          </table:table-cell>
          <table:table-cell/>
          <table:table-cell office:value-type="string" calcext:value-type="string">
            <text:p>1,401-1,440</text:p>
          </table:table-cell>
          <table:table-cell table:style-name="ce4" office:value-type="float" office:value="15230" calcext:value-type="float">
            <text:p>15,23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5540" calcext:value-type="float">
            <text:p>15,540</text:p>
          </table:table-cell>
          <table:table-cell table:style-name="ce5" office:value-type="float" office:value="15440" calcext:value-type="float">
            <text:p>15,440</text:p>
          </table:table-cell>
          <table:table-cell table:style-name="ce5" office:value-type="float" office:value="15650" calcext:value-type="float">
            <text:p>15,650</text:p>
          </table:table-cell>
          <table:table-cell table:number-columns-repeated="16375"/>
        </table:table-row>
        <table:table-row table:style-name="ro1">
          <table:table-cell table:style-name="ce1" table:formula="of:=TEXT(RIGHT([.C66];3);&quot;000&quot;)&amp;TEXT([.D66];&quot;00000&quot;)" office:value-type="string" office:string-value="48015540" calcext:value-type="string">
            <text:p>48015540</text:p>
          </table:table-cell>
          <table:table-cell/>
          <table:table-cell office:value-type="string" calcext:value-type="string">
            <text:p>1,441-1,480</text:p>
          </table:table-cell>
          <table:table-cell table:style-name="ce4" office:value-type="float" office:value="15540" calcext:value-type="float">
            <text:p>15,54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5850" calcext:value-type="float">
            <text:p>15,850</text:p>
          </table:table-cell>
          <table:table-cell table:style-name="ce5" office:value-type="float" office:value="15750" calcext:value-type="float">
            <text:p>15,750</text:p>
          </table:table-cell>
          <table:table-cell table:style-name="ce5" office:value-type="float" office:value="15960" calcext:value-type="float">
            <text:p>15,960</text:p>
          </table:table-cell>
          <table:table-cell table:number-columns-repeated="16375"/>
        </table:table-row>
        <table:table-row table:style-name="ro1">
          <table:table-cell table:style-name="ce1" table:formula="of:=TEXT(RIGHT([.C67];3);&quot;000&quot;)&amp;TEXT([.D67];&quot;00000&quot;)" office:value-type="string" office:string-value="52015860" calcext:value-type="string">
            <text:p>52015860</text:p>
          </table:table-cell>
          <table:table-cell/>
          <table:table-cell office:value-type="string" calcext:value-type="string">
            <text:p>1,481-1,520</text:p>
          </table:table-cell>
          <table:table-cell table:style-name="ce4" office:value-type="float" office:value="15860" calcext:value-type="float">
            <text:p>15,86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6170" calcext:value-type="float">
            <text:p>16,170</text:p>
          </table:table-cell>
          <table:table-cell table:style-name="ce5" office:value-type="float" office:value="16070" calcext:value-type="float">
            <text:p>16,070</text:p>
          </table:table-cell>
          <table:table-cell table:style-name="ce5" office:value-type="float" office:value="16280" calcext:value-type="float">
            <text:p>16,280</text:p>
          </table:table-cell>
          <table:table-cell table:number-columns-repeated="16375"/>
        </table:table-row>
        <table:table-row table:style-name="ro1">
          <table:table-cell table:style-name="ce1" table:formula="of:=TEXT(RIGHT([.C68];3);&quot;000&quot;)&amp;TEXT([.D68];&quot;00000&quot;)" office:value-type="string" office:string-value="56016070" calcext:value-type="string">
            <text:p>56016070</text:p>
          </table:table-cell>
          <table:table-cell/>
          <table:table-cell office:value-type="string" calcext:value-type="string">
            <text:p>1,521-1,560</text:p>
          </table:table-cell>
          <table:table-cell table:style-name="ce4" office:value-type="float" office:value="16070" calcext:value-type="float">
            <text:p>16,07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6380" calcext:value-type="float">
            <text:p>16,380</text:p>
          </table:table-cell>
          <table:table-cell table:style-name="ce5" office:value-type="float" office:value="16280" calcext:value-type="float">
            <text:p>16,280</text:p>
          </table:table-cell>
          <table:table-cell table:style-name="ce5" office:value-type="float" office:value="16490" calcext:value-type="float">
            <text:p>16,490</text:p>
          </table:table-cell>
          <table:table-cell table:number-columns-repeated="16375"/>
        </table:table-row>
        <table:table-row table:style-name="ro1">
          <table:table-cell table:style-name="ce1" table:formula="of:=TEXT(RIGHT([.C69];3);&quot;000&quot;)&amp;TEXT([.D69];&quot;00000&quot;)" office:value-type="string" office:string-value="60016380" calcext:value-type="string">
            <text:p>60016380</text:p>
          </table:table-cell>
          <table:table-cell/>
          <table:table-cell office:value-type="string" calcext:value-type="string">
            <text:p>1,561-1,600</text:p>
          </table:table-cell>
          <table:table-cell table:style-name="ce4" office:value-type="float" office:value="16380" calcext:value-type="float">
            <text:p>16,380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5" office:value-type="float" office:value="16690" calcext:value-type="float">
            <text:p>16,690</text:p>
          </table:table-cell>
          <table:table-cell table:style-name="ce5" office:value-type="float" office:value="16590" calcext:value-type="float">
            <text:p>16,590</text:p>
          </table:table-cell>
          <table:table-cell table:style-name="ce5" office:value-type="float" office:value="16800" calcext:value-type="float">
            <text:p>16,80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Green figures are for JRE and blue figures are for JRW.</text:p>
          </table:table-cell>
          <table:table-cell table:style-name="ce1" office:value-type="string" calcext:value-type="string">
            <text:p>Table 2 - Basic Fare of Local Lines 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2A</text:p>
          </table:table-cell>
          <table:table-cell table:style-name="ce1" office:value-type="string" calcext:value-type="string">
            <text:p>2B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Eigyo-kilo</text:p>
          </table:table-cell>
          <table:table-cell table:style-name="ce1" office:value-type="string" calcext:value-type="string">
            <text:p>JRE/C/W</text:p>
          </table:table-cell>
          <table:table-cell table:style-name="ce1" office:value-type="string" calcext:value-type="string">
            <text:p>JRH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9085" calcext:value-type="float">
            <text:p>3908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9178" calcext:value-type="float">
            <text:p>3917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9273" calcext:value-type="float">
            <text:p>39273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9401" calcext:value-type="float">
            <text:p>39401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6-2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21-23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40" calcext:value-type="float">
            <text:p>44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24-28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30" calcext:value-type="float">
            <text:p>53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29-3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620" calcext:value-type="float">
            <text:p>62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33-37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10" calcext:value-type="float">
            <text:p>7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38-41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810" calcext:value-type="float">
            <text:p>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42-46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47-55</text:p>
          </table:table-cell>
          <table:table-cell table:style-name="ce1" office:value-type="float" office:value="950" calcext:value-type="float">
            <text:p>950</text:p>
          </table:table-cell>
          <table:table-cell table:style-name="ce5" office:value-type="float" office:value="1040" calcext:value-type="float">
            <text:p>1,04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56-64</text:p>
          </table:table-cell>
          <table:table-cell table:style-name="ce5" office:value-type="float" office:value="1110" calcext:value-type="float">
            <text:p>1,110</text:p>
          </table:table-cell>
          <table:table-cell table:style-name="ce5" office:value-type="float" office:value="1230" calcext:value-type="float">
            <text:p>1,23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65-73</text:p>
          </table:table-cell>
          <table:table-cell table:style-name="ce5" office:value-type="float" office:value="1280" calcext:value-type="float">
            <text:p>1,280</text:p>
          </table:table-cell>
          <table:table-cell table:style-name="ce5" office:value-type="float" office:value="1410" calcext:value-type="float">
            <text:p>1,4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74-82</text:p>
          </table:table-cell>
          <table:table-cell table:style-name="ce5" office:value-type="float" office:value="1450" calcext:value-type="float">
            <text:p>1,450</text:p>
          </table:table-cell>
          <table:table-cell table:style-name="ce5" office:value-type="float" office:value="1600" calcext:value-type="float">
            <text:p>1,6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83-91</text:p>
          </table:table-cell>
          <table:table-cell table:style-name="ce5" office:value-type="float" office:value="1620" calcext:value-type="float">
            <text:p>1,620</text:p>
          </table:table-cell>
          <table:table-cell table:style-name="ce5" office:value-type="float" office:value="1790" calcext:value-type="float">
            <text:p>1,79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92-100</text:p>
          </table:table-cell>
          <table:table-cell table:style-name="ce5" office:value-type="float" office:value="1800" calcext:value-type="float">
            <text:p>1,800</text:p>
          </table:table-cell>
          <table:table-cell table:style-name="ce5" office:value-type="float" office:value="1980" calcext:value-type="float">
            <text:p>1,98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01-110</text:p>
          </table:table-cell>
          <table:table-cell table:style-name="ce5" office:value-type="float" office:value="1890" calcext:value-type="float">
            <text:p>1,890</text:p>
          </table:table-cell>
          <table:table-cell table:style-name="ce5" office:value-type="float" office:value="2100" calcext:value-type="float">
            <text:p>2,1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11-128</text:p>
          </table:table-cell>
          <table:table-cell table:style-name="ce5" office:value-type="float" office:value="2210" calcext:value-type="float">
            <text:p>2,210</text:p>
          </table:table-cell>
          <table:table-cell table:style-name="ce5" office:value-type="float" office:value="2420" calcext:value-type="float">
            <text:p>2,42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29-146</text:p>
          </table:table-cell>
          <table:table-cell table:style-name="ce5" office:value-type="float" office:value="2520" calcext:value-type="float">
            <text:p>2,520</text:p>
          </table:table-cell>
          <table:table-cell table:style-name="ce5" office:value-type="float" office:value="2730" calcext:value-type="float">
            <text:p>2,73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47-164</text:p>
          </table:table-cell>
          <table:table-cell table:style-name="ce5" office:value-type="float" office:value="2940" calcext:value-type="float">
            <text:p>2,940</text:p>
          </table:table-cell>
          <table:table-cell table:style-name="ce5" office:value-type="float" office:value="3150" calcext:value-type="float">
            <text:p>3,15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65-182</text:p>
          </table:table-cell>
          <table:table-cell table:style-name="ce5" office:value-type="float" office:value="3260" calcext:value-type="float">
            <text:p>3,260</text:p>
          </table:table-cell>
          <table:table-cell table:style-name="ce5" office:value-type="float" office:value="3570" calcext:value-type="float">
            <text:p>3,57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83-200</text:p>
          </table:table-cell>
          <table:table-cell table:style-name="ce5" office:value-type="float" office:value="3570" calcext:value-type="float">
            <text:p>3,570</text:p>
          </table:table-cell>
          <table:table-cell table:style-name="ce5" office:value-type="float" office:value="3880" calcext:value-type="float">
            <text:p>3,88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201-219</text:p>
          </table:table-cell>
          <table:table-cell table:style-name="ce5" office:value-type="float" office:value="3890" calcext:value-type="float">
            <text:p>3,890</text:p>
          </table:table-cell>
          <table:table-cell table:style-name="ce5" office:value-type="float" office:value="4200" calcext:value-type="float">
            <text:p>4,2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220-237</text:p>
          </table:table-cell>
          <table:table-cell table:style-name="ce5" office:value-type="float" office:value="4310" calcext:value-type="float">
            <text:p>4,310</text:p>
          </table:table-cell>
          <table:table-cell table:style-name="ce5" office:value-type="float" office:value="4620" calcext:value-type="float">
            <text:p>4,62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238-255</text:p>
          </table:table-cell>
          <table:table-cell table:style-name="ce5" office:value-type="float" office:value="4620" calcext:value-type="float">
            <text:p>4,620</text:p>
          </table:table-cell>
          <table:table-cell table:style-name="ce5" office:value-type="float" office:value="4930" calcext:value-type="float">
            <text:p>4,93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256-273</text:p>
          </table:table-cell>
          <table:table-cell table:style-name="ce5" office:value-type="float" office:value="4940" calcext:value-type="float">
            <text:p>4,940</text:p>
          </table:table-cell>
          <table:table-cell table:style-name="ce5" office:value-type="float" office:value="5250" calcext:value-type="float">
            <text:p>5,25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274-291</text:p>
          </table:table-cell>
          <table:table-cell table:style-name="ce5" office:value-type="float" office:value="5250" calcext:value-type="float">
            <text:p>5,250</text:p>
          </table:table-cell>
          <table:table-cell table:style-name="ce5" office:value-type="float" office:value="5560" calcext:value-type="float">
            <text:p>5,56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292-310</text:p>
          </table:table-cell>
          <table:table-cell table:style-name="ce5" office:value-type="float" office:value="5460" calcext:value-type="float">
            <text:p>5,460</text:p>
          </table:table-cell>
          <table:table-cell table:style-name="ce5" office:value-type="float" office:value="5770" calcext:value-type="float">
            <text:p>5,77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311-328</text:p>
          </table:table-cell>
          <table:table-cell table:style-name="ce5" office:value-type="float" office:value="5780" calcext:value-type="float">
            <text:p>5,780</text:p>
          </table:table-cell>
          <table:table-cell table:style-name="ce5" office:value-type="float" office:value="6090" calcext:value-type="float">
            <text:p>6,09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329-346</text:p>
          </table:table-cell>
          <table:table-cell table:style-name="ce5" office:value-type="float" office:value="6090" calcext:value-type="float">
            <text:p>6,090</text:p>
          </table:table-cell>
          <table:table-cell table:style-name="ce5" office:value-type="float" office:value="6400" calcext:value-type="float">
            <text:p>6,4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347-364</text:p>
          </table:table-cell>
          <table:table-cell table:style-name="ce5" office:value-type="float" office:value="6300" calcext:value-type="float">
            <text:p>6,300</text:p>
          </table:table-cell>
          <table:table-cell table:style-name="ce5" office:value-type="float" office:value="6610" calcext:value-type="float">
            <text:p>6,6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365-382</text:p>
          </table:table-cell>
          <table:table-cell table:style-name="ce5" office:value-type="float" office:value="6620" calcext:value-type="float">
            <text:p>6,620</text:p>
          </table:table-cell>
          <table:table-cell table:style-name="ce5" office:value-type="float" office:value="6930" calcext:value-type="float">
            <text:p>6,93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383-400</text:p>
          </table:table-cell>
          <table:table-cell table:style-name="ce5" office:value-type="float" office:value="6830" calcext:value-type="float">
            <text:p>6,830</text:p>
          </table:table-cell>
          <table:table-cell table:style-name="ce5" office:value-type="float" office:value="7140" calcext:value-type="float">
            <text:p>7,14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401-419</text:p>
          </table:table-cell>
          <table:table-cell table:style-name="ce5" office:value-type="float" office:value="7140" calcext:value-type="float">
            <text:p>7,140</text:p>
          </table:table-cell>
          <table:table-cell table:style-name="ce5" office:value-type="float" office:value="7450" calcext:value-type="float">
            <text:p>7,45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420-437</text:p>
          </table:table-cell>
          <table:table-cell table:style-name="ce5" office:value-type="float" office:value="7350" calcext:value-type="float">
            <text:p>7,350</text:p>
          </table:table-cell>
          <table:table-cell table:style-name="ce5" office:value-type="float" office:value="7660" calcext:value-type="float">
            <text:p>7,66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438-455</text:p>
          </table:table-cell>
          <table:table-cell table:style-name="ce5" office:value-type="float" office:value="7670" calcext:value-type="float">
            <text:p>7,670</text:p>
          </table:table-cell>
          <table:table-cell table:style-name="ce5" office:value-type="float" office:value="7980" calcext:value-type="float">
            <text:p>7,98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456-473</text:p>
          </table:table-cell>
          <table:table-cell table:style-name="ce5" office:value-type="float" office:value="7980" calcext:value-type="float">
            <text:p>7,980</text:p>
          </table:table-cell>
          <table:table-cell table:style-name="ce5" office:value-type="float" office:value="8290" calcext:value-type="float">
            <text:p>8,29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474-491</text:p>
          </table:table-cell>
          <table:table-cell table:style-name="ce5" office:value-type="float" office:value="8190" calcext:value-type="float">
            <text:p>8,190</text:p>
          </table:table-cell>
          <table:table-cell table:style-name="ce5" office:value-type="float" office:value="8500" calcext:value-type="float">
            <text:p>8,5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492-510</text:p>
          </table:table-cell>
          <table:table-cell table:style-name="ce5" office:value-type="float" office:value="8510" calcext:value-type="float">
            <text:p>8,510</text:p>
          </table:table-cell>
          <table:table-cell table:style-name="ce5" office:value-type="float" office:value="8820" calcext:value-type="float">
            <text:p>8,82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511-528</text:p>
          </table:table-cell>
          <table:table-cell table:style-name="ce5" office:value-type="float" office:value="8720" calcext:value-type="float">
            <text:p>8,720</text:p>
          </table:table-cell>
          <table:table-cell table:style-name="ce5" office:value-type="float" office:value="9030" calcext:value-type="float">
            <text:p>9,03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529-546</text:p>
          </table:table-cell>
          <table:table-cell table:style-name="ce5" office:value-type="float" office:value="9030" calcext:value-type="float">
            <text:p>9,030</text:p>
          </table:table-cell>
          <table:table-cell table:style-name="ce5" office:value-type="float" office:value="9340" calcext:value-type="float">
            <text:p>9,34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547-582</text:p>
          </table:table-cell>
          <table:table-cell table:style-name="ce5" office:value-type="float" office:value="9240" calcext:value-type="float">
            <text:p>9,240</text:p>
          </table:table-cell>
          <table:table-cell table:style-name="ce5" office:value-type="float" office:value="9550" calcext:value-type="float">
            <text:p>9,55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583-619</text:p>
          </table:table-cell>
          <table:table-cell table:style-name="ce5" office:value-type="float" office:value="9560" calcext:value-type="float">
            <text:p>9,560</text:p>
          </table:table-cell>
          <table:table-cell table:style-name="ce5" office:value-type="float" office:value="9870" calcext:value-type="float">
            <text:p>9,87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620-655</text:p>
          </table:table-cell>
          <table:table-cell table:style-name="ce5" office:value-type="float" office:value="9870" calcext:value-type="float">
            <text:p>9,870</text:p>
          </table:table-cell>
          <table:table-cell table:style-name="ce5" office:value-type="float" office:value="10180" calcext:value-type="float">
            <text:p>10,18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656-691</text:p>
          </table:table-cell>
          <table:table-cell table:style-name="ce5" office:value-type="float" office:value="10190" calcext:value-type="float">
            <text:p>10,190</text:p>
          </table:table-cell>
          <table:table-cell table:style-name="ce5" office:value-type="float" office:value="10550" calcext:value-type="float">
            <text:p>10,55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692-728</text:p>
          </table:table-cell>
          <table:table-cell table:style-name="ce5" office:value-type="float" office:value="10500" calcext:value-type="float">
            <text:p>10,500</text:p>
          </table:table-cell>
          <table:table-cell table:style-name="ce5" office:value-type="float" office:value="10810" calcext:value-type="float">
            <text:p>10,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729-764</text:p>
          </table:table-cell>
          <table:table-cell table:style-name="ce5" office:value-type="float" office:value="10710" calcext:value-type="float">
            <text:p>10,710</text:p>
          </table:table-cell>
          <table:table-cell table:style-name="ce5" office:value-type="float" office:value="11020" calcext:value-type="float">
            <text:p>11,02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765-800</text:p>
          </table:table-cell>
          <table:table-cell table:style-name="ce5" office:value-type="float" office:value="11030" calcext:value-type="float">
            <text:p>11,030</text:p>
          </table:table-cell>
          <table:table-cell table:style-name="ce5" office:value-type="float" office:value="11340" calcext:value-type="float">
            <text:p>11,34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801-837</text:p>
          </table:table-cell>
          <table:table-cell table:style-name="ce5" office:value-type="float" office:value="11340" calcext:value-type="float">
            <text:p>11,340</text:p>
          </table:table-cell>
          <table:table-cell table:style-name="ce5" office:value-type="float" office:value="11650" calcext:value-type="float">
            <text:p>11,65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838-873</text:p>
          </table:table-cell>
          <table:table-cell table:style-name="ce5" office:value-type="float" office:value="11660" calcext:value-type="float">
            <text:p>11,660</text:p>
          </table:table-cell>
          <table:table-cell table:style-name="ce5" office:value-type="float" office:value="11970" calcext:value-type="float">
            <text:p>11,97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874-910</text:p>
          </table:table-cell>
          <table:table-cell table:style-name="ce5" office:value-type="float" office:value="11970" calcext:value-type="float">
            <text:p>11,970</text:p>
          </table:table-cell>
          <table:table-cell table:style-name="ce5" office:value-type="float" office:value="12280" calcext:value-type="float">
            <text:p>12,28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911-946</text:p>
          </table:table-cell>
          <table:table-cell table:style-name="ce5" office:value-type="float" office:value="12290" calcext:value-type="float">
            <text:p>12,290</text:p>
          </table:table-cell>
          <table:table-cell table:style-name="ce5" office:value-type="float" office:value="12600" calcext:value-type="float">
            <text:p>12,6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947-982</text:p>
          </table:table-cell>
          <table:table-cell table:style-name="ce5" office:value-type="float" office:value="12500" calcext:value-type="float">
            <text:p>12,500</text:p>
          </table:table-cell>
          <table:table-cell table:style-name="ce5" office:value-type="float" office:value="12810" calcext:value-type="float">
            <text:p>12,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983-1,019</text:p>
          </table:table-cell>
          <table:table-cell table:style-name="ce5" office:value-type="float" office:value="12810" calcext:value-type="float">
            <text:p>12,810</text:p>
          </table:table-cell>
          <table:table-cell table:style-name="ce5" office:value-type="float" office:value="13120" calcext:value-type="float">
            <text:p>13,12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,020-1,055</text:p>
          </table:table-cell>
          <table:table-cell table:style-name="ce5" office:value-type="float" office:value="13130" calcext:value-type="float">
            <text:p>13,130</text:p>
          </table:table-cell>
          <table:table-cell table:style-name="ce5" office:value-type="float" office:value="13440" calcext:value-type="float">
            <text:p>13,44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,056-1,091</text:p>
          </table:table-cell>
          <table:table-cell table:style-name="ce5" office:value-type="float" office:value="13440" calcext:value-type="float">
            <text:p>13,440</text:p>
          </table:table-cell>
          <table:table-cell table:style-name="ce5" office:value-type="float" office:value="13750" calcext:value-type="float">
            <text:p>13,75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,092-1,128</text:p>
          </table:table-cell>
          <table:table-cell table:style-name="ce5" office:value-type="float" office:value="13760" calcext:value-type="float">
            <text:p>13,760</text:p>
          </table:table-cell>
          <table:table-cell table:style-name="ce5" office:value-type="float" office:value="14070" calcext:value-type="float">
            <text:p>14,07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,129-1,164</text:p>
          </table:table-cell>
          <table:table-cell table:style-name="ce5" office:value-type="float" office:value="13970" calcext:value-type="float">
            <text:p>13,970</text:p>
          </table:table-cell>
          <table:table-cell table:style-name="ce5" office:value-type="float" office:value="14280" calcext:value-type="float">
            <text:p>14,28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1,165-1,200</text:p>
          </table:table-cell>
          <table:table-cell table:style-name="ce5" office:value-type="float" office:value="14280" calcext:value-type="float">
            <text:p>14,280</text:p>
          </table:table-cell>
          <table:table-cell table:style-name="ce5" office:value-type="float" office:value="14590" calcext:value-type="float">
            <text:p>14,59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 office:value-type="string" calcext:value-type="string">
            <text:p>Table 3 - Special Fare of Local Lines 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3A</text:p>
          </table:table-cell>
          <table:table-cell table:style-name="ce1" office:value-type="string" calcext:value-type="string">
            <text:p>3B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Gisei-kilo</text:p>
          </table:table-cell>
          <table:table-cell table:style-name="ce1" office:value-type="string" calcext:value-type="string">
            <text:p>Eigyo-kilo</text:p>
          </table:table-cell>
          <table:table-cell table:style-name="ce1" office:value-type="string" calcext:value-type="string">
            <text:p>JRS</text:p>
          </table:table-cell>
          <table:table-cell table:style-name="ce1" office:value-type="string" calcext:value-type="string">
            <text:p>JRK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280" calcext:value-type="float">
            <text:p>2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80" calcext:value-type="float">
            <text:p>2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380" calcext:value-type="float">
            <text:p>3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float" office:value="380" calcext:value-type="float">
            <text:p>3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70" calcext:value-type="float">
            <text:p>47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80" calcext:value-type="float">
            <text:p>5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90" calcext:value-type="float">
            <text:p>69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80" calcext:value-type="float">
            <text:p>7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880" calcext:value-type="float">
            <text:p>8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970" calcext:value-type="float">
            <text:p>97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style-name="ce1" office:value-type="float" office:value="55" calcext:value-type="float">
            <text:p>55</text:p>
          </table:table-cell>
          <table:table-cell table:style-name="ce5" office:value-type="float" office:value="1060" calcext:value-type="float">
            <text:p>1,060</text:p>
          </table:table-cell>
          <table:table-cell table:style-name="ce5" office:value-type="float" office:value="1140" calcext:value-type="float">
            <text:p>1,14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style-name="ce1" office:value-type="float" office:value="64" calcext:value-type="float">
            <text:p>64</text:p>
          </table:table-cell>
          <table:table-cell table:style-name="ce5" office:value-type="float" office:value="1240" calcext:value-type="float">
            <text:p>1,240</text:p>
          </table:table-cell>
          <table:table-cell table:style-name="ce5" office:value-type="float" office:value="1330" calcext:value-type="float">
            <text:p>1,33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style-name="ce1" office:value-type="float" office:value="73" calcext:value-type="float">
            <text:p>73</text:p>
          </table:table-cell>
          <table:table-cell table:style-name="ce5" office:value-type="float" office:value="1410" calcext:value-type="float">
            <text:p>1,410</text:p>
          </table:table-cell>
          <table:table-cell table:style-name="ce5" office:value-type="float" office:value="1430" calcext:value-type="float">
            <text:p>1,43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1610" calcext:value-type="float">
            <text:p>1,61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1780" calcext:value-type="float">
            <text:p>1,7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5" office:value-type="float" office:value="2250" calcext:value-type="float">
            <text:p>2,25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2600" calcext:value-type="float">
            <text:p>2,60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3010" calcext:value-type="float">
            <text:p>3,01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3520" calcext:value-type="float">
            <text:p>3,520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able 4 - Special Fare of 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ain + Local Lines </text:p>
          </table:table-cell>
          <table:table-cell table:style-name="ce1" office:value-type="string" calcext:value-type="string">
            <text:p>4A</text:p>
          </table:table-cell>
          <table:table-cell table:style-name="ce1" office:value-type="string" calcext:value-type="string">
            <text:p>4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Gisei-kilo</text:p>
          </table:table-cell>
          <table:table-cell table:style-name="ce1" office:value-type="string" calcext:value-type="string">
            <text:p>Eigyo-kilo</text:p>
          </table:table-cell>
          <table:table-cell table:style-name="ce1" office:value-type="string" calcext:value-type="string">
            <text:p>JRS</text:p>
          </table:table-cell>
          <table:table-cell table:style-name="ce1" office:value-type="string" calcext:value-type="string">
            <text:p>JRK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able 5 - Extra Fare of 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ain Lines </text:p>
          </table:table-cell>
          <table:table-cell table:style-name="ce1" office:value-type="string" calcext:value-type="string">
            <text:p>5A</text:p>
          </table:table-cell>
          <table:table-cell table:style-name="ce1" office:value-type="string" calcext:value-type="string">
            <text:p>5B</text:p>
          </table:table-cell>
          <table:table-cell table:style-name="ce1" office:value-type="string" calcext:value-type="string">
            <text:p>5C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style-name="ce1" office:value-type="string" calcext:value-type="string">
            <text:p>JRH</text:p>
          </table:table-cell>
          <table:table-cell table:style-name="ce1" office:value-type="string" calcext:value-type="string">
            <text:p>JRS**</text:p>
          </table:table-cell>
          <table:table-cell table:style-name="ce1" office:value-type="string" calcext:value-type="string">
            <text:p>JRK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9088" calcext:value-type="float">
            <text:p>390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9273" calcext:value-type="float">
            <text:p>3927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9406" calcext:value-type="float">
            <text:p>3940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21-2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26-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31-3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36-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41-4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46-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51-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61-7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71-8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81-9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91-10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101-12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121-18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181-26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* Eigyo-kilo or Unchin-keisan-kilo 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**including additional fare between 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Kojima and Utatsu. 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able 6 - Extra Fare of 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JRH Local Lines </text:p>
          </table:table-cell>
          <table:table-cell table:style-name="ce1" office:value-type="string" calcext:value-type="string">
            <text:p>6A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igyo-kilo</text:p>
          </table:table-cell>
          <table:table-cell table:style-name="ce1" office:value-type="string" calcext:value-type="string">
            <text:p>JRH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9092" calcext:value-type="float">
            <text:p>3909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9406" calcext:value-type="float">
            <text:p>3940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21-2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24-3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33-3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38-4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42-4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47-5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56-64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65-73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74-82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83-91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92-100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101-164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16380"/>
        </table:table-row>
        <table:table-row table:style-name="ro1" table:number-rows-repeated="10483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運賃マスタ・fareマスタ" table:style-name="ta5">
        <office:forms form:automatic-focus="false" form:apply-design-mode="false"/>
        <table:table-column table:style-name="co9" table:number-columns-repeated="16384" table:default-cell-style-name="ce7"/>
        <table:table-row table:style-name="ro2">
          <table:table-cell office:value-type="string" calcext:value-type="string">
            <text:p>INSERT INTO fare VALUES (@営業キロ, @運賃);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@営業キロ</text:p>
          </table:table-cell>
          <table:table-cell office:value-type="string" calcext:value-type="string">
            <text:p>@運賃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];FIND(&quot;-&quot;; [$JR運賃表.C4])+1;LEN([$JR運賃表.C4])); &quot;.&quot;;&quot;,&quot;))" office:value-type="string" office:string-value="INSERT INTO fare VALUES (3, @運賃);" calcext:value-type="string">
            <text:p>INSERT INTO fare VALUES (3, @運賃);</text:p>
          </table:table-cell>
          <table:table-cell table:style-name="ce8" table:formula="of:=SUBSTITUTE([.A3];[.B$2];[$JR運賃表.D4])" office:value-type="string" office:string-value="INSERT INTO fare VALUES (3, 140);" calcext:value-type="string">
            <text:p>INSERT INTO fare VALUES (3, 14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];FIND(&quot;-&quot;; [$JR運賃表.C5])+1;LEN([$JR運賃表.C5])); &quot;.&quot;;&quot;,&quot;))" office:value-type="string" office:string-value="INSERT INTO fare VALUES (6, @運賃);" calcext:value-type="string">
            <text:p>INSERT INTO fare VALUES (6, @運賃);</text:p>
          </table:table-cell>
          <table:table-cell table:style-name="ce9" table:formula="of:=SUBSTITUTE([.A4];[.B$2];[$JR運賃表.D5])" office:value-type="string" office:string-value="INSERT INTO fare VALUES (6, 180);" calcext:value-type="string">
            <text:p>INSERT INTO fare VALUES (6, 18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];FIND(&quot;-&quot;; [$JR運賃表.C6])+1;LEN([$JR運賃表.C6])); &quot;.&quot;;&quot;,&quot;))" office:value-type="string" office:string-value="INSERT INTO fare VALUES (10, @運賃);" calcext:value-type="string">
            <text:p>INSERT INTO fare VALUES (10, @運賃);</text:p>
          </table:table-cell>
          <table:table-cell table:style-name="ce9" table:formula="of:=SUBSTITUTE([.A5];[.B$2];[$JR運賃表.D6])" office:value-type="string" office:string-value="INSERT INTO fare VALUES (10, 190);" calcext:value-type="string">
            <text:p>INSERT INTO fare VALUES (10, 19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7];FIND(&quot;-&quot;; [$JR運賃表.C7])+1;LEN([$JR運賃表.C7])); &quot;.&quot;;&quot;,&quot;))" office:value-type="string" office:string-value="INSERT INTO fare VALUES (15, @運賃);" calcext:value-type="string">
            <text:p>INSERT INTO fare VALUES (15, @運賃);</text:p>
          </table:table-cell>
          <table:table-cell table:style-name="ce9" table:formula="of:=SUBSTITUTE([.A6];[.B$2];[$JR運賃表.D7])" office:value-type="string" office:string-value="INSERT INTO fare VALUES (15, 230);" calcext:value-type="string">
            <text:p>INSERT INTO fare VALUES (15, 23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8];FIND(&quot;-&quot;; [$JR運賃表.C8])+1;LEN([$JR運賃表.C8])); &quot;.&quot;;&quot;,&quot;))" office:value-type="string" office:string-value="INSERT INTO fare VALUES (20, @運賃);" calcext:value-type="string">
            <text:p>INSERT INTO fare VALUES (20, @運賃);</text:p>
          </table:table-cell>
          <table:table-cell table:style-name="ce9" table:formula="of:=SUBSTITUTE([.A7];[.B$2];[$JR運賃表.D8])" office:value-type="string" office:string-value="INSERT INTO fare VALUES (20, 320);" calcext:value-type="string">
            <text:p>INSERT INTO fare VALUES (20, 32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9];FIND(&quot;-&quot;; [$JR運賃表.C9])+1;LEN([$JR運賃表.C9])); &quot;.&quot;;&quot;,&quot;))" office:value-type="string" office:string-value="INSERT INTO fare VALUES (25, @運賃);" calcext:value-type="string">
            <text:p>INSERT INTO fare VALUES (25, @運賃);</text:p>
          </table:table-cell>
          <table:table-cell table:style-name="ce9" table:formula="of:=SUBSTITUTE([.A8];[.B$2];[$JR運賃表.D9])" office:value-type="string" office:string-value="INSERT INTO fare VALUES (25, 400);" calcext:value-type="string">
            <text:p>INSERT INTO fare VALUES (25, 40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0];FIND(&quot;-&quot;; [$JR運賃表.C10])+1;LEN([$JR運賃表.C10])); &quot;.&quot;;&quot;,&quot;))" office:value-type="string" office:string-value="INSERT INTO fare VALUES (30, @運賃);" calcext:value-type="string">
            <text:p>INSERT INTO fare VALUES (30, @運賃);</text:p>
          </table:table-cell>
          <table:table-cell table:style-name="ce9" table:formula="of:=SUBSTITUTE([.A9];[.B$2];[$JR運賃表.D10])" office:value-type="string" office:string-value="INSERT INTO fare VALUES (30, 480);" calcext:value-type="string">
            <text:p>INSERT INTO fare VALUES (30, 48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1];FIND(&quot;-&quot;; [$JR運賃表.C11])+1;LEN([$JR運賃表.C11])); &quot;.&quot;;&quot;,&quot;))" office:value-type="string" office:string-value="INSERT INTO fare VALUES (35, @運賃);" calcext:value-type="string">
            <text:p>INSERT INTO fare VALUES (35, @運賃);</text:p>
          </table:table-cell>
          <table:table-cell table:style-name="ce9" table:formula="of:=SUBSTITUTE([.A10];[.B$2];[$JR運賃表.D11])" office:value-type="string" office:string-value="INSERT INTO fare VALUES (35, 570);" calcext:value-type="string">
            <text:p>INSERT INTO fare VALUES (35, 57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2];FIND(&quot;-&quot;; [$JR運賃表.C12])+1;LEN([$JR運賃表.C12])); &quot;.&quot;;&quot;,&quot;))" office:value-type="string" office:string-value="INSERT INTO fare VALUES (40, @運賃);" calcext:value-type="string">
            <text:p>INSERT INTO fare VALUES (40, @運賃);</text:p>
          </table:table-cell>
          <table:table-cell table:style-name="ce9" table:formula="of:=SUBSTITUTE([.A11];[.B$2];[$JR運賃表.D12])" office:value-type="string" office:string-value="INSERT INTO fare VALUES (40, 650);" calcext:value-type="string">
            <text:p>INSERT INTO fare VALUES (40, 65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3];FIND(&quot;-&quot;; [$JR運賃表.C13])+1;LEN([$JR運賃表.C13])); &quot;.&quot;;&quot;,&quot;))" office:value-type="string" office:string-value="INSERT INTO fare VALUES (45, @運賃);" calcext:value-type="string">
            <text:p>INSERT INTO fare VALUES (45, @運賃);</text:p>
          </table:table-cell>
          <table:table-cell table:style-name="ce9" table:formula="of:=SUBSTITUTE([.A12];[.B$2];[$JR運賃表.D13])" office:value-type="string" office:string-value="INSERT INTO fare VALUES (45, 740);" calcext:value-type="string">
            <text:p>INSERT INTO fare VALUES (45, 74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4];FIND(&quot;-&quot;; [$JR運賃表.C14])+1;LEN([$JR運賃表.C14])); &quot;.&quot;;&quot;,&quot;))" office:value-type="string" office:string-value="INSERT INTO fare VALUES (50, @運賃);" calcext:value-type="string">
            <text:p>INSERT INTO fare VALUES (50, @運賃);</text:p>
          </table:table-cell>
          <table:table-cell table:style-name="ce9" table:formula="of:=SUBSTITUTE([.A13];[.B$2];[$JR運賃表.D14])" office:value-type="string" office:string-value="INSERT INTO fare VALUES (50, 820);" calcext:value-type="string">
            <text:p>INSERT INTO fare VALUES (50, 82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5];FIND(&quot;-&quot;; [$JR運賃表.C15])+1;LEN([$JR運賃表.C15])); &quot;.&quot;;&quot;,&quot;))" office:value-type="string" office:string-value="INSERT INTO fare VALUES (60, @運賃);" calcext:value-type="string">
            <text:p>INSERT INTO fare VALUES (60, @運賃);</text:p>
          </table:table-cell>
          <table:table-cell table:style-name="ce9" table:formula="of:=SUBSTITUTE([.A14];[.B$2];[$JR運賃表.D15])" office:value-type="string" office:string-value="INSERT INTO fare VALUES (60, 950);" calcext:value-type="string">
            <text:p>INSERT INTO fare VALUES (60, 95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6];FIND(&quot;-&quot;; [$JR運賃表.C16])+1;LEN([$JR運賃表.C16])); &quot;.&quot;;&quot;,&quot;))" office:value-type="string" office:string-value="INSERT INTO fare VALUES (70, @運賃);" calcext:value-type="string">
            <text:p>INSERT INTO fare VALUES (70, @運賃);</text:p>
          </table:table-cell>
          <table:table-cell table:style-name="ce9" table:formula="of:=SUBSTITUTE([.A15];[.B$2];[$JR運賃表.D16])" office:value-type="string" office:string-value="INSERT INTO fare VALUES (70, 1110);" calcext:value-type="string">
            <text:p>INSERT INTO fare VALUES (70, 111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7];FIND(&quot;-&quot;; [$JR運賃表.C17])+1;LEN([$JR運賃表.C17])); &quot;.&quot;;&quot;,&quot;))" office:value-type="string" office:string-value="INSERT INTO fare VALUES (80, @運賃);" calcext:value-type="string">
            <text:p>INSERT INTO fare VALUES (80, @運賃);</text:p>
          </table:table-cell>
          <table:table-cell table:style-name="ce9" table:formula="of:=SUBSTITUTE([.A16];[.B$2];[$JR運賃表.D17])" office:value-type="string" office:string-value="INSERT INTO fare VALUES (80, 1280);" calcext:value-type="string">
            <text:p>INSERT INTO fare VALUES (80, 128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8];FIND(&quot;-&quot;; [$JR運賃表.C18])+1;LEN([$JR運賃表.C18])); &quot;.&quot;;&quot;,&quot;))" office:value-type="string" office:string-value="INSERT INTO fare VALUES (90, @運賃);" calcext:value-type="string">
            <text:p>INSERT INTO fare VALUES (90, @運賃);</text:p>
          </table:table-cell>
          <table:table-cell table:style-name="ce9" table:formula="of:=SUBSTITUTE([.A17];[.B$2];[$JR運賃表.D18])" office:value-type="string" office:string-value="INSERT INTO fare VALUES (90, 1450);" calcext:value-type="string">
            <text:p>INSERT INTO fare VALUES (90, 145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19];FIND(&quot;-&quot;; [$JR運賃表.C19])+1;LEN([$JR運賃表.C19])); &quot;.&quot;;&quot;,&quot;))" office:value-type="string" office:string-value="INSERT INTO fare VALUES (100, @運賃);" calcext:value-type="string">
            <text:p>INSERT INTO fare VALUES (100, @運賃);</text:p>
          </table:table-cell>
          <table:table-cell table:style-name="ce9" table:formula="of:=SUBSTITUTE([.A18];[.B$2];[$JR運賃表.D19])" office:value-type="string" office:string-value="INSERT INTO fare VALUES (100, 1620);" calcext:value-type="string">
            <text:p>INSERT INTO fare VALUES (100, 162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0];FIND(&quot;-&quot;; [$JR運賃表.C20])+1;LEN([$JR運賃表.C20])); &quot;.&quot;;&quot;,&quot;))" office:value-type="string" office:string-value="INSERT INTO fare VALUES (120, @運賃);" calcext:value-type="string">
            <text:p>INSERT INTO fare VALUES (120, @運賃);</text:p>
          </table:table-cell>
          <table:table-cell table:style-name="ce9" table:formula="of:=SUBSTITUTE([.A19];[.B$2];[$JR運賃表.D20])" office:value-type="string" office:string-value="INSERT INTO fare VALUES (120, 1890);" calcext:value-type="string">
            <text:p>INSERT INTO fare VALUES (120, 189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1];FIND(&quot;-&quot;; [$JR運賃表.C21])+1;LEN([$JR運賃表.C21])); &quot;.&quot;;&quot;,&quot;))" office:value-type="string" office:string-value="INSERT INTO fare VALUES (140, @運賃);" calcext:value-type="string">
            <text:p>INSERT INTO fare VALUES (140, @運賃);</text:p>
          </table:table-cell>
          <table:table-cell table:style-name="ce9" table:formula="of:=SUBSTITUTE([.A20];[.B$2];[$JR運賃表.D21])" office:value-type="string" office:string-value="INSERT INTO fare VALUES (140, 2210);" calcext:value-type="string">
            <text:p>INSERT INTO fare VALUES (140, 221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2];FIND(&quot;-&quot;; [$JR運賃表.C22])+1;LEN([$JR運賃表.C22])); &quot;.&quot;;&quot;,&quot;))" office:value-type="string" office:string-value="INSERT INTO fare VALUES (160, @運賃);" calcext:value-type="string">
            <text:p>INSERT INTO fare VALUES (160, @運賃);</text:p>
          </table:table-cell>
          <table:table-cell table:style-name="ce9" table:formula="of:=SUBSTITUTE([.A21];[.B$2];[$JR運賃表.D22])" office:value-type="string" office:string-value="INSERT INTO fare VALUES (160, 2520);" calcext:value-type="string">
            <text:p>INSERT INTO fare VALUES (160, 252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3];FIND(&quot;-&quot;; [$JR運賃表.C23])+1;LEN([$JR運賃表.C23])); &quot;.&quot;;&quot;,&quot;))" office:value-type="string" office:string-value="INSERT INTO fare VALUES (180, @運賃);" calcext:value-type="string">
            <text:p>INSERT INTO fare VALUES (180, @運賃);</text:p>
          </table:table-cell>
          <table:table-cell table:style-name="ce9" table:formula="of:=SUBSTITUTE([.A22];[.B$2];[$JR運賃表.D23])" office:value-type="string" office:string-value="INSERT INTO fare VALUES (180, 2940);" calcext:value-type="string">
            <text:p>INSERT INTO fare VALUES (180, 294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4];FIND(&quot;-&quot;; [$JR運賃表.C24])+1;LEN([$JR運賃表.C24])); &quot;.&quot;;&quot;,&quot;))" office:value-type="string" office:string-value="INSERT INTO fare VALUES (200, @運賃);" calcext:value-type="string">
            <text:p>INSERT INTO fare VALUES (200, @運賃);</text:p>
          </table:table-cell>
          <table:table-cell table:style-name="ce9" table:formula="of:=SUBSTITUTE([.A23];[.B$2];[$JR運賃表.D24])" office:value-type="string" office:string-value="INSERT INTO fare VALUES (200, 3260);" calcext:value-type="string">
            <text:p>INSERT INTO fare VALUES (200, 326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5];FIND(&quot;-&quot;; [$JR運賃表.C25])+1;LEN([$JR運賃表.C25])); &quot;.&quot;;&quot;,&quot;))" office:value-type="string" office:string-value="INSERT INTO fare VALUES (220, @運賃);" calcext:value-type="string">
            <text:p>INSERT INTO fare VALUES (220, @運賃);</text:p>
          </table:table-cell>
          <table:table-cell table:style-name="ce9" table:formula="of:=SUBSTITUTE([.A24];[.B$2];[$JR運賃表.D25])" office:value-type="string" office:string-value="INSERT INTO fare VALUES (220, 3570);" calcext:value-type="string">
            <text:p>INSERT INTO fare VALUES (220, 357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6];FIND(&quot;-&quot;; [$JR運賃表.C26])+1;LEN([$JR運賃表.C26])); &quot;.&quot;;&quot;,&quot;))" office:value-type="string" office:string-value="INSERT INTO fare VALUES (240, @運賃);" calcext:value-type="string">
            <text:p>INSERT INTO fare VALUES (240, @運賃);</text:p>
          </table:table-cell>
          <table:table-cell table:style-name="ce9" table:formula="of:=SUBSTITUTE([.A25];[.B$2];[$JR運賃表.D26])" office:value-type="string" office:string-value="INSERT INTO fare VALUES (240, 3890);" calcext:value-type="string">
            <text:p>INSERT INTO fare VALUES (240, 389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7];FIND(&quot;-&quot;; [$JR運賃表.C27])+1;LEN([$JR運賃表.C27])); &quot;.&quot;;&quot;,&quot;))" office:value-type="string" office:string-value="INSERT INTO fare VALUES (260, @運賃);" calcext:value-type="string">
            <text:p>INSERT INTO fare VALUES (260, @運賃);</text:p>
          </table:table-cell>
          <table:table-cell table:style-name="ce9" table:formula="of:=SUBSTITUTE([.A26];[.B$2];[$JR運賃表.D27])" office:value-type="string" office:string-value="INSERT INTO fare VALUES (260, 4310);" calcext:value-type="string">
            <text:p>INSERT INTO fare VALUES (260, 431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8];FIND(&quot;-&quot;; [$JR運賃表.C28])+1;LEN([$JR運賃表.C28])); &quot;.&quot;;&quot;,&quot;))" office:value-type="string" office:string-value="INSERT INTO fare VALUES (280, @運賃);" calcext:value-type="string">
            <text:p>INSERT INTO fare VALUES (280, @運賃);</text:p>
          </table:table-cell>
          <table:table-cell table:style-name="ce9" table:formula="of:=SUBSTITUTE([.A27];[.B$2];[$JR運賃表.D28])" office:value-type="string" office:string-value="INSERT INTO fare VALUES (280, 4620);" calcext:value-type="string">
            <text:p>INSERT INTO fare VALUES (280, 462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29];FIND(&quot;-&quot;; [$JR運賃表.C29])+1;LEN([$JR運賃表.C29])); &quot;.&quot;;&quot;,&quot;))" office:value-type="string" office:string-value="INSERT INTO fare VALUES (300, @運賃);" calcext:value-type="string">
            <text:p>INSERT INTO fare VALUES (300, @運賃);</text:p>
          </table:table-cell>
          <table:table-cell table:style-name="ce9" table:formula="of:=SUBSTITUTE([.A28];[.B$2];[$JR運賃表.D29])" office:value-type="string" office:string-value="INSERT INTO fare VALUES (300, 4940);" calcext:value-type="string">
            <text:p>INSERT INTO fare VALUES (300, 494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0];FIND(&quot;-&quot;; [$JR運賃表.C30])+1;LEN([$JR運賃表.C30])); &quot;.&quot;;&quot;,&quot;))" office:value-type="string" office:string-value="INSERT INTO fare VALUES (320, @運賃);" calcext:value-type="string">
            <text:p>INSERT INTO fare VALUES (320, @運賃);</text:p>
          </table:table-cell>
          <table:table-cell table:style-name="ce9" table:formula="of:=SUBSTITUTE([.A29];[.B$2];[$JR運賃表.D30])" office:value-type="string" office:string-value="INSERT INTO fare VALUES (320, 5250);" calcext:value-type="string">
            <text:p>INSERT INTO fare VALUES (320, 525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1];FIND(&quot;-&quot;; [$JR運賃表.C31])+1;LEN([$JR運賃表.C31])); &quot;.&quot;;&quot;,&quot;))" office:value-type="string" office:string-value="INSERT INTO fare VALUES (340, @運賃);" calcext:value-type="string">
            <text:p>INSERT INTO fare VALUES (340, @運賃);</text:p>
          </table:table-cell>
          <table:table-cell table:style-name="ce9" table:formula="of:=SUBSTITUTE([.A30];[.B$2];[$JR運賃表.D31])" office:value-type="string" office:string-value="INSERT INTO fare VALUES (340, 5460);" calcext:value-type="string">
            <text:p>INSERT INTO fare VALUES (340, 546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2];FIND(&quot;-&quot;; [$JR運賃表.C32])+1;LEN([$JR運賃表.C32])); &quot;.&quot;;&quot;,&quot;))" office:value-type="string" office:string-value="INSERT INTO fare VALUES (360, @運賃);" calcext:value-type="string">
            <text:p>INSERT INTO fare VALUES (360, @運賃);</text:p>
          </table:table-cell>
          <table:table-cell table:style-name="ce9" table:formula="of:=SUBSTITUTE([.A31];[.B$2];[$JR運賃表.D32])" office:value-type="string" office:string-value="INSERT INTO fare VALUES (360, 5780);" calcext:value-type="string">
            <text:p>INSERT INTO fare VALUES (360, 578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3];FIND(&quot;-&quot;; [$JR運賃表.C33])+1;LEN([$JR運賃表.C33])); &quot;.&quot;;&quot;,&quot;))" office:value-type="string" office:string-value="INSERT INTO fare VALUES (380, @運賃);" calcext:value-type="string">
            <text:p>INSERT INTO fare VALUES (380, @運賃);</text:p>
          </table:table-cell>
          <table:table-cell table:style-name="ce9" table:formula="of:=SUBSTITUTE([.A32];[.B$2];[$JR運賃表.D33])" office:value-type="string" office:string-value="INSERT INTO fare VALUES (380, 6090);" calcext:value-type="string">
            <text:p>INSERT INTO fare VALUES (380, 609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4];FIND(&quot;-&quot;; [$JR運賃表.C34])+1;LEN([$JR運賃表.C34])); &quot;.&quot;;&quot;,&quot;))" office:value-type="string" office:string-value="INSERT INTO fare VALUES (400, @運賃);" calcext:value-type="string">
            <text:p>INSERT INTO fare VALUES (400, @運賃);</text:p>
          </table:table-cell>
          <table:table-cell table:style-name="ce9" table:formula="of:=SUBSTITUTE([.A33];[.B$2];[$JR運賃表.D34])" office:value-type="string" office:string-value="INSERT INTO fare VALUES (400, 6300);" calcext:value-type="string">
            <text:p>INSERT INTO fare VALUES (400, 630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5];FIND(&quot;-&quot;; [$JR運賃表.C35])+1;LEN([$JR運賃表.C35])); &quot;.&quot;;&quot;,&quot;))" office:value-type="string" office:string-value="INSERT INTO fare VALUES (420, @運賃);" calcext:value-type="string">
            <text:p>INSERT INTO fare VALUES (420, @運賃);</text:p>
          </table:table-cell>
          <table:table-cell table:style-name="ce9" table:formula="of:=SUBSTITUTE([.A34];[.B$2];[$JR運賃表.D35])" office:value-type="string" office:string-value="INSERT INTO fare VALUES (420, 6620);" calcext:value-type="string">
            <text:p>INSERT INTO fare VALUES (420, 662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6];FIND(&quot;-&quot;; [$JR運賃表.C36])+1;LEN([$JR運賃表.C36])); &quot;.&quot;;&quot;,&quot;))" office:value-type="string" office:string-value="INSERT INTO fare VALUES (440, @運賃);" calcext:value-type="string">
            <text:p>INSERT INTO fare VALUES (440, @運賃);</text:p>
          </table:table-cell>
          <table:table-cell table:style-name="ce9" table:formula="of:=SUBSTITUTE([.A35];[.B$2];[$JR運賃表.D36])" office:value-type="string" office:string-value="INSERT INTO fare VALUES (440, 6830);" calcext:value-type="string">
            <text:p>INSERT INTO fare VALUES (440, 683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7];FIND(&quot;-&quot;; [$JR運賃表.C37])+1;LEN([$JR運賃表.C37])); &quot;.&quot;;&quot;,&quot;))" office:value-type="string" office:string-value="INSERT INTO fare VALUES (460, @運賃);" calcext:value-type="string">
            <text:p>INSERT INTO fare VALUES (460, @運賃);</text:p>
          </table:table-cell>
          <table:table-cell table:style-name="ce9" table:formula="of:=SUBSTITUTE([.A36];[.B$2];[$JR運賃表.D37])" office:value-type="string" office:string-value="INSERT INTO fare VALUES (460, 7140);" calcext:value-type="string">
            <text:p>INSERT INTO fare VALUES (460, 714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8];FIND(&quot;-&quot;; [$JR運賃表.C38])+1;LEN([$JR運賃表.C38])); &quot;.&quot;;&quot;,&quot;))" office:value-type="string" office:string-value="INSERT INTO fare VALUES (480, @運賃);" calcext:value-type="string">
            <text:p>INSERT INTO fare VALUES (480, @運賃);</text:p>
          </table:table-cell>
          <table:table-cell table:style-name="ce9" table:formula="of:=SUBSTITUTE([.A37];[.B$2];[$JR運賃表.D38])" office:value-type="string" office:string-value="INSERT INTO fare VALUES (480, 7350);" calcext:value-type="string">
            <text:p>INSERT INTO fare VALUES (480, 735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39];FIND(&quot;-&quot;; [$JR運賃表.C39])+1;LEN([$JR運賃表.C39])); &quot;.&quot;;&quot;,&quot;))" office:value-type="string" office:string-value="INSERT INTO fare VALUES (500, @運賃);" calcext:value-type="string">
            <text:p>INSERT INTO fare VALUES (500, @運賃);</text:p>
          </table:table-cell>
          <table:table-cell table:style-name="ce9" table:formula="of:=SUBSTITUTE([.A38];[.B$2];[$JR運賃表.D39])" office:value-type="string" office:string-value="INSERT INTO fare VALUES (500, 7670);" calcext:value-type="string">
            <text:p>INSERT INTO fare VALUES (500, 767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0];FIND(&quot;-&quot;; [$JR運賃表.C40])+1;LEN([$JR運賃表.C40])); &quot;.&quot;;&quot;,&quot;))" office:value-type="string" office:string-value="INSERT INTO fare VALUES (520, @運賃);" calcext:value-type="string">
            <text:p>INSERT INTO fare VALUES (520, @運賃);</text:p>
          </table:table-cell>
          <table:table-cell table:style-name="ce9" table:formula="of:=SUBSTITUTE([.A39];[.B$2];[$JR運賃表.D40])" office:value-type="string" office:string-value="INSERT INTO fare VALUES (520, 7980);" calcext:value-type="string">
            <text:p>INSERT INTO fare VALUES (520, 798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1];FIND(&quot;-&quot;; [$JR運賃表.C41])+1;LEN([$JR運賃表.C41])); &quot;.&quot;;&quot;,&quot;))" office:value-type="string" office:string-value="INSERT INTO fare VALUES (540, @運賃);" calcext:value-type="string">
            <text:p>INSERT INTO fare VALUES (540, @運賃);</text:p>
          </table:table-cell>
          <table:table-cell table:style-name="ce9" table:formula="of:=SUBSTITUTE([.A40];[.B$2];[$JR運賃表.D41])" office:value-type="string" office:string-value="INSERT INTO fare VALUES (540, 8190);" calcext:value-type="string">
            <text:p>INSERT INTO fare VALUES (540, 819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2];FIND(&quot;-&quot;; [$JR運賃表.C42])+1;LEN([$JR運賃表.C42])); &quot;.&quot;;&quot;,&quot;))" office:value-type="string" office:string-value="INSERT INTO fare VALUES (560, @運賃);" calcext:value-type="string">
            <text:p>INSERT INTO fare VALUES (560, @運賃);</text:p>
          </table:table-cell>
          <table:table-cell table:style-name="ce9" table:formula="of:=SUBSTITUTE([.A41];[.B$2];[$JR運賃表.D42])" office:value-type="string" office:string-value="INSERT INTO fare VALUES (560, 8510);" calcext:value-type="string">
            <text:p>INSERT INTO fare VALUES (560, 851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3];FIND(&quot;-&quot;; [$JR運賃表.C43])+1;LEN([$JR運賃表.C43])); &quot;.&quot;;&quot;,&quot;))" office:value-type="string" office:string-value="INSERT INTO fare VALUES (580, @運賃);" calcext:value-type="string">
            <text:p>INSERT INTO fare VALUES (580, @運賃);</text:p>
          </table:table-cell>
          <table:table-cell table:style-name="ce9" table:formula="of:=SUBSTITUTE([.A42];[.B$2];[$JR運賃表.D43])" office:value-type="string" office:string-value="INSERT INTO fare VALUES (580, 8720);" calcext:value-type="string">
            <text:p>INSERT INTO fare VALUES (580, 872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4];FIND(&quot;-&quot;; [$JR運賃表.C44])+1;LEN([$JR運賃表.C44])); &quot;.&quot;;&quot;,&quot;))" office:value-type="string" office:string-value="INSERT INTO fare VALUES (600, @運賃);" calcext:value-type="string">
            <text:p>INSERT INTO fare VALUES (600, @運賃);</text:p>
          </table:table-cell>
          <table:table-cell table:style-name="ce9" table:formula="of:=SUBSTITUTE([.A43];[.B$2];[$JR運賃表.D44])" office:value-type="string" office:string-value="INSERT INTO fare VALUES (600, 9030);" calcext:value-type="string">
            <text:p>INSERT INTO fare VALUES (600, 903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5];FIND(&quot;-&quot;; [$JR運賃表.C45])+1;LEN([$JR運賃表.C45])); &quot;.&quot;;&quot;,&quot;))" office:value-type="string" office:string-value="INSERT INTO fare VALUES (640, @運賃);" calcext:value-type="string">
            <text:p>INSERT INTO fare VALUES (640, @運賃);</text:p>
          </table:table-cell>
          <table:table-cell table:style-name="ce9" table:formula="of:=SUBSTITUTE([.A44];[.B$2];[$JR運賃表.D45])" office:value-type="string" office:string-value="INSERT INTO fare VALUES (640, 9350);" calcext:value-type="string">
            <text:p>INSERT INTO fare VALUES (640, 935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6];FIND(&quot;-&quot;; [$JR運賃表.C46])+1;LEN([$JR運賃表.C46])); &quot;.&quot;;&quot;,&quot;))" office:value-type="string" office:string-value="INSERT INTO fare VALUES (680, @運賃);" calcext:value-type="string">
            <text:p>INSERT INTO fare VALUES (680, @運賃);</text:p>
          </table:table-cell>
          <table:table-cell table:style-name="ce9" table:formula="of:=SUBSTITUTE([.A45];[.B$2];[$JR運賃表.D46])" office:value-type="string" office:string-value="INSERT INTO fare VALUES (680, 9560);" calcext:value-type="string">
            <text:p>INSERT INTO fare VALUES (680, 956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7];FIND(&quot;-&quot;; [$JR運賃表.C47])+1;LEN([$JR運賃表.C47])); &quot;.&quot;;&quot;,&quot;))" office:value-type="string" office:string-value="INSERT INTO fare VALUES (720, @運賃);" calcext:value-type="string">
            <text:p>INSERT INTO fare VALUES (720, @運賃);</text:p>
          </table:table-cell>
          <table:table-cell table:style-name="ce9" table:formula="of:=SUBSTITUTE([.A46];[.B$2];[$JR運賃表.D47])" office:value-type="string" office:string-value="INSERT INTO fare VALUES (720, 9870);" calcext:value-type="string">
            <text:p>INSERT INTO fare VALUES (720, 987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8];FIND(&quot;-&quot;; [$JR運賃表.C48])+1;LEN([$JR運賃表.C48])); &quot;.&quot;;&quot;,&quot;))" office:value-type="string" office:string-value="INSERT INTO fare VALUES (760, @運賃);" calcext:value-type="string">
            <text:p>INSERT INTO fare VALUES (760, @運賃);</text:p>
          </table:table-cell>
          <table:table-cell table:style-name="ce9" table:formula="of:=SUBSTITUTE([.A47];[.B$2];[$JR運賃表.D48])" office:value-type="string" office:string-value="INSERT INTO fare VALUES (760, 10190);" calcext:value-type="string">
            <text:p>INSERT INTO fare VALUES (760, 1019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49];FIND(&quot;-&quot;; [$JR運賃表.C49])+1;LEN([$JR運賃表.C49])); &quot;.&quot;;&quot;,&quot;))" office:value-type="string" office:string-value="INSERT INTO fare VALUES (800, @運賃);" calcext:value-type="string">
            <text:p>INSERT INTO fare VALUES (800, @運賃);</text:p>
          </table:table-cell>
          <table:table-cell table:style-name="ce9" table:formula="of:=SUBSTITUTE([.A48];[.B$2];[$JR運賃表.D49])" office:value-type="string" office:string-value="INSERT INTO fare VALUES (800, 10500);" calcext:value-type="string">
            <text:p>INSERT INTO fare VALUES (800, 1050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0];FIND(&quot;-&quot;; [$JR運賃表.C50])+1;LEN([$JR運賃表.C50])); &quot;.&quot;;&quot;,&quot;))" office:value-type="string" office:string-value="INSERT INTO fare VALUES (840, @運賃);" calcext:value-type="string">
            <text:p>INSERT INTO fare VALUES (840, @運賃);</text:p>
          </table:table-cell>
          <table:table-cell table:style-name="ce9" table:formula="of:=SUBSTITUTE([.A49];[.B$2];[$JR運賃表.D50])" office:value-type="string" office:string-value="INSERT INTO fare VALUES (840, 10820);" calcext:value-type="string">
            <text:p>INSERT INTO fare VALUES (840, 1082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1];FIND(&quot;-&quot;; [$JR運賃表.C51])+1;LEN([$JR運賃表.C51])); &quot;.&quot;;&quot;,&quot;))" office:value-type="string" office:string-value="INSERT INTO fare VALUES (880, @運賃);" calcext:value-type="string">
            <text:p>INSERT INTO fare VALUES (880, @運賃);</text:p>
          </table:table-cell>
          <table:table-cell table:style-name="ce9" table:formula="of:=SUBSTITUTE([.A50];[.B$2];[$JR運賃表.D51])" office:value-type="string" office:string-value="INSERT INTO fare VALUES (880, 11030);" calcext:value-type="string">
            <text:p>INSERT INTO fare VALUES (880, 1103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2];FIND(&quot;-&quot;; [$JR運賃表.C52])+1;LEN([$JR運賃表.C52])); &quot;.&quot;;&quot;,&quot;))" office:value-type="string" office:string-value="INSERT INTO fare VALUES (920, @運賃);" calcext:value-type="string">
            <text:p>INSERT INTO fare VALUES (920, @運賃);</text:p>
          </table:table-cell>
          <table:table-cell table:style-name="ce9" table:formula="of:=SUBSTITUTE([.A51];[.B$2];[$JR運賃表.D52])" office:value-type="string" office:string-value="INSERT INTO fare VALUES (920, 11340);" calcext:value-type="string">
            <text:p>INSERT INTO fare VALUES (920, 1134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3];FIND(&quot;-&quot;; [$JR運賃表.C53])+1;LEN([$JR運賃表.C53])); &quot;.&quot;;&quot;,&quot;))" office:value-type="string" office:string-value="INSERT INTO fare VALUES (960, @運賃);" calcext:value-type="string">
            <text:p>INSERT INTO fare VALUES (960, @運賃);</text:p>
          </table:table-cell>
          <table:table-cell table:style-name="ce9" table:formula="of:=SUBSTITUTE([.A52];[.B$2];[$JR運賃表.D53])" office:value-type="string" office:string-value="INSERT INTO fare VALUES (960, 11660);" calcext:value-type="string">
            <text:p>INSERT INTO fare VALUES (960, 1166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4];FIND(&quot;-&quot;; [$JR運賃表.C54])+1;LEN([$JR運賃表.C54])); &quot;.&quot;;&quot;,&quot;))" office:value-type="string" office:string-value="INSERT INTO fare VALUES (1000, @運賃);" calcext:value-type="string">
            <text:p>INSERT INTO fare VALUES (1000, @運賃);</text:p>
          </table:table-cell>
          <table:table-cell table:style-name="ce9" table:formula="of:=SUBSTITUTE([.A53];[.B$2];[$JR運賃表.D54])" office:value-type="string" office:string-value="INSERT INTO fare VALUES (1000, 11970);" calcext:value-type="string">
            <text:p>INSERT INTO fare VALUES (1000, 1197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5];FIND(&quot;-&quot;; [$JR運賃表.C55])+1;LEN([$JR運賃表.C55])); &quot;.&quot;;&quot;,&quot;))" office:value-type="string" office:string-value="INSERT INTO fare VALUES (1040, @運賃);" calcext:value-type="string">
            <text:p>INSERT INTO fare VALUES (1040, @運賃);</text:p>
          </table:table-cell>
          <table:table-cell table:style-name="ce9" table:formula="of:=SUBSTITUTE([.A54];[.B$2];[$JR運賃表.D55])" office:value-type="string" office:string-value="INSERT INTO fare VALUES (1040, 12290);" calcext:value-type="string">
            <text:p>INSERT INTO fare VALUES (1040, 1229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6];FIND(&quot;-&quot;; [$JR運賃表.C56])+1;LEN([$JR運賃表.C56])); &quot;.&quot;;&quot;,&quot;))" office:value-type="string" office:string-value="INSERT INTO fare VALUES (1080, @運賃);" calcext:value-type="string">
            <text:p>INSERT INTO fare VALUES (1080, @運賃);</text:p>
          </table:table-cell>
          <table:table-cell table:style-name="ce9" table:formula="of:=SUBSTITUTE([.A55];[.B$2];[$JR運賃表.D56])" office:value-type="string" office:string-value="INSERT INTO fare VALUES (1080, 12600);" calcext:value-type="string">
            <text:p>INSERT INTO fare VALUES (1080, 1260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7];FIND(&quot;-&quot;; [$JR運賃表.C57])+1;LEN([$JR運賃表.C57])); &quot;.&quot;;&quot;,&quot;))" office:value-type="string" office:string-value="INSERT INTO fare VALUES (1120, @運賃);" calcext:value-type="string">
            <text:p>INSERT INTO fare VALUES (1120, @運賃);</text:p>
          </table:table-cell>
          <table:table-cell table:style-name="ce9" table:formula="of:=SUBSTITUTE([.A56];[.B$2];[$JR運賃表.D57])" office:value-type="string" office:string-value="INSERT INTO fare VALUES (1120, 12810);" calcext:value-type="string">
            <text:p>INSERT INTO fare VALUES (1120, 1281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8];FIND(&quot;-&quot;; [$JR運賃表.C58])+1;LEN([$JR運賃表.C58])); &quot;.&quot;;&quot;,&quot;))" office:value-type="string" office:string-value="INSERT INTO fare VALUES (1160, @運賃);" calcext:value-type="string">
            <text:p>INSERT INTO fare VALUES (1160, @運賃);</text:p>
          </table:table-cell>
          <table:table-cell table:style-name="ce9" table:formula="of:=SUBSTITUTE([.A57];[.B$2];[$JR運賃表.D58])" office:value-type="string" office:string-value="INSERT INTO fare VALUES (1160, 13130);" calcext:value-type="string">
            <text:p>INSERT INTO fare VALUES (1160, 1313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59];FIND(&quot;-&quot;; [$JR運賃表.C59])+1;LEN([$JR運賃表.C59])); &quot;.&quot;;&quot;,&quot;))" office:value-type="string" office:string-value="INSERT INTO fare VALUES (1200, @運賃);" calcext:value-type="string">
            <text:p>INSERT INTO fare VALUES (1200, @運賃);</text:p>
          </table:table-cell>
          <table:table-cell table:style-name="ce9" table:formula="of:=SUBSTITUTE([.A58];[.B$2];[$JR運賃表.D59])" office:value-type="string" office:string-value="INSERT INTO fare VALUES (1200, 13440);" calcext:value-type="string">
            <text:p>INSERT INTO fare VALUES (1200, 1344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0];FIND(&quot;-&quot;; [$JR運賃表.C60])+1;LEN([$JR運賃表.C60])); &quot;.&quot;;&quot;,&quot;))" office:value-type="string" office:string-value="INSERT INTO fare VALUES (1240, @運賃);" calcext:value-type="string">
            <text:p>INSERT INTO fare VALUES (1240, @運賃);</text:p>
          </table:table-cell>
          <table:table-cell table:style-name="ce9" table:formula="of:=SUBSTITUTE([.A59];[.B$2];[$JR運賃表.D60])" office:value-type="string" office:string-value="INSERT INTO fare VALUES (1240, 13760);" calcext:value-type="string">
            <text:p>INSERT INTO fare VALUES (1240, 1376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1];FIND(&quot;-&quot;; [$JR運賃表.C61])+1;LEN([$JR運賃表.C61])); &quot;.&quot;;&quot;,&quot;))" office:value-type="string" office:string-value="INSERT INTO fare VALUES (1280, @運賃);" calcext:value-type="string">
            <text:p>INSERT INTO fare VALUES (1280, @運賃);</text:p>
          </table:table-cell>
          <table:table-cell table:style-name="ce9" table:formula="of:=SUBSTITUTE([.A60];[.B$2];[$JR運賃表.D61])" office:value-type="string" office:string-value="INSERT INTO fare VALUES (1280, 14070);" calcext:value-type="string">
            <text:p>INSERT INTO fare VALUES (1280, 1407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2];FIND(&quot;-&quot;; [$JR運賃表.C62])+1;LEN([$JR運賃表.C62])); &quot;.&quot;;&quot;,&quot;))" office:value-type="string" office:string-value="INSERT INTO fare VALUES (1320, @運賃);" calcext:value-type="string">
            <text:p>INSERT INTO fare VALUES (1320, @運賃);</text:p>
          </table:table-cell>
          <table:table-cell table:style-name="ce9" table:formula="of:=SUBSTITUTE([.A61];[.B$2];[$JR運賃表.D62])" office:value-type="string" office:string-value="INSERT INTO fare VALUES (1320, 14390);" calcext:value-type="string">
            <text:p>INSERT INTO fare VALUES (1320, 1439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3];FIND(&quot;-&quot;; [$JR運賃表.C63])+1;LEN([$JR運賃表.C63])); &quot;.&quot;;&quot;,&quot;))" office:value-type="string" office:string-value="INSERT INTO fare VALUES (1360, @運賃);" calcext:value-type="string">
            <text:p>INSERT INTO fare VALUES (1360, @運賃);</text:p>
          </table:table-cell>
          <table:table-cell table:style-name="ce9" table:formula="of:=SUBSTITUTE([.A62];[.B$2];[$JR運賃表.D63])" office:value-type="string" office:string-value="INSERT INTO fare VALUES (1360, 14600);" calcext:value-type="string">
            <text:p>INSERT INTO fare VALUES (1360, 1460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4];FIND(&quot;-&quot;; [$JR運賃表.C64])+1;LEN([$JR運賃表.C64])); &quot;.&quot;;&quot;,&quot;))" office:value-type="string" office:string-value="INSERT INTO fare VALUES (1400, @運賃);" calcext:value-type="string">
            <text:p>INSERT INTO fare VALUES (1400, @運賃);</text:p>
          </table:table-cell>
          <table:table-cell table:style-name="ce9" table:formula="of:=SUBSTITUTE([.A63];[.B$2];[$JR運賃表.D64])" office:value-type="string" office:string-value="INSERT INTO fare VALUES (1400, 14910);" calcext:value-type="string">
            <text:p>INSERT INTO fare VALUES (1400, 1491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5];FIND(&quot;-&quot;; [$JR運賃表.C65])+1;LEN([$JR運賃表.C65])); &quot;.&quot;;&quot;,&quot;))" office:value-type="string" office:string-value="INSERT INTO fare VALUES (1440, @運賃);" calcext:value-type="string">
            <text:p>INSERT INTO fare VALUES (1440, @運賃);</text:p>
          </table:table-cell>
          <table:table-cell table:style-name="ce9" table:formula="of:=SUBSTITUTE([.A64];[.B$2];[$JR運賃表.D65])" office:value-type="string" office:string-value="INSERT INTO fare VALUES (1440, 15230);" calcext:value-type="string">
            <text:p>INSERT INTO fare VALUES (1440, 1523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6];FIND(&quot;-&quot;; [$JR運賃表.C66])+1;LEN([$JR運賃表.C66])); &quot;.&quot;;&quot;,&quot;))" office:value-type="string" office:string-value="INSERT INTO fare VALUES (1480, @運賃);" calcext:value-type="string">
            <text:p>INSERT INTO fare VALUES (1480, @運賃);</text:p>
          </table:table-cell>
          <table:table-cell table:style-name="ce9" table:formula="of:=SUBSTITUTE([.A65];[.B$2];[$JR運賃表.D66])" office:value-type="string" office:string-value="INSERT INTO fare VALUES (1480, 15540);" calcext:value-type="string">
            <text:p>INSERT INTO fare VALUES (1480, 1554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7];FIND(&quot;-&quot;; [$JR運賃表.C67])+1;LEN([$JR運賃表.C67])); &quot;.&quot;;&quot;,&quot;))" office:value-type="string" office:string-value="INSERT INTO fare VALUES (1520, @運賃);" calcext:value-type="string">
            <text:p>INSERT INTO fare VALUES (1520, @運賃);</text:p>
          </table:table-cell>
          <table:table-cell table:style-name="ce9" table:formula="of:=SUBSTITUTE([.A66];[.B$2];[$JR運賃表.D67])" office:value-type="string" office:string-value="INSERT INTO fare VALUES (1520, 15860);" calcext:value-type="string">
            <text:p>INSERT INTO fare VALUES (1520, 1586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8];FIND(&quot;-&quot;; [$JR運賃表.C68])+1;LEN([$JR運賃表.C68])); &quot;.&quot;;&quot;,&quot;))" office:value-type="string" office:string-value="INSERT INTO fare VALUES (1560, @運賃);" calcext:value-type="string">
            <text:p>INSERT INTO fare VALUES (1560, @運賃);</text:p>
          </table:table-cell>
          <table:table-cell table:style-name="ce9" table:formula="of:=SUBSTITUTE([.A67];[.B$2];[$JR運賃表.D68])" office:value-type="string" office:string-value="INSERT INTO fare VALUES (1560, 16070);" calcext:value-type="string">
            <text:p>INSERT INTO fare VALUES (1560, 16070);</text:p>
          </table:table-cell>
          <table:table-cell table:number-columns-repeated="16382"/>
        </table:table-row>
        <table:table-row table:style-name="ro2">
          <table:table-cell table:formula="of:=SUBSTITUTE([.$A$1];[.A$2];NUMBERVALUE(MID([$JR運賃表.C69];FIND(&quot;-&quot;; [$JR運賃表.C69])+1;LEN([$JR運賃表.C69])); &quot;.&quot;;&quot;,&quot;))" office:value-type="string" office:string-value="INSERT INTO fare VALUES (1600, @運賃);" calcext:value-type="string">
            <text:p>INSERT INTO fare VALUES (1600, @運賃);</text:p>
          </table:table-cell>
          <table:table-cell table:style-name="ce9" table:formula="of:=SUBSTITUTE([.A68];[.B$2];[$JR運賃表.D69])" office:value-type="string" office:string-value="INSERT INTO fare VALUES (1600, 16380);" calcext:value-type="string">
            <text:p>INSERT INTO fare VALUES (1600, 16380);</text:p>
          </table:table-cell>
          <table:table-cell table:number-columns-repeated="16382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営業距離マスタ・山手線" table:style-name="ta5">
        <office:forms form:automatic-focus="false" form:apply-design-mode="false"/>
        <table:table-column table:style-name="co9" table:default-cell-style-name="Default"/>
        <table:table-column table:style-name="co9" table:default-cell-style-name="ce10"/>
        <table:table-row table:style-name="ro2">
          <table:table-cell office:value-type="string" calcext:value-type="string">
            <text:p>INSERT INTO station VALUES (1, ‘@駅名’, @営業キロ);</text:p>
          </table:table-cell>
          <table:table-cell table:style-name="Default"/>
        </table:table-row>
        <table:table-row table:style-name="ro2">
          <table:table-cell office:value-type="string" calcext:value-type="string">
            <text:p>@駅名</text:p>
          </table:table-cell>
          <table:table-cell table:style-name="Default" office:value-type="string" calcext:value-type="string">
            <text:p>@営業キロ</text:p>
          </table:table-cell>
        </table:table-row>
        <table:table-row table:style-name="ro3">
          <table:table-cell table:formula="of:=SUBSTITUTE([.$A$1];[.A$2];SUBSTITUTE([$山手線.C3];&quot;駅&quot;;&quot;&quot;))" office:value-type="string" office:string-value="INSERT INTO station VALUES (1, ‘品川’, @営業キロ);" calcext:value-type="string">
            <text:p>INSERT INTO station VALUES (1, ‘品川’, @営業キロ);</text:p>
          </table:table-cell>
          <table:table-cell table:formula="of:=SUBSTITUTE([.A3];[.B$2];[$山手線.E3])" office:value-type="string" office:string-value="INSERT INTO station VALUES (1, ‘品川’, 0);" calcext:value-type="string">
            <text:p>INSERT INTO station VALUES (1, ‘品川’, 0);</text:p>
          </table:table-cell>
        </table:table-row>
        <table:table-row table:style-name="ro3">
          <table:table-cell table:formula="of:=SUBSTITUTE([.$A$1];[.A$2];SUBSTITUTE([$山手線.C4];&quot;駅&quot;;&quot;&quot;))" office:value-type="string" office:string-value="INSERT INTO station VALUES (1, ‘大崎’, @営業キロ);" calcext:value-type="string">
            <text:p>INSERT INTO station VALUES (1, ‘大崎’, @営業キロ);</text:p>
          </table:table-cell>
          <table:table-cell table:formula="of:=SUBSTITUTE([.A4];[.B$2];[$山手線.E4])" office:value-type="string" office:string-value="INSERT INTO station VALUES (1, ‘大崎’, 2);" calcext:value-type="string">
            <text:p>INSERT INTO station VALUES (1, ‘大崎’, 2);</text:p>
          </table:table-cell>
        </table:table-row>
        <table:table-row table:style-name="ro3">
          <table:table-cell table:formula="of:=SUBSTITUTE([.$A$1];[.A$2];SUBSTITUTE([$山手線.C5];&quot;駅&quot;;&quot;&quot;))" office:value-type="string" office:string-value="INSERT INTO station VALUES (1, ‘五反田’, @営業キロ);" calcext:value-type="string">
            <text:p>INSERT INTO station VALUES (1, ‘五反田’, @営業キロ);</text:p>
          </table:table-cell>
          <table:table-cell table:formula="of:=SUBSTITUTE([.A5];[.B$2];[$山手線.E5])" office:value-type="string" office:string-value="INSERT INTO station VALUES (1, ‘五反田’, 2.9);" calcext:value-type="string">
            <text:p>INSERT INTO station VALUES (1, ‘五反田’, 2.9);</text:p>
          </table:table-cell>
        </table:table-row>
        <table:table-row table:style-name="ro3">
          <table:table-cell table:formula="of:=SUBSTITUTE([.$A$1];[.A$2];SUBSTITUTE([$山手線.C6];&quot;駅&quot;;&quot;&quot;))" office:value-type="string" office:string-value="INSERT INTO station VALUES (1, ‘目黒’, @営業キロ);" calcext:value-type="string">
            <text:p>INSERT INTO station VALUES (1, ‘目黒’, @営業キロ);</text:p>
          </table:table-cell>
          <table:table-cell table:formula="of:=SUBSTITUTE([.A6];[.B$2];[$山手線.E6])" office:value-type="string" office:string-value="INSERT INTO station VALUES (1, ‘目黒’, 4.1);" calcext:value-type="string">
            <text:p>INSERT INTO station VALUES (1, ‘目黒’, 4.1);</text:p>
          </table:table-cell>
        </table:table-row>
        <table:table-row table:style-name="ro3">
          <table:table-cell table:formula="of:=SUBSTITUTE([.$A$1];[.A$2];SUBSTITUTE([$山手線.C7];&quot;駅&quot;;&quot;&quot;))" office:value-type="string" office:string-value="INSERT INTO station VALUES (1, ‘恵比寿’, @営業キロ);" calcext:value-type="string">
            <text:p>INSERT INTO station VALUES (1, ‘恵比寿’, @営業キロ);</text:p>
          </table:table-cell>
          <table:table-cell table:formula="of:=SUBSTITUTE([.A7];[.B$2];[$山手線.E7])" office:value-type="string" office:string-value="INSERT INTO station VALUES (1, ‘恵比寿’, 5.6);" calcext:value-type="string">
            <text:p>INSERT INTO station VALUES (1, ‘恵比寿’, 5.6);</text:p>
          </table:table-cell>
        </table:table-row>
        <table:table-row table:style-name="ro3">
          <table:table-cell table:formula="of:=SUBSTITUTE([.$A$1];[.A$2];SUBSTITUTE([$山手線.C8];&quot;駅&quot;;&quot;&quot;))" office:value-type="string" office:string-value="INSERT INTO station VALUES (1, ‘渋谷’, @営業キロ);" calcext:value-type="string">
            <text:p>INSERT INTO station VALUES (1, ‘渋谷’, @営業キロ);</text:p>
          </table:table-cell>
          <table:table-cell table:formula="of:=SUBSTITUTE([.A8];[.B$2];[$山手線.E8])" office:value-type="string" office:string-value="INSERT INTO station VALUES (1, ‘渋谷’, 7.2);" calcext:value-type="string">
            <text:p>INSERT INTO station VALUES (1, ‘渋谷’, 7.2);</text:p>
          </table:table-cell>
        </table:table-row>
        <table:table-row table:style-name="ro3">
          <table:table-cell table:formula="of:=SUBSTITUTE([.$A$1];[.A$2];SUBSTITUTE([$山手線.C9];&quot;駅&quot;;&quot;&quot;))" office:value-type="string" office:string-value="INSERT INTO station VALUES (1, ‘原宿’, @営業キロ);" calcext:value-type="string">
            <text:p>INSERT INTO station VALUES (1, ‘原宿’, @営業キロ);</text:p>
          </table:table-cell>
          <table:table-cell table:formula="of:=SUBSTITUTE([.A9];[.B$2];[$山手線.E9])" office:value-type="string" office:string-value="INSERT INTO station VALUES (1, ‘原宿’, 8.4);" calcext:value-type="string">
            <text:p>INSERT INTO station VALUES (1, ‘原宿’, 8.4);</text:p>
          </table:table-cell>
        </table:table-row>
        <table:table-row table:style-name="ro3">
          <table:table-cell table:formula="of:=SUBSTITUTE([.$A$1];[.A$2];SUBSTITUTE([$山手線.C10];&quot;駅&quot;;&quot;&quot;))" office:value-type="string" office:string-value="INSERT INTO station VALUES (1, ‘代々木’, @営業キロ);" calcext:value-type="string">
            <text:p>INSERT INTO station VALUES (1, ‘代々木’, @営業キロ);</text:p>
          </table:table-cell>
          <table:table-cell table:formula="of:=SUBSTITUTE([.A10];[.B$2];[$山手線.E10])" office:value-type="string" office:string-value="INSERT INTO station VALUES (1, ‘代々木’, 9.9);" calcext:value-type="string">
            <text:p>INSERT INTO station VALUES (1, ‘代々木’, 9.9);</text:p>
          </table:table-cell>
        </table:table-row>
        <table:table-row table:style-name="ro3">
          <table:table-cell table:formula="of:=SUBSTITUTE([.$A$1];[.A$2];SUBSTITUTE([$山手線.C11];&quot;駅&quot;;&quot;&quot;))" office:value-type="string" office:string-value="INSERT INTO station VALUES (1, ‘新宿’, @営業キロ);" calcext:value-type="string">
            <text:p>INSERT INTO station VALUES (1, ‘新宿’, @営業キロ);</text:p>
          </table:table-cell>
          <table:table-cell table:formula="of:=SUBSTITUTE([.A11];[.B$2];[$山手線.E11])" office:value-type="string" office:string-value="INSERT INTO station VALUES (1, ‘新宿’, 10.6);" calcext:value-type="string">
            <text:p>INSERT INTO station VALUES (1, ‘新宿’, 10.6);</text:p>
          </table:table-cell>
        </table:table-row>
        <table:table-row table:style-name="ro3">
          <table:table-cell table:formula="of:=SUBSTITUTE([.$A$1];[.A$2];SUBSTITUTE([$山手線.C12];&quot;駅&quot;;&quot;&quot;))" office:value-type="string" office:string-value="INSERT INTO station VALUES (1, ‘新大久保’, @営業キロ);" calcext:value-type="string">
            <text:p>INSERT INTO station VALUES (1, ‘新大久保’, @営業キロ);</text:p>
          </table:table-cell>
          <table:table-cell table:formula="of:=SUBSTITUTE([.A12];[.B$2];[$山手線.E12])" office:value-type="string" office:string-value="INSERT INTO station VALUES (1, ‘新大久保’, 11.9);" calcext:value-type="string">
            <text:p>INSERT INTO station VALUES (1, ‘新大久保’, 11.9);</text:p>
          </table:table-cell>
        </table:table-row>
        <table:table-row table:style-name="ro3">
          <table:table-cell table:formula="of:=SUBSTITUTE([.$A$1];[.A$2];SUBSTITUTE([$山手線.C13];&quot;駅&quot;;&quot;&quot;))" office:value-type="string" office:string-value="INSERT INTO station VALUES (1, ‘高田馬場’, @営業キロ);" calcext:value-type="string">
            <text:p>INSERT INTO station VALUES (1, ‘高田馬場’, @営業キロ);</text:p>
          </table:table-cell>
          <table:table-cell table:formula="of:=SUBSTITUTE([.A13];[.B$2];[$山手線.E13])" office:value-type="string" office:string-value="INSERT INTO station VALUES (1, ‘高田馬場’, 13.3);" calcext:value-type="string">
            <text:p>INSERT INTO station VALUES (1, ‘高田馬場’, 13.3);</text:p>
          </table:table-cell>
        </table:table-row>
        <table:table-row table:style-name="ro3">
          <table:table-cell table:formula="of:=SUBSTITUTE([.$A$1];[.A$2];SUBSTITUTE([$山手線.C14];&quot;駅&quot;;&quot;&quot;))" office:value-type="string" office:string-value="INSERT INTO station VALUES (1, ‘目白’, @営業キロ);" calcext:value-type="string">
            <text:p>INSERT INTO station VALUES (1, ‘目白’, @営業キロ);</text:p>
          </table:table-cell>
          <table:table-cell table:formula="of:=SUBSTITUTE([.A14];[.B$2];[$山手線.E14])" office:value-type="string" office:string-value="INSERT INTO station VALUES (1, ‘目白’, 14.2);" calcext:value-type="string">
            <text:p>INSERT INTO station VALUES (1, ‘目白’, 14.2);</text:p>
          </table:table-cell>
        </table:table-row>
        <table:table-row table:style-name="ro3">
          <table:table-cell table:formula="of:=SUBSTITUTE([.$A$1];[.A$2];SUBSTITUTE([$山手線.C15];&quot;駅&quot;;&quot;&quot;))" office:value-type="string" office:string-value="INSERT INTO station VALUES (1, ‘池袋’, @営業キロ);" calcext:value-type="string">
            <text:p>INSERT INTO station VALUES (1, ‘池袋’, @営業キロ);</text:p>
          </table:table-cell>
          <table:table-cell table:formula="of:=SUBSTITUTE([.A15];[.B$2];[$山手線.E15])" office:value-type="string" office:string-value="INSERT INTO station VALUES (1, ‘池袋’, 15.4);" calcext:value-type="string">
            <text:p>INSERT INTO station VALUES (1, ‘池袋’, 15.4);</text:p>
          </table:table-cell>
        </table:table-row>
        <table:table-row table:style-name="ro3">
          <table:table-cell table:formula="of:=SUBSTITUTE([.$A$1];[.A$2];SUBSTITUTE([$山手線.C16];&quot;駅&quot;;&quot;&quot;))" office:value-type="string" office:string-value="INSERT INTO station VALUES (1, ‘大塚’, @営業キロ);" calcext:value-type="string">
            <text:p>INSERT INTO station VALUES (1, ‘大塚’, @営業キロ);</text:p>
          </table:table-cell>
          <table:table-cell table:formula="of:=SUBSTITUTE([.A16];[.B$2];[$山手線.E16])" office:value-type="string" office:string-value="INSERT INTO station VALUES (1, ‘大塚’, 17.2);" calcext:value-type="string">
            <text:p>INSERT INTO station VALUES (1, ‘大塚’, 17.2);</text:p>
          </table:table-cell>
        </table:table-row>
        <table:table-row table:style-name="ro3">
          <table:table-cell table:formula="of:=SUBSTITUTE([.$A$1];[.A$2];SUBSTITUTE([$山手線.C17];&quot;駅&quot;;&quot;&quot;))" office:value-type="string" office:string-value="INSERT INTO station VALUES (1, ‘巣鴨’, @営業キロ);" calcext:value-type="string">
            <text:p>INSERT INTO station VALUES (1, ‘巣鴨’, @営業キロ);</text:p>
          </table:table-cell>
          <table:table-cell table:formula="of:=SUBSTITUTE([.A17];[.B$2];[$山手線.E17])" office:value-type="string" office:string-value="INSERT INTO station VALUES (1, ‘巣鴨’, 18.3);" calcext:value-type="string">
            <text:p>INSERT INTO station VALUES (1, ‘巣鴨’, 18.3);</text:p>
          </table:table-cell>
        </table:table-row>
        <table:table-row table:style-name="ro3">
          <table:table-cell table:formula="of:=SUBSTITUTE([.$A$1];[.A$2];SUBSTITUTE([$山手線.C18];&quot;駅&quot;;&quot;&quot;))" office:value-type="string" office:string-value="INSERT INTO station VALUES (1, ‘駒込’, @営業キロ);" calcext:value-type="string">
            <text:p>INSERT INTO station VALUES (1, ‘駒込’, @営業キロ);</text:p>
          </table:table-cell>
          <table:table-cell table:formula="of:=SUBSTITUTE([.A18];[.B$2];[$山手線.E18])" office:value-type="string" office:string-value="INSERT INTO station VALUES (1, ‘駒込’, 19);" calcext:value-type="string">
            <text:p>INSERT INTO station VALUES (1, ‘駒込’, 19);</text:p>
          </table:table-cell>
        </table:table-row>
        <table:table-row table:style-name="ro3">
          <table:table-cell table:formula="of:=SUBSTITUTE([.$A$1];[.A$2];SUBSTITUTE([$山手線.C19];&quot;駅&quot;;&quot;&quot;))" office:value-type="string" office:string-value="INSERT INTO station VALUES (1, ‘田端’, @営業キロ);" calcext:value-type="string">
            <text:p>INSERT INTO station VALUES (1, ‘田端’, @営業キロ);</text:p>
          </table:table-cell>
          <table:table-cell table:formula="of:=SUBSTITUTE([.A19];[.B$2];[$山手線.E19])" office:value-type="string" office:string-value="INSERT INTO station VALUES (1, ‘田端’, 20.6);" calcext:value-type="string">
            <text:p>INSERT INTO station VALUES (1, ‘田端’, 20.6);</text:p>
          </table:table-cell>
        </table:table-row>
        <table:table-row table:style-name="ro3">
          <table:table-cell table:formula="of:=SUBSTITUTE([.$A$1];[.A$2];SUBSTITUTE([$山手線.C20];&quot;駅&quot;;&quot;&quot;))" office:value-type="string" office:string-value="INSERT INTO station VALUES (1, ‘西日暮里’, @営業キロ);" calcext:value-type="string">
            <text:p>INSERT INTO station VALUES (1, ‘西日暮里’, @営業キロ);</text:p>
          </table:table-cell>
          <table:table-cell table:formula="of:=SUBSTITUTE([.A20];[.B$2];[$山手線.E20])" office:value-type="string" office:string-value="INSERT INTO station VALUES (1, ‘西日暮里’, 21.4);" calcext:value-type="string">
            <text:p>INSERT INTO station VALUES (1, ‘西日暮里’, 21.4);</text:p>
          </table:table-cell>
        </table:table-row>
        <table:table-row table:style-name="ro3">
          <table:table-cell table:formula="of:=SUBSTITUTE([.$A$1];[.A$2];SUBSTITUTE([$山手線.C21];&quot;駅&quot;;&quot;&quot;))" office:value-type="string" office:string-value="INSERT INTO station VALUES (1, ‘日暮里’, @営業キロ);" calcext:value-type="string">
            <text:p>INSERT INTO station VALUES (1, ‘日暮里’, @営業キロ);</text:p>
          </table:table-cell>
          <table:table-cell table:formula="of:=SUBSTITUTE([.A21];[.B$2];[$山手線.E21])" office:value-type="string" office:string-value="INSERT INTO station VALUES (1, ‘日暮里’, 21.9);" calcext:value-type="string">
            <text:p>INSERT INTO station VALUES (1, ‘日暮里’, 21.9);</text:p>
          </table:table-cell>
        </table:table-row>
        <table:table-row table:style-name="ro3">
          <table:table-cell table:formula="of:=SUBSTITUTE([.$A$1];[.A$2];SUBSTITUTE([$山手線.C22];&quot;駅&quot;;&quot;&quot;))" office:value-type="string" office:string-value="INSERT INTO station VALUES (1, ‘鶯谷’, @営業キロ);" calcext:value-type="string">
            <text:p>INSERT INTO station VALUES (1, ‘鶯谷’, @営業キロ);</text:p>
          </table:table-cell>
          <table:table-cell table:formula="of:=SUBSTITUTE([.A22];[.B$2];[$山手線.E22])" office:value-type="string" office:string-value="INSERT INTO station VALUES (1, ‘鶯谷’, 23);" calcext:value-type="string">
            <text:p>INSERT INTO station VALUES (1, ‘鶯谷’, 23);</text:p>
          </table:table-cell>
        </table:table-row>
        <table:table-row table:style-name="ro3">
          <table:table-cell table:formula="of:=SUBSTITUTE([.$A$1];[.A$2];SUBSTITUTE([$山手線.C23];&quot;駅&quot;;&quot;&quot;))" office:value-type="string" office:string-value="INSERT INTO station VALUES (1, ‘上野’, @営業キロ);" calcext:value-type="string">
            <text:p>INSERT INTO station VALUES (1, ‘上野’, @営業キロ);</text:p>
          </table:table-cell>
          <table:table-cell table:formula="of:=SUBSTITUTE([.A23];[.B$2];[$山手線.E23])" office:value-type="string" office:string-value="INSERT INTO station VALUES (1, ‘上野’, 24.1);" calcext:value-type="string">
            <text:p>INSERT INTO station VALUES (1, ‘上野’, 24.1);</text:p>
          </table:table-cell>
        </table:table-row>
        <table:table-row table:style-name="ro3">
          <table:table-cell table:formula="of:=SUBSTITUTE([.$A$1];[.A$2];SUBSTITUTE([$山手線.C24];&quot;駅&quot;;&quot;&quot;))" office:value-type="string" office:string-value="INSERT INTO station VALUES (1, ‘御徒町’, @営業キロ);" calcext:value-type="string">
            <text:p>INSERT INTO station VALUES (1, ‘御徒町’, @営業キロ);</text:p>
          </table:table-cell>
          <table:table-cell table:formula="of:=SUBSTITUTE([.A24];[.B$2];[$山手線.E24])" office:value-type="string" office:string-value="INSERT INTO station VALUES (1, ‘御徒町’, 24.7);" calcext:value-type="string">
            <text:p>INSERT INTO station VALUES (1, ‘御徒町’, 24.7);</text:p>
          </table:table-cell>
        </table:table-row>
        <table:table-row table:style-name="ro3">
          <table:table-cell table:formula="of:=SUBSTITUTE([.$A$1];[.A$2];SUBSTITUTE([$山手線.C25];&quot;駅&quot;;&quot;&quot;))" office:value-type="string" office:string-value="INSERT INTO station VALUES (1, ‘秋葉原’, @営業キロ);" calcext:value-type="string">
            <text:p>INSERT INTO station VALUES (1, ‘秋葉原’, @営業キロ);</text:p>
          </table:table-cell>
          <table:table-cell table:formula="of:=SUBSTITUTE([.A25];[.B$2];[$山手線.E25])" office:value-type="string" office:string-value="INSERT INTO station VALUES (1, ‘秋葉原’, 25.7);" calcext:value-type="string">
            <text:p>INSERT INTO station VALUES (1, ‘秋葉原’, 25.7);</text:p>
          </table:table-cell>
        </table:table-row>
        <table:table-row table:style-name="ro3">
          <table:table-cell table:formula="of:=SUBSTITUTE([.$A$1];[.A$2];SUBSTITUTE([$山手線.C26];&quot;駅&quot;;&quot;&quot;))" office:value-type="string" office:string-value="INSERT INTO station VALUES (1, ‘神田’, @営業キロ);" calcext:value-type="string">
            <text:p>INSERT INTO station VALUES (1, ‘神田’, @営業キロ);</text:p>
          </table:table-cell>
          <table:table-cell table:formula="of:=SUBSTITUTE([.A26];[.B$2];[$山手線.E26])" office:value-type="string" office:string-value="INSERT INTO station VALUES (1, ‘神田’, 26.4);" calcext:value-type="string">
            <text:p>INSERT INTO station VALUES (1, ‘神田’, 26.4);</text:p>
          </table:table-cell>
        </table:table-row>
        <table:table-row table:style-name="ro3">
          <table:table-cell table:formula="of:=SUBSTITUTE([.$A$1];[.A$2];SUBSTITUTE([$山手線.C27];&quot;駅&quot;;&quot;&quot;))" office:value-type="string" office:string-value="INSERT INTO station VALUES (1, ‘東京’, @営業キロ);" calcext:value-type="string">
            <text:p>INSERT INTO station VALUES (1, ‘東京’, @営業キロ);</text:p>
          </table:table-cell>
          <table:table-cell table:formula="of:=SUBSTITUTE([.A27];[.B$2];[$山手線.E27])" office:value-type="string" office:string-value="INSERT INTO station VALUES (1, ‘東京’, 27.7);" calcext:value-type="string">
            <text:p>INSERT INTO station VALUES (1, ‘東京’, 27.7);</text:p>
          </table:table-cell>
        </table:table-row>
        <table:table-row table:style-name="ro3">
          <table:table-cell table:formula="of:=SUBSTITUTE([.$A$1];[.A$2];SUBSTITUTE([$山手線.C28];&quot;駅&quot;;&quot;&quot;))" office:value-type="string" office:string-value="INSERT INTO station VALUES (1, ‘有楽町’, @営業キロ);" calcext:value-type="string">
            <text:p>INSERT INTO station VALUES (1, ‘有楽町’, @営業キロ);</text:p>
          </table:table-cell>
          <table:table-cell table:formula="of:=SUBSTITUTE([.A28];[.B$2];[$山手線.E28])" office:value-type="string" office:string-value="INSERT INTO station VALUES (1, ‘有楽町’, 28.5);" calcext:value-type="string">
            <text:p>INSERT INTO station VALUES (1, ‘有楽町’, 28.5);</text:p>
          </table:table-cell>
        </table:table-row>
        <table:table-row table:style-name="ro3">
          <table:table-cell table:formula="of:=SUBSTITUTE([.$A$1];[.A$2];SUBSTITUTE([$山手線.C29];&quot;駅&quot;;&quot;&quot;))" office:value-type="string" office:string-value="INSERT INTO station VALUES (1, ‘新橋’, @営業キロ);" calcext:value-type="string">
            <text:p>INSERT INTO station VALUES (1, ‘新橋’, @営業キロ);</text:p>
          </table:table-cell>
          <table:table-cell table:formula="of:=SUBSTITUTE([.A29];[.B$2];[$山手線.E29])" office:value-type="string" office:string-value="INSERT INTO station VALUES (1, ‘新橋’, 29.6);" calcext:value-type="string">
            <text:p>INSERT INTO station VALUES (1, ‘新橋’, 29.6);</text:p>
          </table:table-cell>
        </table:table-row>
        <table:table-row table:style-name="ro3">
          <table:table-cell table:formula="of:=SUBSTITUTE([.$A$1];[.A$2];SUBSTITUTE([$山手線.C30];&quot;駅&quot;;&quot;&quot;))" office:value-type="string" office:string-value="INSERT INTO station VALUES (1, ‘浜松町’, @営業キロ);" calcext:value-type="string">
            <text:p>INSERT INTO station VALUES (1, ‘浜松町’, @営業キロ);</text:p>
          </table:table-cell>
          <table:table-cell table:formula="of:=SUBSTITUTE([.A30];[.B$2];[$山手線.E30])" office:value-type="string" office:string-value="INSERT INTO station VALUES (1, ‘浜松町’, 30.8);" calcext:value-type="string">
            <text:p>INSERT INTO station VALUES (1, ‘浜松町’, 30.8);</text:p>
          </table:table-cell>
        </table:table-row>
        <table:table-row table:style-name="ro3">
          <table:table-cell table:formula="of:=SUBSTITUTE([.$A$1];[.A$2];SUBSTITUTE([$山手線.C31];&quot;駅&quot;;&quot;&quot;))" office:value-type="string" office:string-value="INSERT INTO station VALUES (1, ‘田町’, @営業キロ);" calcext:value-type="string">
            <text:p>INSERT INTO station VALUES (1, ‘田町’, @営業キロ);</text:p>
          </table:table-cell>
          <table:table-cell table:formula="of:=SUBSTITUTE([.A31];[.B$2];[$山手線.E31])" office:value-type="string" office:string-value="INSERT INTO station VALUES (1, ‘田町’, 32.3);" calcext:value-type="string">
            <text:p>INSERT INTO station VALUES (1, ‘田町’, 32.3);</text:p>
          </table:table-cell>
        </table:table-row>
        <table:table-row table:style-name="ro3">
          <table:table-cell table:formula="of:=SUBSTITUTE([.$A$1];[.A$2];SUBSTITUTE([$山手線.C32];&quot;駅&quot;;&quot;&quot;))" office:value-type="string" office:string-value="INSERT INTO station VALUES (1, ‘品川’, @営業キロ);" calcext:value-type="string">
            <text:p>INSERT INTO station VALUES (1, ‘品川’, @営業キロ);</text:p>
          </table:table-cell>
          <table:table-cell table:formula="of:=SUBSTITUTE([.A32];[.B$2];[$山手線.E32])" office:value-type="string" office:string-value="INSERT INTO station VALUES (1, ‘品川’, 34.5);" calcext:value-type="string">
            <text:p>INSERT INTO station VALUES (1, ‘品川’, 34.5);</text:p>
          </table:table-cell>
        </table:table-row>
      </table:table>
      <table:table table:name="営業距離マスタ・小田急線" table:style-name="ta5">
        <office:forms form:automatic-focus="false" form:apply-design-mode="false"/>
        <table:table-column table:style-name="co9" table:default-cell-style-name="Default"/>
        <table:table-column table:style-name="co9" table:default-cell-style-name="ce10"/>
        <table:table-row table:style-name="ro2">
          <table:table-cell office:value-type="string" calcext:value-type="string">
            <text:p>INSERT INTO station VALUES (2, ‘@駅名’, @営業キロ);</text:p>
          </table:table-cell>
          <table:table-cell table:style-name="Default"/>
        </table:table-row>
        <table:table-row table:style-name="ro2">
          <table:table-cell office:value-type="string" calcext:value-type="string">
            <text:p>@駅名</text:p>
          </table:table-cell>
          <table:table-cell table:style-name="Default" office:value-type="string" calcext:value-type="string">
            <text:p>@営業キロ</text:p>
          </table:table-cell>
        </table:table-row>
        <table:table-row table:style-name="ro4">
          <table:table-cell table:formula="of:=SUBSTITUTE([.$A$1];[.A$2];SUBSTITUTE([$'小田急線～箱根登山鉄道'.B3];&quot;駅&quot;;&quot;&quot;))" office:value-type="string" office:string-value="INSERT INTO station VALUES (2, ‘新宿’, @営業キロ);" calcext:value-type="string">
            <text:p>INSERT INTO station VALUES (2, ‘新宿’, @営業キロ);</text:p>
          </table:table-cell>
          <table:table-cell table:formula="of:=SUBSTITUTE([.A3];[.B$2];[$'小田急線～箱根登山鉄道'.D3])" office:value-type="string" office:string-value="INSERT INTO station VALUES (2, ‘新宿’, 0);" calcext:value-type="string">
            <text:p>INSERT INTO station VALUES (2, ‘新宿’, 0);</text:p>
          </table:table-cell>
        </table:table-row>
        <table:table-row table:style-name="ro4">
          <table:table-cell table:formula="of:=SUBSTITUTE([.$A$1];[.A$2];SUBSTITUTE([$'小田急線～箱根登山鉄道'.B4];&quot;駅&quot;;&quot;&quot;))" office:value-type="string" office:string-value="INSERT INTO station VALUES (2, ‘南新宿’, @営業キロ);" calcext:value-type="string">
            <text:p>INSERT INTO station VALUES (2, ‘南新宿’, @営業キロ);</text:p>
          </table:table-cell>
          <table:table-cell table:formula="of:=SUBSTITUTE([.A4];[.B$2];[$'小田急線～箱根登山鉄道'.D4])" office:value-type="string" office:string-value="INSERT INTO station VALUES (2, ‘南新宿’, 0.8);" calcext:value-type="string">
            <text:p>INSERT INTO station VALUES (2, ‘南新宿’, 0.8);</text:p>
          </table:table-cell>
        </table:table-row>
        <table:table-row table:style-name="ro4">
          <table:table-cell table:formula="of:=SUBSTITUTE([.$A$1];[.A$2];SUBSTITUTE([$'小田急線～箱根登山鉄道'.B5];&quot;駅&quot;;&quot;&quot;))" office:value-type="string" office:string-value="INSERT INTO station VALUES (2, ‘参宮橋’, @営業キロ);" calcext:value-type="string">
            <text:p>INSERT INTO station VALUES (2, ‘参宮橋’, @営業キロ);</text:p>
          </table:table-cell>
          <table:table-cell table:formula="of:=SUBSTITUTE([.A5];[.B$2];[$'小田急線～箱根登山鉄道'.D5])" office:value-type="string" office:string-value="INSERT INTO station VALUES (2, ‘参宮橋’, 1.5);" calcext:value-type="string">
            <text:p>INSERT INTO station VALUES (2, ‘参宮橋’, 1.5);</text:p>
          </table:table-cell>
        </table:table-row>
        <table:table-row table:style-name="ro4">
          <table:table-cell table:formula="of:=SUBSTITUTE([.$A$1];[.A$2];SUBSTITUTE([$'小田急線～箱根登山鉄道'.B6];&quot;駅&quot;;&quot;&quot;))" office:value-type="string" office:string-value="INSERT INTO station VALUES (2, ‘代々木八幡’, @営業キロ);" calcext:value-type="string">
            <text:p>INSERT INTO station VALUES (2, ‘代々木八幡’, @営業キロ);</text:p>
          </table:table-cell>
          <table:table-cell table:formula="of:=SUBSTITUTE([.A6];[.B$2];[$'小田急線～箱根登山鉄道'.D6])" office:value-type="string" office:string-value="INSERT INTO station VALUES (2, ‘代々木八幡’, 2.7);" calcext:value-type="string">
            <text:p>INSERT INTO station VALUES (2, ‘代々木八幡’, 2.7);</text:p>
          </table:table-cell>
        </table:table-row>
        <table:table-row table:style-name="ro4">
          <table:table-cell table:formula="of:=SUBSTITUTE([.$A$1];[.A$2];SUBSTITUTE([$'小田急線～箱根登山鉄道'.B7];&quot;駅&quot;;&quot;&quot;))" office:value-type="string" office:string-value="INSERT INTO station VALUES (2, ‘代々木上原’, @営業キロ);" calcext:value-type="string">
            <text:p>INSERT INTO station VALUES (2, ‘代々木上原’, @営業キロ);</text:p>
          </table:table-cell>
          <table:table-cell table:formula="of:=SUBSTITUTE([.A7];[.B$2];[$'小田急線～箱根登山鉄道'.D7])" office:value-type="string" office:string-value="INSERT INTO station VALUES (2, ‘代々木上原’, 3.5);" calcext:value-type="string">
            <text:p>INSERT INTO station VALUES (2, ‘代々木上原’, 3.5);</text:p>
          </table:table-cell>
        </table:table-row>
        <table:table-row table:style-name="ro4">
          <table:table-cell table:formula="of:=SUBSTITUTE([.$A$1];[.A$2];SUBSTITUTE([$'小田急線～箱根登山鉄道'.B8];&quot;駅&quot;;&quot;&quot;))" office:value-type="string" office:string-value="INSERT INTO station VALUES (2, ‘東北沢’, @営業キロ);" calcext:value-type="string">
            <text:p>INSERT INTO station VALUES (2, ‘東北沢’, @営業キロ);</text:p>
          </table:table-cell>
          <table:table-cell table:formula="of:=SUBSTITUTE([.A8];[.B$2];[$'小田急線～箱根登山鉄道'.D8])" office:value-type="string" office:string-value="INSERT INTO station VALUES (2, ‘東北沢’, 4.2);" calcext:value-type="string">
            <text:p>INSERT INTO station VALUES (2, ‘東北沢’, 4.2);</text:p>
          </table:table-cell>
        </table:table-row>
        <table:table-row table:style-name="ro4">
          <table:table-cell table:formula="of:=SUBSTITUTE([.$A$1];[.A$2];SUBSTITUTE([$'小田急線～箱根登山鉄道'.B9];&quot;駅&quot;;&quot;&quot;))" office:value-type="string" office:string-value="INSERT INTO station VALUES (2, ‘下北沢’, @営業キロ);" calcext:value-type="string">
            <text:p>INSERT INTO station VALUES (2, ‘下北沢’, @営業キロ);</text:p>
          </table:table-cell>
          <table:table-cell table:formula="of:=SUBSTITUTE([.A9];[.B$2];[$'小田急線～箱根登山鉄道'.D9])" office:value-type="string" office:string-value="INSERT INTO station VALUES (2, ‘下北沢’, 4.9);" calcext:value-type="string">
            <text:p>INSERT INTO station VALUES (2, ‘下北沢’, 4.9);</text:p>
          </table:table-cell>
        </table:table-row>
        <table:table-row table:style-name="ro4">
          <table:table-cell table:formula="of:=SUBSTITUTE([.$A$1];[.A$2];SUBSTITUTE([$'小田急線～箱根登山鉄道'.B10];&quot;駅&quot;;&quot;&quot;))" office:value-type="string" office:string-value="INSERT INTO station VALUES (2, ‘世田谷代田’, @営業キロ);" calcext:value-type="string">
            <text:p>INSERT INTO station VALUES (2, ‘世田谷代田’, @営業キロ);</text:p>
          </table:table-cell>
          <table:table-cell table:formula="of:=SUBSTITUTE([.A10];[.B$2];[$'小田急線～箱根登山鉄道'.D10])" office:value-type="string" office:string-value="INSERT INTO station VALUES (2, ‘世田谷代田’, 5.6);" calcext:value-type="string">
            <text:p>INSERT INTO station VALUES (2, ‘世田谷代田’, 5.6);</text:p>
          </table:table-cell>
        </table:table-row>
        <table:table-row table:style-name="ro4">
          <table:table-cell table:formula="of:=SUBSTITUTE([.$A$1];[.A$2];SUBSTITUTE([$'小田急線～箱根登山鉄道'.B11];&quot;駅&quot;;&quot;&quot;))" office:value-type="string" office:string-value="INSERT INTO station VALUES (2, ‘梅ヶ丘’, @営業キロ);" calcext:value-type="string">
            <text:p>INSERT INTO station VALUES (2, ‘梅ヶ丘’, @営業キロ);</text:p>
          </table:table-cell>
          <table:table-cell table:formula="of:=SUBSTITUTE([.A11];[.B$2];[$'小田急線～箱根登山鉄道'.D11])" office:value-type="string" office:string-value="INSERT INTO station VALUES (2, ‘梅ヶ丘’, 6.3);" calcext:value-type="string">
            <text:p>INSERT INTO station VALUES (2, ‘梅ヶ丘’, 6.3);</text:p>
          </table:table-cell>
        </table:table-row>
        <table:table-row table:style-name="ro4">
          <table:table-cell table:formula="of:=SUBSTITUTE([.$A$1];[.A$2];SUBSTITUTE([$'小田急線～箱根登山鉄道'.B12];&quot;駅&quot;;&quot;&quot;))" office:value-type="string" office:string-value="INSERT INTO station VALUES (2, ‘豪徳寺’, @営業キロ);" calcext:value-type="string">
            <text:p>INSERT INTO station VALUES (2, ‘豪徳寺’, @営業キロ);</text:p>
          </table:table-cell>
          <table:table-cell table:formula="of:=SUBSTITUTE([.A12];[.B$2];[$'小田急線～箱根登山鉄道'.D12])" office:value-type="string" office:string-value="INSERT INTO station VALUES (2, ‘豪徳寺’, 7);" calcext:value-type="string">
            <text:p>INSERT INTO station VALUES (2, ‘豪徳寺’, 7);</text:p>
          </table:table-cell>
        </table:table-row>
        <table:table-row table:style-name="ro4">
          <table:table-cell table:formula="of:=SUBSTITUTE([.$A$1];[.A$2];SUBSTITUTE([$'小田急線～箱根登山鉄道'.B13];&quot;駅&quot;;&quot;&quot;))" office:value-type="string" office:string-value="INSERT INTO station VALUES (2, ‘経堂’, @営業キロ);" calcext:value-type="string">
            <text:p>INSERT INTO station VALUES (2, ‘経堂’, @営業キロ);</text:p>
          </table:table-cell>
          <table:table-cell table:formula="of:=SUBSTITUTE([.A13];[.B$2];[$'小田急線～箱根登山鉄道'.D13])" office:value-type="string" office:string-value="INSERT INTO station VALUES (2, ‘経堂’, 8);" calcext:value-type="string">
            <text:p>INSERT INTO station VALUES (2, ‘経堂’, 8);</text:p>
          </table:table-cell>
        </table:table-row>
        <table:table-row table:style-name="ro4">
          <table:table-cell table:formula="of:=SUBSTITUTE([.$A$1];[.A$2];SUBSTITUTE([$'小田急線～箱根登山鉄道'.B14];&quot;駅&quot;;&quot;&quot;))" office:value-type="string" office:string-value="INSERT INTO station VALUES (2, ‘千歳船橋’, @営業キロ);" calcext:value-type="string">
            <text:p>INSERT INTO station VALUES (2, ‘千歳船橋’, @営業キロ);</text:p>
          </table:table-cell>
          <table:table-cell table:formula="of:=SUBSTITUTE([.A14];[.B$2];[$'小田急線～箱根登山鉄道'.D14])" office:value-type="string" office:string-value="INSERT INTO station VALUES (2, ‘千歳船橋’, 9.2);" calcext:value-type="string">
            <text:p>INSERT INTO station VALUES (2, ‘千歳船橋’, 9.2);</text:p>
          </table:table-cell>
        </table:table-row>
        <table:table-row table:style-name="ro4">
          <table:table-cell table:formula="of:=SUBSTITUTE([.$A$1];[.A$2];SUBSTITUTE([$'小田急線～箱根登山鉄道'.B15];&quot;駅&quot;;&quot;&quot;))" office:value-type="string" office:string-value="INSERT INTO station VALUES (2, ‘祖師ヶ谷大蔵’, @営業キロ);" calcext:value-type="string">
            <text:p>INSERT INTO station VALUES (2, ‘祖師ヶ谷大蔵’, @営業キロ);</text:p>
          </table:table-cell>
          <table:table-cell table:formula="of:=SUBSTITUTE([.A15];[.B$2];[$'小田急線～箱根登山鉄道'.D15])" office:value-type="string" office:string-value="INSERT INTO station VALUES (2, ‘祖師ヶ谷大蔵’, 10.6);" calcext:value-type="string">
            <text:p>INSERT INTO station VALUES (2, ‘祖師ヶ谷大蔵’, 10.6);</text:p>
          </table:table-cell>
        </table:table-row>
        <table:table-row table:style-name="ro4">
          <table:table-cell table:formula="of:=SUBSTITUTE([.$A$1];[.A$2];SUBSTITUTE([$'小田急線～箱根登山鉄道'.B16];&quot;駅&quot;;&quot;&quot;))" office:value-type="string" office:string-value="INSERT INTO station VALUES (2, ‘成城学園前’, @営業キロ);" calcext:value-type="string">
            <text:p>INSERT INTO station VALUES (2, ‘成城学園前’, @営業キロ);</text:p>
          </table:table-cell>
          <table:table-cell table:formula="of:=SUBSTITUTE([.A16];[.B$2];[$'小田急線～箱根登山鉄道'.D16])" office:value-type="string" office:string-value="INSERT INTO station VALUES (2, ‘成城学園前’, 11.6);" calcext:value-type="string">
            <text:p>INSERT INTO station VALUES (2, ‘成城学園前’, 11.6);</text:p>
          </table:table-cell>
        </table:table-row>
        <table:table-row table:style-name="ro4">
          <table:table-cell table:formula="of:=SUBSTITUTE([.$A$1];[.A$2];SUBSTITUTE([$'小田急線～箱根登山鉄道'.B17];&quot;駅&quot;;&quot;&quot;))" office:value-type="string" office:string-value="INSERT INTO station VALUES (2, ‘喜多見’, @営業キロ);" calcext:value-type="string">
            <text:p>INSERT INTO station VALUES (2, ‘喜多見’, @営業キロ);</text:p>
          </table:table-cell>
          <table:table-cell table:formula="of:=SUBSTITUTE([.A17];[.B$2];[$'小田急線～箱根登山鉄道'.D17])" office:value-type="string" office:string-value="INSERT INTO station VALUES (2, ‘喜多見’, 12.7);" calcext:value-type="string">
            <text:p>INSERT INTO station VALUES (2, ‘喜多見’, 12.7);</text:p>
          </table:table-cell>
        </table:table-row>
        <table:table-row table:style-name="ro4">
          <table:table-cell table:formula="of:=SUBSTITUTE([.$A$1];[.A$2];SUBSTITUTE([$'小田急線～箱根登山鉄道'.B18];&quot;駅&quot;;&quot;&quot;))" office:value-type="string" office:string-value="INSERT INTO station VALUES (2, ‘狛江’, @営業キロ);" calcext:value-type="string">
            <text:p>INSERT INTO station VALUES (2, ‘狛江’, @営業キロ);</text:p>
          </table:table-cell>
          <table:table-cell table:formula="of:=SUBSTITUTE([.A18];[.B$2];[$'小田急線～箱根登山鉄道'.D18])" office:value-type="string" office:string-value="INSERT INTO station VALUES (2, ‘狛江’, 13.8);" calcext:value-type="string">
            <text:p>INSERT INTO station VALUES (2, ‘狛江’, 13.8);</text:p>
          </table:table-cell>
        </table:table-row>
        <table:table-row table:style-name="ro4">
          <table:table-cell table:formula="of:=SUBSTITUTE([.$A$1];[.A$2];SUBSTITUTE([$'小田急線～箱根登山鉄道'.B19];&quot;駅&quot;;&quot;&quot;))" office:value-type="string" office:string-value="INSERT INTO station VALUES (2, ‘和泉多摩川’, @営業キロ);" calcext:value-type="string">
            <text:p>INSERT INTO station VALUES (2, ‘和泉多摩川’, @営業キロ);</text:p>
          </table:table-cell>
          <table:table-cell table:formula="of:=SUBSTITUTE([.A19];[.B$2];[$'小田急線～箱根登山鉄道'.D19])" office:value-type="string" office:string-value="INSERT INTO station VALUES (2, ‘和泉多摩川’, 14.4);" calcext:value-type="string">
            <text:p>INSERT INTO station VALUES (2, ‘和泉多摩川’, 14.4);</text:p>
          </table:table-cell>
        </table:table-row>
        <table:table-row table:style-name="ro4">
          <table:table-cell table:formula="of:=SUBSTITUTE([.$A$1];[.A$2];SUBSTITUTE([$'小田急線～箱根登山鉄道'.B20];&quot;駅&quot;;&quot;&quot;))" office:value-type="string" office:string-value="INSERT INTO station VALUES (2, ‘登戸’, @営業キロ);" calcext:value-type="string">
            <text:p>INSERT INTO station VALUES (2, ‘登戸’, @営業キロ);</text:p>
          </table:table-cell>
          <table:table-cell table:formula="of:=SUBSTITUTE([.A20];[.B$2];[$'小田急線～箱根登山鉄道'.D20])" office:value-type="string" office:string-value="INSERT INTO station VALUES (2, ‘登戸’, 15.2);" calcext:value-type="string">
            <text:p>INSERT INTO station VALUES (2, ‘登戸’, 15.2);</text:p>
          </table:table-cell>
        </table:table-row>
        <table:table-row table:style-name="ro4">
          <table:table-cell table:formula="of:=SUBSTITUTE([.$A$1];[.A$2];SUBSTITUTE([$'小田急線～箱根登山鉄道'.B21];&quot;駅&quot;;&quot;&quot;))" office:value-type="string" office:string-value="INSERT INTO station VALUES (2, ‘向ヶ丘遊園’, @営業キロ);" calcext:value-type="string">
            <text:p>INSERT INTO station VALUES (2, ‘向ヶ丘遊園’, @営業キロ);</text:p>
          </table:table-cell>
          <table:table-cell table:formula="of:=SUBSTITUTE([.A21];[.B$2];[$'小田急線～箱根登山鉄道'.D21])" office:value-type="string" office:string-value="INSERT INTO station VALUES (2, ‘向ヶ丘遊園’, 15.8);" calcext:value-type="string">
            <text:p>INSERT INTO station VALUES (2, ‘向ヶ丘遊園’, 15.8);</text:p>
          </table:table-cell>
        </table:table-row>
        <table:table-row table:style-name="ro4">
          <table:table-cell table:formula="of:=SUBSTITUTE([.$A$1];[.A$2];SUBSTITUTE([$'小田急線～箱根登山鉄道'.B22];&quot;駅&quot;;&quot;&quot;))" office:value-type="string" office:string-value="INSERT INTO station VALUES (2, ‘生田’, @営業キロ);" calcext:value-type="string">
            <text:p>INSERT INTO station VALUES (2, ‘生田’, @営業キロ);</text:p>
          </table:table-cell>
          <table:table-cell table:formula="of:=SUBSTITUTE([.A22];[.B$2];[$'小田急線～箱根登山鉄道'.D22])" office:value-type="string" office:string-value="INSERT INTO station VALUES (2, ‘生田’, 17.9);" calcext:value-type="string">
            <text:p>INSERT INTO station VALUES (2, ‘生田’, 17.9);</text:p>
          </table:table-cell>
        </table:table-row>
        <table:table-row table:style-name="ro4">
          <table:table-cell table:formula="of:=SUBSTITUTE([.$A$1];[.A$2];SUBSTITUTE([$'小田急線～箱根登山鉄道'.B23];&quot;駅&quot;;&quot;&quot;))" office:value-type="string" office:string-value="INSERT INTO station VALUES (2, ‘読売ランド前’, @営業キロ);" calcext:value-type="string">
            <text:p>INSERT INTO station VALUES (2, ‘読売ランド前’, @営業キロ);</text:p>
          </table:table-cell>
          <table:table-cell table:formula="of:=SUBSTITUTE([.A23];[.B$2];[$'小田急線～箱根登山鉄道'.D23])" office:value-type="string" office:string-value="INSERT INTO station VALUES (2, ‘読売ランド前’, 19.2);" calcext:value-type="string">
            <text:p>INSERT INTO station VALUES (2, ‘読売ランド前’, 19.2);</text:p>
          </table:table-cell>
        </table:table-row>
        <table:table-row table:style-name="ro4">
          <table:table-cell table:formula="of:=SUBSTITUTE([.$A$1];[.A$2];SUBSTITUTE([$'小田急線～箱根登山鉄道'.B24];&quot;駅&quot;;&quot;&quot;))" office:value-type="string" office:string-value="INSERT INTO station VALUES (2, ‘百合ヶ丘’, @営業キロ);" calcext:value-type="string">
            <text:p>INSERT INTO station VALUES (2, ‘百合ヶ丘’, @営業キロ);</text:p>
          </table:table-cell>
          <table:table-cell table:formula="of:=SUBSTITUTE([.A24];[.B$2];[$'小田急線～箱根登山鉄道'.D24])" office:value-type="string" office:string-value="INSERT INTO station VALUES (2, ‘百合ヶ丘’, 20.5);" calcext:value-type="string">
            <text:p>INSERT INTO station VALUES (2, ‘百合ヶ丘’, 20.5);</text:p>
          </table:table-cell>
        </table:table-row>
        <table:table-row table:style-name="ro4">
          <table:table-cell table:formula="of:=SUBSTITUTE([.$A$1];[.A$2];SUBSTITUTE([$'小田急線～箱根登山鉄道'.B25];&quot;駅&quot;;&quot;&quot;))" office:value-type="string" office:string-value="INSERT INTO station VALUES (2, ‘新百合ヶ丘’, @営業キロ);" calcext:value-type="string">
            <text:p>INSERT INTO station VALUES (2, ‘新百合ヶ丘’, @営業キロ);</text:p>
          </table:table-cell>
          <table:table-cell table:formula="of:=SUBSTITUTE([.A25];[.B$2];[$'小田急線～箱根登山鉄道'.D25])" office:value-type="string" office:string-value="INSERT INTO station VALUES (2, ‘新百合ヶ丘’, 21.5);" calcext:value-type="string">
            <text:p>INSERT INTO station VALUES (2, ‘新百合ヶ丘’, 21.5);</text:p>
          </table:table-cell>
        </table:table-row>
        <table:table-row table:style-name="ro4">
          <table:table-cell table:formula="of:=SUBSTITUTE([.$A$1];[.A$2];SUBSTITUTE([$'小田急線～箱根登山鉄道'.B26];&quot;駅&quot;;&quot;&quot;))" office:value-type="string" office:string-value="INSERT INTO station VALUES (2, ‘柿生’, @営業キロ);" calcext:value-type="string">
            <text:p>INSERT INTO station VALUES (2, ‘柿生’, @営業キロ);</text:p>
          </table:table-cell>
          <table:table-cell table:formula="of:=SUBSTITUTE([.A26];[.B$2];[$'小田急線～箱根登山鉄道'.D26])" office:value-type="string" office:string-value="INSERT INTO station VALUES (2, ‘柿生’, 23.4);" calcext:value-type="string">
            <text:p>INSERT INTO station VALUES (2, ‘柿生’, 23.4);</text:p>
          </table:table-cell>
        </table:table-row>
        <table:table-row table:style-name="ro4">
          <table:table-cell table:formula="of:=SUBSTITUTE([.$A$1];[.A$2];SUBSTITUTE([$'小田急線～箱根登山鉄道'.B27];&quot;駅&quot;;&quot;&quot;))" office:value-type="string" office:string-value="INSERT INTO station VALUES (2, ‘鶴川’, @営業キロ);" calcext:value-type="string">
            <text:p>INSERT INTO station VALUES (2, ‘鶴川’, @営業キロ);</text:p>
          </table:table-cell>
          <table:table-cell table:formula="of:=SUBSTITUTE([.A27];[.B$2];[$'小田急線～箱根登山鉄道'.D27])" office:value-type="string" office:string-value="INSERT INTO station VALUES (2, ‘鶴川’, 25.1);" calcext:value-type="string">
            <text:p>INSERT INTO station VALUES (2, ‘鶴川’, 25.1);</text:p>
          </table:table-cell>
        </table:table-row>
        <table:table-row table:style-name="ro4">
          <table:table-cell table:formula="of:=SUBSTITUTE([.$A$1];[.A$2];SUBSTITUTE([$'小田急線～箱根登山鉄道'.B28];&quot;駅&quot;;&quot;&quot;))" office:value-type="string" office:string-value="INSERT INTO station VALUES (2, ‘玉川学園前’, @営業キロ);" calcext:value-type="string">
            <text:p>INSERT INTO station VALUES (2, ‘玉川学園前’, @営業キロ);</text:p>
          </table:table-cell>
          <table:table-cell table:formula="of:=SUBSTITUTE([.A28];[.B$2];[$'小田急線～箱根登山鉄道'.D28])" office:value-type="string" office:string-value="INSERT INTO station VALUES (2, ‘玉川学園前’, 27.9);" calcext:value-type="string">
            <text:p>INSERT INTO station VALUES (2, ‘玉川学園前’, 27.9);</text:p>
          </table:table-cell>
        </table:table-row>
        <table:table-row table:style-name="ro4">
          <table:table-cell table:formula="of:=SUBSTITUTE([.$A$1];[.A$2];SUBSTITUTE([$'小田急線～箱根登山鉄道'.B29];&quot;駅&quot;;&quot;&quot;))" office:value-type="string" office:string-value="INSERT INTO station VALUES (2, ‘町田’, @営業キロ);" calcext:value-type="string">
            <text:p>INSERT INTO station VALUES (2, ‘町田’, @営業キロ);</text:p>
          </table:table-cell>
          <table:table-cell table:formula="of:=SUBSTITUTE([.A29];[.B$2];[$'小田急線～箱根登山鉄道'.D29])" office:value-type="string" office:string-value="INSERT INTO station VALUES (2, ‘町田’, 30.8);" calcext:value-type="string">
            <text:p>INSERT INTO station VALUES (2, ‘町田’, 30.8);</text:p>
          </table:table-cell>
        </table:table-row>
        <table:table-row table:style-name="ro4">
          <table:table-cell table:formula="of:=SUBSTITUTE([.$A$1];[.A$2];SUBSTITUTE([$'小田急線～箱根登山鉄道'.B30];&quot;駅&quot;;&quot;&quot;))" office:value-type="string" office:string-value="INSERT INTO station VALUES (2, ‘相模大野’, @営業キロ);" calcext:value-type="string">
            <text:p>INSERT INTO station VALUES (2, ‘相模大野’, @営業キロ);</text:p>
          </table:table-cell>
          <table:table-cell table:formula="of:=SUBSTITUTE([.A30];[.B$2];[$'小田急線～箱根登山鉄道'.D30])" office:value-type="string" office:string-value="INSERT INTO station VALUES (2, ‘相模大野’, 32.3);" calcext:value-type="string">
            <text:p>INSERT INTO station VALUES (2, ‘相模大野’, 32.3);</text:p>
          </table:table-cell>
        </table:table-row>
        <table:table-row table:style-name="ro4">
          <table:table-cell table:formula="of:=SUBSTITUTE([.$A$1];[.A$2];SUBSTITUTE([$'小田急線～箱根登山鉄道'.B31];&quot;駅&quot;;&quot;&quot;))" office:value-type="string" office:string-value="INSERT INTO station VALUES (2, ‘小田急相模原’, @営業キロ);" calcext:value-type="string">
            <text:p>INSERT INTO station VALUES (2, ‘小田急相模原’, @営業キロ);</text:p>
          </table:table-cell>
          <table:table-cell table:formula="of:=SUBSTITUTE([.A31];[.B$2];[$'小田急線～箱根登山鉄道'.D31])" office:value-type="string" office:string-value="INSERT INTO station VALUES (2, ‘小田急相模原’, 34.7);" calcext:value-type="string">
            <text:p>INSERT INTO station VALUES (2, ‘小田急相模原’, 34.7);</text:p>
          </table:table-cell>
        </table:table-row>
        <table:table-row table:style-name="ro4">
          <table:table-cell table:formula="of:=SUBSTITUTE([.$A$1];[.A$2];SUBSTITUTE([$'小田急線～箱根登山鉄道'.B32];&quot;駅&quot;;&quot;&quot;))" office:value-type="string" office:string-value="INSERT INTO station VALUES (2, ‘相武台前’, @営業キロ);" calcext:value-type="string">
            <text:p>INSERT INTO station VALUES (2, ‘相武台前’, @営業キロ);</text:p>
          </table:table-cell>
          <table:table-cell table:formula="of:=SUBSTITUTE([.A32];[.B$2];[$'小田急線～箱根登山鉄道'.D32])" office:value-type="string" office:string-value="INSERT INTO station VALUES (2, ‘相武台前’, 36.9);" calcext:value-type="string">
            <text:p>INSERT INTO station VALUES (2, ‘相武台前’, 36.9);</text:p>
          </table:table-cell>
        </table:table-row>
        <table:table-row table:style-name="ro4">
          <table:table-cell table:formula="of:=SUBSTITUTE([.$A$1];[.A$2];SUBSTITUTE([$'小田急線～箱根登山鉄道'.B33];&quot;駅&quot;;&quot;&quot;))" office:value-type="string" office:string-value="INSERT INTO station VALUES (2, ‘座間’, @営業キロ);" calcext:value-type="string">
            <text:p>INSERT INTO station VALUES (2, ‘座間’, @営業キロ);</text:p>
          </table:table-cell>
          <table:table-cell table:formula="of:=SUBSTITUTE([.A33];[.B$2];[$'小田急線～箱根登山鉄道'.D33])" office:value-type="string" office:string-value="INSERT INTO station VALUES (2, ‘座間’, 39.2);" calcext:value-type="string">
            <text:p>INSERT INTO station VALUES (2, ‘座間’, 39.2);</text:p>
          </table:table-cell>
        </table:table-row>
        <table:table-row table:style-name="ro4">
          <table:table-cell table:formula="of:=SUBSTITUTE([.$A$1];[.A$2];SUBSTITUTE([$'小田急線～箱根登山鉄道'.B34];&quot;駅&quot;;&quot;&quot;))" office:value-type="string" office:string-value="INSERT INTO station VALUES (2, ‘海老名’, @営業キロ);" calcext:value-type="string">
            <text:p>INSERT INTO station VALUES (2, ‘海老名’, @営業キロ);</text:p>
          </table:table-cell>
          <table:table-cell table:formula="of:=SUBSTITUTE([.A34];[.B$2];[$'小田急線～箱根登山鉄道'.D34])" office:value-type="string" office:string-value="INSERT INTO station VALUES (2, ‘海老名’, 42.5);" calcext:value-type="string">
            <text:p>INSERT INTO station VALUES (2, ‘海老名’, 42.5);</text:p>
          </table:table-cell>
        </table:table-row>
        <table:table-row table:style-name="ro4">
          <table:table-cell table:formula="of:=SUBSTITUTE([.$A$1];[.A$2];SUBSTITUTE([$'小田急線～箱根登山鉄道'.B35];&quot;駅&quot;;&quot;&quot;))" office:value-type="string" office:string-value="INSERT INTO station VALUES (2, ‘厚木’, @営業キロ);" calcext:value-type="string">
            <text:p>INSERT INTO station VALUES (2, ‘厚木’, @営業キロ);</text:p>
          </table:table-cell>
          <table:table-cell table:formula="of:=SUBSTITUTE([.A35];[.B$2];[$'小田急線～箱根登山鉄道'.D35])" office:value-type="string" office:string-value="INSERT INTO station VALUES (2, ‘厚木’, 44.1);" calcext:value-type="string">
            <text:p>INSERT INTO station VALUES (2, ‘厚木’, 44.1);</text:p>
          </table:table-cell>
        </table:table-row>
        <table:table-row table:style-name="ro4">
          <table:table-cell table:formula="of:=SUBSTITUTE([.$A$1];[.A$2];SUBSTITUTE([$'小田急線～箱根登山鉄道'.B36];&quot;駅&quot;;&quot;&quot;))" office:value-type="string" office:string-value="INSERT INTO station VALUES (2, ‘本厚木’, @営業キロ);" calcext:value-type="string">
            <text:p>INSERT INTO station VALUES (2, ‘本厚木’, @営業キロ);</text:p>
          </table:table-cell>
          <table:table-cell table:formula="of:=SUBSTITUTE([.A36];[.B$2];[$'小田急線～箱根登山鉄道'.D36])" office:value-type="string" office:string-value="INSERT INTO station VALUES (2, ‘本厚木’, 45.4);" calcext:value-type="string">
            <text:p>INSERT INTO station VALUES (2, ‘本厚木’, 45.4);</text:p>
          </table:table-cell>
        </table:table-row>
        <table:table-row table:style-name="ro4">
          <table:table-cell table:formula="of:=SUBSTITUTE([.$A$1];[.A$2];SUBSTITUTE([$'小田急線～箱根登山鉄道'.B37];&quot;駅&quot;;&quot;&quot;))" office:value-type="string" office:string-value="INSERT INTO station VALUES (2, ‘愛甲石田’, @営業キロ);" calcext:value-type="string">
            <text:p>INSERT INTO station VALUES (2, ‘愛甲石田’, @営業キロ);</text:p>
          </table:table-cell>
          <table:table-cell table:formula="of:=SUBSTITUTE([.A37];[.B$2];[$'小田急線～箱根登山鉄道'.D37])" office:value-type="string" office:string-value="INSERT INTO station VALUES (2, ‘愛甲石田’, 48.5);" calcext:value-type="string">
            <text:p>INSERT INTO station VALUES (2, ‘愛甲石田’, 48.5);</text:p>
          </table:table-cell>
        </table:table-row>
        <table:table-row table:style-name="ro4">
          <table:table-cell table:formula="of:=SUBSTITUTE([.$A$1];[.A$2];SUBSTITUTE([$'小田急線～箱根登山鉄道'.B38];&quot;駅&quot;;&quot;&quot;))" office:value-type="string" office:string-value="INSERT INTO station VALUES (2, ‘伊勢原’, @営業キロ);" calcext:value-type="string">
            <text:p>INSERT INTO station VALUES (2, ‘伊勢原’, @営業キロ);</text:p>
          </table:table-cell>
          <table:table-cell table:formula="of:=SUBSTITUTE([.A38];[.B$2];[$'小田急線～箱根登山鉄道'.D38])" office:value-type="string" office:string-value="INSERT INTO station VALUES (2, ‘伊勢原’, 52.2);" calcext:value-type="string">
            <text:p>INSERT INTO station VALUES (2, ‘伊勢原’, 52.2);</text:p>
          </table:table-cell>
        </table:table-row>
        <table:table-row table:style-name="ro4">
          <table:table-cell table:formula="of:=SUBSTITUTE([.$A$1];[.A$2];SUBSTITUTE([$'小田急線～箱根登山鉄道'.B39];&quot;駅&quot;;&quot;&quot;))" office:value-type="string" office:string-value="INSERT INTO station VALUES (2, ‘鶴巻温泉’, @営業キロ);" calcext:value-type="string">
            <text:p>INSERT INTO station VALUES (2, ‘鶴巻温泉’, @営業キロ);</text:p>
          </table:table-cell>
          <table:table-cell table:formula="of:=SUBSTITUTE([.A39];[.B$2];[$'小田急線～箱根登山鉄道'.D39])" office:value-type="string" office:string-value="INSERT INTO station VALUES (2, ‘鶴巻温泉’, 55.9);" calcext:value-type="string">
            <text:p>INSERT INTO station VALUES (2, ‘鶴巻温泉’, 55.9);</text:p>
          </table:table-cell>
        </table:table-row>
        <table:table-row table:style-name="ro4">
          <table:table-cell table:formula="of:=SUBSTITUTE([.$A$1];[.A$2];SUBSTITUTE([$'小田急線～箱根登山鉄道'.B40];&quot;駅&quot;;&quot;&quot;))" office:value-type="string" office:string-value="INSERT INTO station VALUES (2, ‘東海大学前’, @営業キロ);" calcext:value-type="string">
            <text:p>INSERT INTO station VALUES (2, ‘東海大学前’, @営業キロ);</text:p>
          </table:table-cell>
          <table:table-cell table:formula="of:=SUBSTITUTE([.A40];[.B$2];[$'小田急線～箱根登山鉄道'.D40])" office:value-type="string" office:string-value="INSERT INTO station VALUES (2, ‘東海大学前’, 57);" calcext:value-type="string">
            <text:p>INSERT INTO station VALUES (2, ‘東海大学前’, 57);</text:p>
          </table:table-cell>
        </table:table-row>
        <table:table-row table:style-name="ro4">
          <table:table-cell table:formula="of:=SUBSTITUTE([.$A$1];[.A$2];SUBSTITUTE([$'小田急線～箱根登山鉄道'.B41];&quot;駅&quot;;&quot;&quot;))" office:value-type="string" office:string-value="INSERT INTO station VALUES (2, ‘秦野’, @営業キロ);" calcext:value-type="string">
            <text:p>INSERT INTO station VALUES (2, ‘秦野’, @営業キロ);</text:p>
          </table:table-cell>
          <table:table-cell table:formula="of:=SUBSTITUTE([.A41];[.B$2];[$'小田急線～箱根登山鉄道'.D41])" office:value-type="string" office:string-value="INSERT INTO station VALUES (2, ‘秦野’, 61.7);" calcext:value-type="string">
            <text:p>INSERT INTO station VALUES (2, ‘秦野’, 61.7);</text:p>
          </table:table-cell>
        </table:table-row>
        <table:table-row table:style-name="ro4">
          <table:table-cell table:formula="of:=SUBSTITUTE([.$A$1];[.A$2];SUBSTITUTE([$'小田急線～箱根登山鉄道'.B42];&quot;駅&quot;;&quot;&quot;))" office:value-type="string" office:string-value="INSERT INTO station VALUES (2, ‘渋沢’, @営業キロ);" calcext:value-type="string">
            <text:p>INSERT INTO station VALUES (2, ‘渋沢’, @営業キロ);</text:p>
          </table:table-cell>
          <table:table-cell table:formula="of:=SUBSTITUTE([.A42];[.B$2];[$'小田急線～箱根登山鉄道'.D42])" office:value-type="string" office:string-value="INSERT INTO station VALUES (2, ‘渋沢’, 65.6);" calcext:value-type="string">
            <text:p>INSERT INTO station VALUES (2, ‘渋沢’, 65.6);</text:p>
          </table:table-cell>
        </table:table-row>
        <table:table-row table:style-name="ro4">
          <table:table-cell table:formula="of:=SUBSTITUTE([.$A$1];[.A$2];SUBSTITUTE([$'小田急線～箱根登山鉄道'.B43];&quot;駅&quot;;&quot;&quot;))" office:value-type="string" office:string-value="INSERT INTO station VALUES (2, ‘新松田’, @営業キロ);" calcext:value-type="string">
            <text:p>INSERT INTO station VALUES (2, ‘新松田’, @営業キロ);</text:p>
          </table:table-cell>
          <table:table-cell table:formula="of:=SUBSTITUTE([.A43];[.B$2];[$'小田急線～箱根登山鉄道'.D43])" office:value-type="string" office:string-value="INSERT INTO station VALUES (2, ‘新松田’, 71.8);" calcext:value-type="string">
            <text:p>INSERT INTO station VALUES (2, ‘新松田’, 71.8);</text:p>
          </table:table-cell>
        </table:table-row>
        <table:table-row table:style-name="ro4">
          <table:table-cell table:formula="of:=SUBSTITUTE([.$A$1];[.A$2];SUBSTITUTE([$'小田急線～箱根登山鉄道'.B44];&quot;駅&quot;;&quot;&quot;))" office:value-type="string" office:string-value="INSERT INTO station VALUES (2, ‘開成’, @営業キロ);" calcext:value-type="string">
            <text:p>INSERT INTO station VALUES (2, ‘開成’, @営業キロ);</text:p>
          </table:table-cell>
          <table:table-cell table:formula="of:=SUBSTITUTE([.A44];[.B$2];[$'小田急線～箱根登山鉄道'.D44])" office:value-type="string" office:string-value="INSERT INTO station VALUES (2, ‘開成’, 74.3);" calcext:value-type="string">
            <text:p>INSERT INTO station VALUES (2, ‘開成’, 74.3);</text:p>
          </table:table-cell>
        </table:table-row>
        <table:table-row table:style-name="ro4">
          <table:table-cell table:formula="of:=SUBSTITUTE([.$A$1];[.A$2];SUBSTITUTE([$'小田急線～箱根登山鉄道'.B45];&quot;駅&quot;;&quot;&quot;))" office:value-type="string" office:string-value="INSERT INTO station VALUES (2, ‘栢山’, @営業キロ);" calcext:value-type="string">
            <text:p>INSERT INTO station VALUES (2, ‘栢山’, @営業キロ);</text:p>
          </table:table-cell>
          <table:table-cell table:formula="of:=SUBSTITUTE([.A45];[.B$2];[$'小田急線～箱根登山鉄道'.D45])" office:value-type="string" office:string-value="INSERT INTO station VALUES (2, ‘栢山’, 76.2);" calcext:value-type="string">
            <text:p>INSERT INTO station VALUES (2, ‘栢山’, 76.2);</text:p>
          </table:table-cell>
        </table:table-row>
        <table:table-row table:style-name="ro4">
          <table:table-cell table:formula="of:=SUBSTITUTE([.$A$1];[.A$2];SUBSTITUTE([$'小田急線～箱根登山鉄道'.B46];&quot;駅&quot;;&quot;&quot;))" office:value-type="string" office:string-value="INSERT INTO station VALUES (2, ‘富水’, @営業キロ);" calcext:value-type="string">
            <text:p>INSERT INTO station VALUES (2, ‘富水’, @営業キロ);</text:p>
          </table:table-cell>
          <table:table-cell table:formula="of:=SUBSTITUTE([.A46];[.B$2];[$'小田急線～箱根登山鉄道'.D46])" office:value-type="string" office:string-value="INSERT INTO station VALUES (2, ‘富水’, 77.8);" calcext:value-type="string">
            <text:p>INSERT INTO station VALUES (2, ‘富水’, 77.8);</text:p>
          </table:table-cell>
        </table:table-row>
        <table:table-row table:style-name="ro4">
          <table:table-cell table:formula="of:=SUBSTITUTE([.$A$1];[.A$2];SUBSTITUTE([$'小田急線～箱根登山鉄道'.B47];&quot;駅&quot;;&quot;&quot;))" office:value-type="string" office:string-value="INSERT INTO station VALUES (2, ‘螢田’, @営業キロ);" calcext:value-type="string">
            <text:p>INSERT INTO station VALUES (2, ‘螢田’, @営業キロ);</text:p>
          </table:table-cell>
          <table:table-cell table:formula="of:=SUBSTITUTE([.A47];[.B$2];[$'小田急線～箱根登山鉄道'.D47])" office:value-type="string" office:string-value="INSERT INTO station VALUES (2, ‘螢田’, 79.2);" calcext:value-type="string">
            <text:p>INSERT INTO station VALUES (2, ‘螢田’, 79.2);</text:p>
          </table:table-cell>
        </table:table-row>
        <table:table-row table:style-name="ro4">
          <table:table-cell table:formula="of:=SUBSTITUTE([.$A$1];[.A$2];SUBSTITUTE([$'小田急線～箱根登山鉄道'.B48];&quot;駅&quot;;&quot;&quot;))" office:value-type="string" office:string-value="INSERT INTO station VALUES (2, ‘足柄’, @営業キロ);" calcext:value-type="string">
            <text:p>INSERT INTO station VALUES (2, ‘足柄’, @営業キロ);</text:p>
          </table:table-cell>
          <table:table-cell table:formula="of:=SUBSTITUTE([.A48];[.B$2];[$'小田急線～箱根登山鉄道'.D48])" office:value-type="string" office:string-value="INSERT INTO station VALUES (2, ‘足柄’, 80.8);" calcext:value-type="string">
            <text:p>INSERT INTO station VALUES (2, ‘足柄’, 80.8);</text:p>
          </table:table-cell>
        </table:table-row>
        <table:table-row table:style-name="ro4">
          <table:table-cell table:formula="of:=SUBSTITUTE([.$A$1];[.A$2];SUBSTITUTE([$'小田急線～箱根登山鉄道'.B49];&quot;駅&quot;;&quot;&quot;))" office:value-type="string" office:string-value="INSERT INTO station VALUES (2, ‘小田原’, @営業キロ);" calcext:value-type="string">
            <text:p>INSERT INTO station VALUES (2, ‘小田原’, @営業キロ);</text:p>
          </table:table-cell>
          <table:table-cell table:formula="of:=SUBSTITUTE([.A49];[.B$2];[$'小田急線～箱根登山鉄道'.D49])" office:value-type="string" office:string-value="INSERT INTO station VALUES (2, ‘小田原’, 82.5);" calcext:value-type="string">
            <text:p>INSERT INTO station VALUES (2, ‘小田原’, 82.5);</text:p>
          </table:table-cell>
        </table:table-row>
        <table:table-row table:style-name="ro2">
          <table:table-cell table:formula="of:=SUBSTITUTE([.$A$1];[.A$2];SUBSTITUTE([$'小田急線～箱根登山鉄道'.B50];&quot;駅&quot;;&quot;&quot;))" office:value-type="string" office:string-value="INSERT INTO station VALUES (2, ‘’, @営業キロ);" calcext:value-type="string">
            <text:p>INSERT INTO station VALUES (2, ‘’, @営業キロ);</text:p>
          </table:table-cell>
          <table:table-cell table:formula="of:=SUBSTITUTE([.A50];[.B$2];[$'小田急線～箱根登山鉄道'.D50])" office:value-type="string" office:string-value="INSERT INTO station VALUES (2, ‘’, 82.5);" calcext:value-type="string">
            <text:p>INSERT INTO station VALUES (2, ‘’, 82.5);</text:p>
          </table:table-cell>
        </table:table-row>
        <table:table-row table:style-name="ro4">
          <table:table-cell table:formula="of:=SUBSTITUTE([.$A$1];[.A$2];SUBSTITUTE([$'小田急線～箱根登山鉄道'.B51];&quot;駅&quot;;&quot;&quot;))" office:value-type="string" office:string-value="INSERT INTO station VALUES (2, ‘小田原’, @営業キロ);" calcext:value-type="string">
            <text:p>INSERT INTO station VALUES (2, ‘小田原’, @営業キロ);</text:p>
          </table:table-cell>
          <table:table-cell table:formula="of:=SUBSTITUTE([.A51];[.B$2];[$'小田急線～箱根登山鉄道'.D51])" office:value-type="string" office:string-value="INSERT INTO station VALUES (2, ‘小田原’, 82.5);" calcext:value-type="string">
            <text:p>INSERT INTO station VALUES (2, ‘小田原’, 82.5);</text:p>
          </table:table-cell>
        </table:table-row>
        <table:table-row table:style-name="ro4">
          <table:table-cell table:formula="of:=SUBSTITUTE([.$A$1];[.A$2];SUBSTITUTE([$'小田急線～箱根登山鉄道'.B52];&quot;駅&quot;;&quot;&quot;))" office:value-type="string" office:string-value="INSERT INTO station VALUES (2, ‘箱根板橋’, @営業キロ);" calcext:value-type="string">
            <text:p>INSERT INTO station VALUES (2, ‘箱根板橋’, @営業キロ);</text:p>
          </table:table-cell>
          <table:table-cell table:formula="of:=SUBSTITUTE([.A52];[.B$2];[$'小田急線～箱根登山鉄道'.D52])" office:value-type="string" office:string-value="INSERT INTO station VALUES (2, ‘箱根板橋’, 84.2);" calcext:value-type="string">
            <text:p>INSERT INTO station VALUES (2, ‘箱根板橋’, 84.2);</text:p>
          </table:table-cell>
        </table:table-row>
        <table:table-row table:style-name="ro4">
          <table:table-cell table:formula="of:=SUBSTITUTE([.$A$1];[.A$2];SUBSTITUTE([$'小田急線～箱根登山鉄道'.B53];&quot;駅&quot;;&quot;&quot;))" office:value-type="string" office:string-value="INSERT INTO station VALUES (2, ‘風祭’, @営業キロ);" calcext:value-type="string">
            <text:p>INSERT INTO station VALUES (2, ‘風祭’, @営業キロ);</text:p>
          </table:table-cell>
          <table:table-cell table:formula="of:=SUBSTITUTE([.A53];[.B$2];[$'小田急線～箱根登山鉄道'.D53])" office:value-type="string" office:string-value="INSERT INTO station VALUES (2, ‘風祭’, 85.7);" calcext:value-type="string">
            <text:p>INSERT INTO station VALUES (2, ‘風祭’, 85.7);</text:p>
          </table:table-cell>
        </table:table-row>
        <table:table-row table:style-name="ro4">
          <table:table-cell table:formula="of:=SUBSTITUTE([.$A$1];[.A$2];SUBSTITUTE([$'小田急線～箱根登山鉄道'.B54];&quot;駅&quot;;&quot;&quot;))" office:value-type="string" office:string-value="INSERT INTO station VALUES (2, ‘入生田’, @営業キロ);" calcext:value-type="string">
            <text:p>INSERT INTO station VALUES (2, ‘入生田’, @営業キロ);</text:p>
          </table:table-cell>
          <table:table-cell table:formula="of:=SUBSTITUTE([.A54];[.B$2];[$'小田急線～箱根登山鉄道'.D54])" office:value-type="string" office:string-value="INSERT INTO station VALUES (2, ‘入生田’, 86.7);" calcext:value-type="string">
            <text:p>INSERT INTO station VALUES (2, ‘入生田’, 86.7);</text:p>
          </table:table-cell>
        </table:table-row>
        <table:table-row table:style-name="ro4">
          <table:table-cell table:formula="of:=SUBSTITUTE([.$A$1];[.A$2];SUBSTITUTE([$'小田急線～箱根登山鉄道'.B55];&quot;駅&quot;;&quot;&quot;))" office:value-type="string" office:string-value="INSERT INTO station VALUES (2, ‘箱根湯本’, @営業キロ);" calcext:value-type="string">
            <text:p>INSERT INTO station VALUES (2, ‘箱根湯本’, @営業キロ);</text:p>
          </table:table-cell>
          <table:table-cell table:formula="of:=SUBSTITUTE([.A55];[.B$2];[$'小田急線～箱根登山鉄道'.D55])" office:value-type="string" office:string-value="INSERT INTO station VALUES (2, ‘箱根湯本’, 88.6);" calcext:value-type="string">
            <text:p>INSERT INTO station VALUES (2, ‘箱根湯本’, 88.6);</text:p>
          </table:table-cell>
        </table:table-row>
        <table:table-row table:style-name="ro4">
          <table:table-cell table:formula="of:=SUBSTITUTE([.$A$1];[.A$2];SUBSTITUTE([$'小田急線～箱根登山鉄道'.B56];&quot;駅&quot;;&quot;&quot;))" office:value-type="string" office:string-value="INSERT INTO station VALUES (2, ‘塔ノ沢’, @営業キロ);" calcext:value-type="string">
            <text:p>INSERT INTO station VALUES (2, ‘塔ノ沢’, @営業キロ);</text:p>
          </table:table-cell>
          <table:table-cell table:formula="of:=SUBSTITUTE([.A56];[.B$2];[$'小田急線～箱根登山鉄道'.D56])" office:value-type="string" office:string-value="INSERT INTO station VALUES (2, ‘塔ノ沢’, 89.6);" calcext:value-type="string">
            <text:p>INSERT INTO station VALUES (2, ‘塔ノ沢’, 89.6);</text:p>
          </table:table-cell>
        </table:table-row>
        <table:table-row table:style-name="ro4">
          <table:table-cell table:formula="of:=SUBSTITUTE([.$A$1];[.A$2];SUBSTITUTE([$'小田急線～箱根登山鉄道'.B57];&quot;駅&quot;;&quot;&quot;))" office:value-type="string" office:string-value="INSERT INTO station VALUES (2, ‘出山信号場’, @営業キロ);" calcext:value-type="string">
            <text:p>INSERT INTO station VALUES (2, ‘出山信号場’, @営業キロ);</text:p>
          </table:table-cell>
          <table:table-cell table:formula="of:=SUBSTITUTE([.A57];[.B$2];[$'小田急線～箱根登山鉄道'.D57])" office:value-type="string" office:string-value="INSERT INTO station VALUES (2, ‘出山信号場’, 89.6);" calcext:value-type="string">
            <text:p>INSERT INTO station VALUES (2, ‘出山信号場’, 89.6);</text:p>
          </table:table-cell>
        </table:table-row>
        <table:table-row table:style-name="ro4">
          <table:table-cell table:formula="of:=SUBSTITUTE([.$A$1];[.A$2];SUBSTITUTE([$'小田急線～箱根登山鉄道'.B58];&quot;駅&quot;;&quot;&quot;))" office:value-type="string" office:string-value="INSERT INTO station VALUES (2, ‘大平台’, @営業キロ);" calcext:value-type="string">
            <text:p>INSERT INTO station VALUES (2, ‘大平台’, @営業キロ);</text:p>
          </table:table-cell>
          <table:table-cell table:formula="of:=SUBSTITUTE([.A58];[.B$2];[$'小田急線～箱根登山鉄道'.D58])" office:value-type="string" office:string-value="INSERT INTO station VALUES (2, ‘大平台’, 92.4);" calcext:value-type="string">
            <text:p>INSERT INTO station VALUES (2, ‘大平台’, 92.4);</text:p>
          </table:table-cell>
        </table:table-row>
        <table:table-row table:style-name="ro4">
          <table:table-cell table:formula="of:=SUBSTITUTE([.$A$1];[.A$2];SUBSTITUTE([$'小田急線～箱根登山鉄道'.B59];&quot;駅&quot;;&quot;&quot;))" office:value-type="string" office:string-value="INSERT INTO station VALUES (2, ‘上大平台信号場’, @営業キロ);" calcext:value-type="string">
            <text:p>INSERT INTO station VALUES (2, ‘上大平台信号場’, @営業キロ);</text:p>
          </table:table-cell>
          <table:table-cell table:formula="of:=SUBSTITUTE([.A59];[.B$2];[$'小田急線～箱根登山鉄道'.D59])" office:value-type="string" office:string-value="INSERT INTO station VALUES (2, ‘上大平台信号場’, 92.4);" calcext:value-type="string">
            <text:p>INSERT INTO station VALUES (2, ‘上大平台信号場’, 92.4);</text:p>
          </table:table-cell>
        </table:table-row>
        <table:table-row table:style-name="ro4">
          <table:table-cell table:formula="of:=SUBSTITUTE([.$A$1];[.A$2];SUBSTITUTE([$'小田急線～箱根登山鉄道'.B60];&quot;駅&quot;;&quot;&quot;))" office:value-type="string" office:string-value="INSERT INTO station VALUES (2, ‘仙人台信号場’, @営業キロ);" calcext:value-type="string">
            <text:p>INSERT INTO station VALUES (2, ‘仙人台信号場’, @営業キロ);</text:p>
          </table:table-cell>
          <table:table-cell table:formula="of:=SUBSTITUTE([.A60];[.B$2];[$'小田急線～箱根登山鉄道'.D60])" office:value-type="string" office:string-value="INSERT INTO station VALUES (2, ‘仙人台信号場’, 92.4);" calcext:value-type="string">
            <text:p>INSERT INTO station VALUES (2, ‘仙人台信号場’, 92.4);</text:p>
          </table:table-cell>
        </table:table-row>
        <table:table-row table:style-name="ro4">
          <table:table-cell table:formula="of:=SUBSTITUTE([.$A$1];[.A$2];SUBSTITUTE([$'小田急線～箱根登山鉄道'.B61];&quot;駅&quot;;&quot;&quot;))" office:value-type="string" office:string-value="INSERT INTO station VALUES (2, ‘宮ノ下’, @営業キロ);" calcext:value-type="string">
            <text:p>INSERT INTO station VALUES (2, ‘宮ノ下’, @営業キロ);</text:p>
          </table:table-cell>
          <table:table-cell table:formula="of:=SUBSTITUTE([.A61];[.B$2];[$'小田急線～箱根登山鉄道'.D61])" office:value-type="string" office:string-value="INSERT INTO station VALUES (2, ‘宮ノ下’, 94.6);" calcext:value-type="string">
            <text:p>INSERT INTO station VALUES (2, ‘宮ノ下’, 94.6);</text:p>
          </table:table-cell>
        </table:table-row>
        <table:table-row table:style-name="ro4">
          <table:table-cell table:formula="of:=SUBSTITUTE([.$A$1];[.A$2];SUBSTITUTE([$'小田急線～箱根登山鉄道'.B62];&quot;駅&quot;;&quot;&quot;))" office:value-type="string" office:string-value="INSERT INTO station VALUES (2, ‘小涌谷’, @営業キロ);" calcext:value-type="string">
            <text:p>INSERT INTO station VALUES (2, ‘小涌谷’, @営業キロ);</text:p>
          </table:table-cell>
          <table:table-cell table:formula="of:=SUBSTITUTE([.A62];[.B$2];[$'小田急線～箱根登山鉄道'.D62])" office:value-type="string" office:string-value="INSERT INTO station VALUES (2, ‘小涌谷’, 95.9);" calcext:value-type="string">
            <text:p>INSERT INTO station VALUES (2, ‘小涌谷’, 95.9);</text:p>
          </table:table-cell>
        </table:table-row>
        <table:table-row table:style-name="ro4">
          <table:table-cell table:formula="of:=SUBSTITUTE([.$A$1];[.A$2];SUBSTITUTE([$'小田急線～箱根登山鉄道'.B63];&quot;駅&quot;;&quot;&quot;))" office:value-type="string" office:string-value="INSERT INTO station VALUES (2, ‘彫刻の森’, @営業キロ);" calcext:value-type="string">
            <text:p>INSERT INTO station VALUES (2, ‘彫刻の森’, @営業キロ);</text:p>
          </table:table-cell>
          <table:table-cell table:formula="of:=SUBSTITUTE([.A63];[.B$2];[$'小田急線～箱根登山鉄道'.D63])" office:value-type="string" office:string-value="INSERT INTO station VALUES (2, ‘彫刻の森’, 96.8);" calcext:value-type="string">
            <text:p>INSERT INTO station VALUES (2, ‘彫刻の森’, 96.8);</text:p>
          </table:table-cell>
        </table:table-row>
        <table:table-row table:style-name="ro4">
          <table:table-cell table:formula="of:=SUBSTITUTE([.$A$1];[.A$2];SUBSTITUTE([$'小田急線～箱根登山鉄道'.B64];&quot;駅&quot;;&quot;&quot;))" office:value-type="string" office:string-value="INSERT INTO station VALUES (2, ‘強羅’, @営業キロ);" calcext:value-type="string">
            <text:p>INSERT INTO station VALUES (2, ‘強羅’, @営業キロ);</text:p>
          </table:table-cell>
          <table:table-cell table:formula="of:=SUBSTITUTE([.A64];[.B$2];[$'小田急線～箱根登山鉄道'.D64])" office:value-type="string" office:string-value="INSERT INTO station VALUES (2, ‘強羅’, 97.5);" calcext:value-type="string">
            <text:p>INSERT INTO station VALUES (2, ‘強羅’, 97.5);</text:p>
          </table:table-cell>
        </table:table-row>
        <table:table-row table:style-name="ro2">
          <table:table-cell table:number-columns-repeated="2"/>
        </table:table-row>
      </table:table>
      <table:table table:name="営業距離マスタ・宇都宮線" table:style-name="ta5">
        <office:forms form:automatic-focus="false" form:apply-design-mode="false"/>
        <table:table-column table:style-name="co9" table:default-cell-style-name="Default"/>
        <table:table-column table:style-name="co9" table:default-cell-style-name="ce10"/>
        <table:table-row table:style-name="ro2">
          <table:table-cell office:value-type="string" calcext:value-type="string">
            <text:p>INSERT INTO station VALUES (3, ‘@駅名’, @営業キロ);</text:p>
          </table:table-cell>
          <table:table-cell table:style-name="Default"/>
        </table:table-row>
        <table:table-row table:style-name="ro2">
          <table:table-cell office:value-type="string" calcext:value-type="string">
            <text:p>@駅名</text:p>
          </table:table-cell>
          <table:table-cell table:style-name="Default" office:value-type="string" calcext:value-type="string">
            <text:p>@営業キロ</text:p>
          </table:table-cell>
        </table:table-row>
        <table:table-row table:style-name="ro3">
          <table:table-cell table:formula="of:=SUBSTITUTE([.$A$1];[.A$2];SUBSTITUTE([$宇都宮線.B4];&quot;駅&quot;;&quot;&quot;))" office:value-type="string" office:string-value="INSERT INTO station VALUES (3, ‘上野’, @営業キロ);" calcext:value-type="string">
            <text:p>INSERT INTO station VALUES (3, ‘上野’, @営業キロ);</text:p>
          </table:table-cell>
          <table:table-cell table:formula="of:=SUBSTITUTE([.A3];[.B$2];[$宇都宮線.D4])" office:value-type="string" office:string-value="INSERT INTO station VALUES (3, ‘上野’, 0);" calcext:value-type="string">
            <text:p>INSERT INTO station VALUES (3, ‘上野’, 0);</text:p>
          </table:table-cell>
        </table:table-row>
        <table:table-row table:style-name="ro4">
          <table:table-cell table:formula="of:=SUBSTITUTE([.$A$1];[.A$2];SUBSTITUTE([$宇都宮線.B5];&quot;駅&quot;;&quot;&quot;))" office:value-type="string" office:string-value="INSERT INTO station VALUES (3, ‘尾久’, @営業キロ);" calcext:value-type="string">
            <text:p>INSERT INTO station VALUES (3, ‘尾久’, @営業キロ);</text:p>
          </table:table-cell>
          <table:table-cell table:formula="of:=SUBSTITUTE([.A4];[.B$2];[$宇都宮線.D5])" office:value-type="string" office:string-value="INSERT INTO station VALUES (3, ‘尾久’, 4.8);" calcext:value-type="string">
            <text:p>INSERT INTO station VALUES (3, ‘尾久’, 4.8);</text:p>
          </table:table-cell>
        </table:table-row>
        <table:table-row table:style-name="ro4">
          <table:table-cell table:formula="of:=SUBSTITUTE([.$A$1];[.A$2];SUBSTITUTE([$宇都宮線.B6];&quot;駅&quot;;&quot;&quot;))" office:value-type="string" office:string-value="INSERT INTO station VALUES (3, ‘赤羽’, @営業キロ);" calcext:value-type="string">
            <text:p>INSERT INTO station VALUES (3, ‘赤羽’, @営業キロ);</text:p>
          </table:table-cell>
          <table:table-cell table:formula="of:=SUBSTITUTE([.A5];[.B$2];[$宇都宮線.D6])" office:value-type="string" office:string-value="INSERT INTO station VALUES (3, ‘赤羽’, 9.8);" calcext:value-type="string">
            <text:p>INSERT INTO station VALUES (3, ‘赤羽’, 9.8);</text:p>
          </table:table-cell>
        </table:table-row>
        <table:table-row table:style-name="ro4">
          <table:table-cell table:formula="of:=SUBSTITUTE([.$A$1];[.A$2];SUBSTITUTE([$宇都宮線.B7];&quot;駅&quot;;&quot;&quot;))" office:value-type="string" office:string-value="INSERT INTO station VALUES (3, ‘浦和’, @営業キロ);" calcext:value-type="string">
            <text:p>INSERT INTO station VALUES (3, ‘浦和’, @営業キロ);</text:p>
          </table:table-cell>
          <table:table-cell table:formula="of:=SUBSTITUTE([.A6];[.B$2];[$宇都宮線.D7])" office:value-type="string" office:string-value="INSERT INTO station VALUES (3, ‘浦和’, 20.8);" calcext:value-type="string">
            <text:p>INSERT INTO station VALUES (3, ‘浦和’, 20.8);</text:p>
          </table:table-cell>
        </table:table-row>
        <table:table-row table:style-name="ro4">
          <table:table-cell table:formula="of:=SUBSTITUTE([.$A$1];[.A$2];SUBSTITUTE([$宇都宮線.B8];&quot;駅&quot;;&quot;&quot;))" office:value-type="string" office:string-value="INSERT INTO station VALUES (3, ‘さいたま新都心’, @営業キロ);" calcext:value-type="string">
            <text:p>INSERT INTO station VALUES (3, ‘さいたま新都心’, @営業キロ);</text:p>
          </table:table-cell>
          <table:table-cell table:formula="of:=SUBSTITUTE([.A7];[.B$2];[$宇都宮線.D8])" office:value-type="string" office:string-value="INSERT INTO station VALUES (3, ‘さいたま新都心’, 25.3);" calcext:value-type="string">
            <text:p>INSERT INTO station VALUES (3, ‘さいたま新都心’, 25.3);</text:p>
          </table:table-cell>
        </table:table-row>
        <table:table-row table:style-name="ro4">
          <table:table-cell table:formula="of:=SUBSTITUTE([.$A$1];[.A$2];SUBSTITUTE([$宇都宮線.B9];&quot;駅&quot;;&quot;&quot;))" office:value-type="string" office:string-value="INSERT INTO station VALUES (3, ‘大宮’, @営業キロ);" calcext:value-type="string">
            <text:p>INSERT INTO station VALUES (3, ‘大宮’, @営業キロ);</text:p>
          </table:table-cell>
          <table:table-cell table:formula="of:=SUBSTITUTE([.A8];[.B$2];[$宇都宮線.D9])" office:value-type="string" office:string-value="INSERT INTO station VALUES (3, ‘大宮’, 26.9);" calcext:value-type="string">
            <text:p>INSERT INTO station VALUES (3, ‘大宮’, 26.9);</text:p>
          </table:table-cell>
        </table:table-row>
        <table:table-row table:style-name="ro4">
          <table:table-cell table:formula="of:=SUBSTITUTE([.$A$1];[.A$2];SUBSTITUTE([$宇都宮線.B10];&quot;駅&quot;;&quot;&quot;))" office:value-type="string" office:string-value="INSERT INTO station VALUES (3, ‘土呂’, @営業キロ);" calcext:value-type="string">
            <text:p>INSERT INTO station VALUES (3, ‘土呂’, @営業キロ);</text:p>
          </table:table-cell>
          <table:table-cell table:formula="of:=SUBSTITUTE([.A9];[.B$2];[$宇都宮線.D10])" office:value-type="string" office:string-value="INSERT INTO station VALUES (3, ‘土呂’, 29.9);" calcext:value-type="string">
            <text:p>INSERT INTO station VALUES (3, ‘土呂’, 29.9);</text:p>
          </table:table-cell>
        </table:table-row>
        <table:table-row table:style-name="ro4">
          <table:table-cell table:formula="of:=SUBSTITUTE([.$A$1];[.A$2];SUBSTITUTE([$宇都宮線.B11];&quot;駅&quot;;&quot;&quot;))" office:value-type="string" office:string-value="INSERT INTO station VALUES (3, ‘東大宮’, @営業キロ);" calcext:value-type="string">
            <text:p>INSERT INTO station VALUES (3, ‘東大宮’, @営業キロ);</text:p>
          </table:table-cell>
          <table:table-cell table:formula="of:=SUBSTITUTE([.A10];[.B$2];[$宇都宮線.D11])" office:value-type="string" office:string-value="INSERT INTO station VALUES (3, ‘東大宮’, 32);" calcext:value-type="string">
            <text:p>INSERT INTO station VALUES (3, ‘東大宮’, 32);</text:p>
          </table:table-cell>
        </table:table-row>
        <table:table-row table:style-name="ro4">
          <table:table-cell table:formula="of:=SUBSTITUTE([.$A$1];[.A$2];SUBSTITUTE([$宇都宮線.B12];&quot;駅&quot;;&quot;&quot;))" office:value-type="string" office:string-value="INSERT INTO station VALUES (3, ‘蓮田’, @営業キロ);" calcext:value-type="string">
            <text:p>INSERT INTO station VALUES (3, ‘蓮田’, @営業キロ);</text:p>
          </table:table-cell>
          <table:table-cell table:formula="of:=SUBSTITUTE([.A11];[.B$2];[$宇都宮線.D12])" office:value-type="string" office:string-value="INSERT INTO station VALUES (3, ‘蓮田’, 35.8);" calcext:value-type="string">
            <text:p>INSERT INTO station VALUES (3, ‘蓮田’, 35.8);</text:p>
          </table:table-cell>
        </table:table-row>
        <table:table-row table:style-name="ro4">
          <table:table-cell table:formula="of:=SUBSTITUTE([.$A$1];[.A$2];SUBSTITUTE([$宇都宮線.B13];&quot;駅&quot;;&quot;&quot;))" office:value-type="string" office:string-value="INSERT INTO station VALUES (3, ‘白岡’, @営業キロ);" calcext:value-type="string">
            <text:p>INSERT INTO station VALUES (3, ‘白岡’, @営業キロ);</text:p>
          </table:table-cell>
          <table:table-cell table:formula="of:=SUBSTITUTE([.A12];[.B$2];[$宇都宮線.D13])" office:value-type="string" office:string-value="INSERT INTO station VALUES (3, ‘白岡’, 40.1);" calcext:value-type="string">
            <text:p>INSERT INTO station VALUES (3, ‘白岡’, 40.1);</text:p>
          </table:table-cell>
        </table:table-row>
        <table:table-row table:style-name="ro4">
          <table:table-cell table:formula="of:=SUBSTITUTE([.$A$1];[.A$2];SUBSTITUTE([$宇都宮線.B14];&quot;駅&quot;;&quot;&quot;))" office:value-type="string" office:string-value="INSERT INTO station VALUES (3, ‘新白岡’, @営業キロ);" calcext:value-type="string">
            <text:p>INSERT INTO station VALUES (3, ‘新白岡’, @営業キロ);</text:p>
          </table:table-cell>
          <table:table-cell table:formula="of:=SUBSTITUTE([.A13];[.B$2];[$宇都宮線.D14])" office:value-type="string" office:string-value="INSERT INTO station VALUES (3, ‘新白岡’, 42.5);" calcext:value-type="string">
            <text:p>INSERT INTO station VALUES (3, ‘新白岡’, 42.5);</text:p>
          </table:table-cell>
        </table:table-row>
        <table:table-row table:style-name="ro4">
          <table:table-cell table:formula="of:=SUBSTITUTE([.$A$1];[.A$2];SUBSTITUTE([$宇都宮線.B15];&quot;駅&quot;;&quot;&quot;))" office:value-type="string" office:string-value="INSERT INTO station VALUES (3, ‘久喜’, @営業キロ);" calcext:value-type="string">
            <text:p>INSERT INTO station VALUES (3, ‘久喜’, @営業キロ);</text:p>
          </table:table-cell>
          <table:table-cell table:formula="of:=SUBSTITUTE([.A14];[.B$2];[$宇都宮線.D15])" office:value-type="string" office:string-value="INSERT INTO station VALUES (3, ‘久喜’, 45.5);" calcext:value-type="string">
            <text:p>INSERT INTO station VALUES (3, ‘久喜’, 45.5);</text:p>
          </table:table-cell>
        </table:table-row>
        <table:table-row table:style-name="ro4">
          <table:table-cell table:formula="of:=SUBSTITUTE([.$A$1];[.A$2];SUBSTITUTE([$宇都宮線.B16];&quot;駅&quot;;&quot;&quot;))" office:value-type="string" office:string-value="INSERT INTO station VALUES (3, ‘東鷲宮’, @営業キロ);" calcext:value-type="string">
            <text:p>INSERT INTO station VALUES (3, ‘東鷲宮’, @営業キロ);</text:p>
          </table:table-cell>
          <table:table-cell table:formula="of:=SUBSTITUTE([.A15];[.B$2];[$宇都宮線.D16])" office:value-type="string" office:string-value="INSERT INTO station VALUES (3, ‘東鷲宮’, 48.2);" calcext:value-type="string">
            <text:p>INSERT INTO station VALUES (3, ‘東鷲宮’, 48.2);</text:p>
          </table:table-cell>
        </table:table-row>
        <table:table-row table:style-name="ro4">
          <table:table-cell table:formula="of:=SUBSTITUTE([.$A$1];[.A$2];SUBSTITUTE([$宇都宮線.B17];&quot;駅&quot;;&quot;&quot;))" office:value-type="string" office:string-value="INSERT INTO station VALUES (3, ‘栗橋’, @営業キロ);" calcext:value-type="string">
            <text:p>INSERT INTO station VALUES (3, ‘栗橋’, @営業キロ);</text:p>
          </table:table-cell>
          <table:table-cell table:formula="of:=SUBSTITUTE([.A16];[.B$2];[$宇都宮線.D17])" office:value-type="string" office:string-value="INSERT INTO station VALUES (3, ‘栗橋’, 53.8);" calcext:value-type="string">
            <text:p>INSERT INTO station VALUES (3, ‘栗橋’, 53.8);</text:p>
          </table:table-cell>
        </table:table-row>
        <table:table-row table:style-name="ro4">
          <table:table-cell table:formula="of:=SUBSTITUTE([.$A$1];[.A$2];SUBSTITUTE([$宇都宮線.B18];&quot;駅&quot;;&quot;&quot;))" office:value-type="string" office:string-value="INSERT INTO station VALUES (3, ‘古河’, @営業キロ);" calcext:value-type="string">
            <text:p>INSERT INTO station VALUES (3, ‘古河’, @営業キロ);</text:p>
          </table:table-cell>
          <table:table-cell table:formula="of:=SUBSTITUTE([.A17];[.B$2];[$宇都宮線.D18])" office:value-type="string" office:string-value="INSERT INTO station VALUES (3, ‘古河’, 61.3);" calcext:value-type="string">
            <text:p>INSERT INTO station VALUES (3, ‘古河’, 61.3);</text:p>
          </table:table-cell>
        </table:table-row>
        <table:table-row table:style-name="ro4">
          <table:table-cell table:formula="of:=SUBSTITUTE([.$A$1];[.A$2];SUBSTITUTE([$宇都宮線.B19];&quot;駅&quot;;&quot;&quot;))" office:value-type="string" office:string-value="INSERT INTO station VALUES (3, ‘野木’, @営業キロ);" calcext:value-type="string">
            <text:p>INSERT INTO station VALUES (3, ‘野木’, @営業キロ);</text:p>
          </table:table-cell>
          <table:table-cell table:formula="of:=SUBSTITUTE([.A18];[.B$2];[$宇都宮線.D19])" office:value-type="string" office:string-value="INSERT INTO station VALUES (3, ‘野木’, 66);" calcext:value-type="string">
            <text:p>INSERT INTO station VALUES (3, ‘野木’, 66);</text:p>
          </table:table-cell>
        </table:table-row>
        <table:table-row table:style-name="ro4">
          <table:table-cell table:formula="of:=SUBSTITUTE([.$A$1];[.A$2];SUBSTITUTE([$宇都宮線.B20];&quot;駅&quot;;&quot;&quot;))" office:value-type="string" office:string-value="INSERT INTO station VALUES (3, ‘間々田’, @営業キロ);" calcext:value-type="string">
            <text:p>INSERT INTO station VALUES (3, ‘間々田’, @営業キロ);</text:p>
          </table:table-cell>
          <table:table-cell table:formula="of:=SUBSTITUTE([.A19];[.B$2];[$宇都宮線.D20])" office:value-type="string" office:string-value="INSERT INTO station VALUES (3, ‘間々田’, 69.9);" calcext:value-type="string">
            <text:p>INSERT INTO station VALUES (3, ‘間々田’, 69.9);</text:p>
          </table:table-cell>
        </table:table-row>
        <table:table-row table:style-name="ro4">
          <table:table-cell table:formula="of:=SUBSTITUTE([.$A$1];[.A$2];SUBSTITUTE([$宇都宮線.B21];&quot;駅&quot;;&quot;&quot;))" office:value-type="string" office:string-value="INSERT INTO station VALUES (3, ‘小山’, @営業キロ);" calcext:value-type="string">
            <text:p>INSERT INTO station VALUES (3, ‘小山’, @営業キロ);</text:p>
          </table:table-cell>
          <table:table-cell table:formula="of:=SUBSTITUTE([.A20];[.B$2];[$宇都宮線.D21])" office:value-type="string" office:string-value="INSERT INTO station VALUES (3, ‘小山’, 77.2);" calcext:value-type="string">
            <text:p>INSERT INTO station VALUES (3, ‘小山’, 77.2);</text:p>
          </table:table-cell>
        </table:table-row>
        <table:table-row table:style-name="ro4">
          <table:table-cell table:formula="of:=SUBSTITUTE([.$A$1];[.A$2];SUBSTITUTE([$宇都宮線.B22];&quot;駅&quot;;&quot;&quot;))" office:value-type="string" office:string-value="INSERT INTO station VALUES (3, ‘小金井’, @営業キロ);" calcext:value-type="string">
            <text:p>INSERT INTO station VALUES (3, ‘小金井’, @営業キロ);</text:p>
          </table:table-cell>
          <table:table-cell table:formula="of:=SUBSTITUTE([.A21];[.B$2];[$宇都宮線.D22])" office:value-type="string" office:string-value="INSERT INTO station VALUES (3, ‘小金井’, 84.7);" calcext:value-type="string">
            <text:p>INSERT INTO station VALUES (3, ‘小金井’, 84.7);</text:p>
          </table:table-cell>
        </table:table-row>
        <table:table-row table:style-name="ro4">
          <table:table-cell table:formula="of:=SUBSTITUTE([.$A$1];[.A$2];SUBSTITUTE([$宇都宮線.B23];&quot;駅&quot;;&quot;&quot;))" office:value-type="string" office:string-value="INSERT INTO station VALUES (3, ‘自治医大’, @営業キロ);" calcext:value-type="string">
            <text:p>INSERT INTO station VALUES (3, ‘自治医大’, @営業キロ);</text:p>
          </table:table-cell>
          <table:table-cell table:formula="of:=SUBSTITUTE([.A22];[.B$2];[$宇都宮線.D23])" office:value-type="string" office:string-value="INSERT INTO station VALUES (3, ‘自治医大’, 87.3);" calcext:value-type="string">
            <text:p>INSERT INTO station VALUES (3, ‘自治医大’, 87.3);</text:p>
          </table:table-cell>
        </table:table-row>
        <table:table-row table:style-name="ro4">
          <table:table-cell table:formula="of:=SUBSTITUTE([.$A$1];[.A$2];SUBSTITUTE([$宇都宮線.B24];&quot;駅&quot;;&quot;&quot;))" office:value-type="string" office:string-value="INSERT INTO station VALUES (3, ‘石橋’, @営業キロ);" calcext:value-type="string">
            <text:p>INSERT INTO station VALUES (3, ‘石橋’, @営業キロ);</text:p>
          </table:table-cell>
          <table:table-cell table:formula="of:=SUBSTITUTE([.A23];[.B$2];[$宇都宮線.D24])" office:value-type="string" office:string-value="INSERT INTO station VALUES (3, ‘石橋’, 92);" calcext:value-type="string">
            <text:p>INSERT INTO station VALUES (3, ‘石橋’, 92);</text:p>
          </table:table-cell>
        </table:table-row>
        <table:table-row table:style-name="ro4">
          <table:table-cell table:formula="of:=SUBSTITUTE([.$A$1];[.A$2];SUBSTITUTE([$宇都宮線.B25];&quot;駅&quot;;&quot;&quot;))" office:value-type="string" office:string-value="INSERT INTO station VALUES (3, ‘（貨）宇都宮貨物ターミナル’, @営業キロ);" calcext:value-type="string">
            <text:p>INSERT INTO station VALUES (3, ‘（貨）宇都宮貨物ターミナル’, @営業キロ);</text:p>
          </table:table-cell>
          <table:table-cell table:formula="of:=SUBSTITUTE([.A24];[.B$2];[$宇都宮線.D25])" office:value-type="string" office:string-value="INSERT INTO station VALUES (3, ‘（貨）宇都宮貨物ターミナル’, 93.2);" calcext:value-type="string">
            <text:p>INSERT INTO station VALUES (3, ‘（貨）宇都宮貨物ターミナル’, 93.2);</text:p>
          </table:table-cell>
        </table:table-row>
        <table:table-row table:style-name="ro4">
          <table:table-cell table:formula="of:=SUBSTITUTE([.$A$1];[.A$2];SUBSTITUTE([$宇都宮線.B26];&quot;駅&quot;;&quot;&quot;))" office:value-type="string" office:string-value="INSERT INTO station VALUES (3, ‘雀宮’, @営業キロ);" calcext:value-type="string">
            <text:p>INSERT INTO station VALUES (3, ‘雀宮’, @営業キロ);</text:p>
          </table:table-cell>
          <table:table-cell table:formula="of:=SUBSTITUTE([.A25];[.B$2];[$宇都宮線.D26])" office:value-type="string" office:string-value="INSERT INTO station VALUES (3, ‘雀宮’, 98.4);" calcext:value-type="string">
            <text:p>INSERT INTO station VALUES (3, ‘雀宮’, 98.4);</text:p>
          </table:table-cell>
        </table:table-row>
        <table:table-row table:style-name="ro4">
          <table:table-cell table:formula="of:=SUBSTITUTE([.$A$1];[.A$2];SUBSTITUTE([$宇都宮線.B27];&quot;駅&quot;;&quot;&quot;))" office:value-type="string" office:string-value="INSERT INTO station VALUES (3, ‘宇都宮’, @営業キロ);" calcext:value-type="string">
            <text:p>INSERT INTO station VALUES (3, ‘宇都宮’, @営業キロ);</text:p>
          </table:table-cell>
          <table:table-cell table:formula="of:=SUBSTITUTE([.A26];[.B$2];[$宇都宮線.D27])" office:value-type="string" office:string-value="INSERT INTO station VALUES (3, ‘宇都宮’, 106.1);" calcext:value-type="string">
            <text:p>INSERT INTO station VALUES (3, ‘宇都宮’, 106.1);</text:p>
          </table:table-cell>
        </table:table-row>
        <table:table-row table:style-name="ro4">
          <table:table-cell table:formula="of:=SUBSTITUTE([.$A$1];[.A$2];SUBSTITUTE([$宇都宮線.B28];&quot;駅&quot;;&quot;&quot;))" office:value-type="string" office:string-value="INSERT INTO station VALUES (3, ‘岡本’, @営業キロ);" calcext:value-type="string">
            <text:p>INSERT INTO station VALUES (3, ‘岡本’, @営業キロ);</text:p>
          </table:table-cell>
          <table:table-cell table:formula="of:=SUBSTITUTE([.A27];[.B$2];[$宇都宮線.D28])" office:value-type="string" office:string-value="INSERT INTO station VALUES (3, ‘岡本’, 112.3);" calcext:value-type="string">
            <text:p>INSERT INTO station VALUES (3, ‘岡本’, 112.3);</text:p>
          </table:table-cell>
        </table:table-row>
        <table:table-row table:style-name="ro4">
          <table:table-cell table:formula="of:=SUBSTITUTE([.$A$1];[.A$2];SUBSTITUTE([$宇都宮線.B29];&quot;駅&quot;;&quot;&quot;))" office:value-type="string" office:string-value="INSERT INTO station VALUES (3, ‘宝積寺’, @営業キロ);" calcext:value-type="string">
            <text:p>INSERT INTO station VALUES (3, ‘宝積寺’, @営業キロ);</text:p>
          </table:table-cell>
          <table:table-cell table:formula="of:=SUBSTITUTE([.A28];[.B$2];[$宇都宮線.D29])" office:value-type="string" office:string-value="INSERT INTO station VALUES (3, ‘宝積寺’, 117.8);" calcext:value-type="string">
            <text:p>INSERT INTO station VALUES (3, ‘宝積寺’, 117.8);</text:p>
          </table:table-cell>
        </table:table-row>
        <table:table-row table:style-name="ro4">
          <table:table-cell table:formula="of:=SUBSTITUTE([.$A$1];[.A$2];SUBSTITUTE([$宇都宮線.B30];&quot;駅&quot;;&quot;&quot;))" office:value-type="string" office:string-value="INSERT INTO station VALUES (3, ‘氏家’, @営業キロ);" calcext:value-type="string">
            <text:p>INSERT INTO station VALUES (3, ‘氏家’, @営業キロ);</text:p>
          </table:table-cell>
          <table:table-cell table:formula="of:=SUBSTITUTE([.A29];[.B$2];[$宇都宮線.D30])" office:value-type="string" office:string-value="INSERT INTO station VALUES (3, ‘氏家’, 123.7);" calcext:value-type="string">
            <text:p>INSERT INTO station VALUES (3, ‘氏家’, 123.7);</text:p>
          </table:table-cell>
        </table:table-row>
        <table:table-row table:style-name="ro4">
          <table:table-cell table:formula="of:=SUBSTITUTE([.$A$1];[.A$2];SUBSTITUTE([$宇都宮線.B31];&quot;駅&quot;;&quot;&quot;))" office:value-type="string" office:string-value="INSERT INTO station VALUES (3, ‘蒲須坂’, @営業キロ);" calcext:value-type="string">
            <text:p>INSERT INTO station VALUES (3, ‘蒲須坂’, @営業キロ);</text:p>
          </table:table-cell>
          <table:table-cell table:formula="of:=SUBSTITUTE([.A30];[.B$2];[$宇都宮線.D31])" office:value-type="string" office:string-value="INSERT INTO station VALUES (3, ‘蒲須坂’, 128.2);" calcext:value-type="string">
            <text:p>INSERT INTO station VALUES (3, ‘蒲須坂’, 128.2);</text:p>
          </table:table-cell>
        </table:table-row>
        <table:table-row table:style-name="ro4">
          <table:table-cell table:formula="of:=SUBSTITUTE([.$A$1];[.A$2];SUBSTITUTE([$宇都宮線.B32];&quot;駅&quot;;&quot;&quot;))" office:value-type="string" office:string-value="INSERT INTO station VALUES (3, ‘片岡’, @営業キロ);" calcext:value-type="string">
            <text:p>INSERT INTO station VALUES (3, ‘片岡’, @営業キロ);</text:p>
          </table:table-cell>
          <table:table-cell table:formula="of:=SUBSTITUTE([.A31];[.B$2];[$宇都宮線.D32])" office:value-type="string" office:string-value="INSERT INTO station VALUES (3, ‘片岡’, 132.1);" calcext:value-type="string">
            <text:p>INSERT INTO station VALUES (3, ‘片岡’, 132.1);</text:p>
          </table:table-cell>
        </table:table-row>
        <table:table-row table:style-name="ro4">
          <table:table-cell table:formula="of:=SUBSTITUTE([.$A$1];[.A$2];SUBSTITUTE([$宇都宮線.B33];&quot;駅&quot;;&quot;&quot;))" office:value-type="string" office:string-value="INSERT INTO station VALUES (3, ‘矢板’, @営業キロ);" calcext:value-type="string">
            <text:p>INSERT INTO station VALUES (3, ‘矢板’, @営業キロ);</text:p>
          </table:table-cell>
          <table:table-cell table:formula="of:=SUBSTITUTE([.A32];[.B$2];[$宇都宮線.D33])" office:value-type="string" office:string-value="INSERT INTO station VALUES (3, ‘矢板’, 138.4);" calcext:value-type="string">
            <text:p>INSERT INTO station VALUES (3, ‘矢板’, 138.4);</text:p>
          </table:table-cell>
        </table:table-row>
        <table:table-row table:style-name="ro4">
          <table:table-cell table:formula="of:=SUBSTITUTE([.$A$1];[.A$2];SUBSTITUTE([$宇都宮線.B34];&quot;駅&quot;;&quot;&quot;))" office:value-type="string" office:string-value="INSERT INTO station VALUES (3, ‘野崎’, @営業キロ);" calcext:value-type="string">
            <text:p>INSERT INTO station VALUES (3, ‘野崎’, @営業キロ);</text:p>
          </table:table-cell>
          <table:table-cell table:formula="of:=SUBSTITUTE([.A33];[.B$2];[$宇都宮線.D34])" office:value-type="string" office:string-value="INSERT INTO station VALUES (3, ‘野崎’, 143.2);" calcext:value-type="string">
            <text:p>INSERT INTO station VALUES (3, ‘野崎’, 143.2);</text:p>
          </table:table-cell>
        </table:table-row>
        <table:table-row table:style-name="ro4">
          <table:table-cell table:formula="of:=SUBSTITUTE([.$A$1];[.A$2];SUBSTITUTE([$宇都宮線.B35];&quot;駅&quot;;&quot;&quot;))" office:value-type="string" office:string-value="INSERT INTO station VALUES (3, ‘西那須野’, @営業キロ);" calcext:value-type="string">
            <text:p>INSERT INTO station VALUES (3, ‘西那須野’, @営業キロ);</text:p>
          </table:table-cell>
          <table:table-cell table:formula="of:=SUBSTITUTE([.A34];[.B$2];[$宇都宮線.D35])" office:value-type="string" office:string-value="INSERT INTO station VALUES (3, ‘西那須野’, 148.4);" calcext:value-type="string">
            <text:p>INSERT INTO station VALUES (3, ‘西那須野’, 148.4);</text:p>
          </table:table-cell>
        </table:table-row>
        <table:table-row table:style-name="ro4">
          <table:table-cell table:formula="of:=SUBSTITUTE([.$A$1];[.A$2];SUBSTITUTE([$宇都宮線.B36];&quot;駅&quot;;&quot;&quot;))" office:value-type="string" office:string-value="INSERT INTO station VALUES (3, ‘那須塩原’, @営業キロ);" calcext:value-type="string">
            <text:p>INSERT INTO station VALUES (3, ‘那須塩原’, @営業キロ);</text:p>
          </table:table-cell>
          <table:table-cell table:formula="of:=SUBSTITUTE([.A35];[.B$2];[$宇都宮線.D36])" office:value-type="string" office:string-value="INSERT INTO station VALUES (3, ‘那須塩原’, 154.4);" calcext:value-type="string">
            <text:p>INSERT INTO station VALUES (3, ‘那須塩原’, 154.4);</text:p>
          </table:table-cell>
        </table:table-row>
        <table:table-row table:style-name="ro4">
          <table:table-cell table:formula="of:=SUBSTITUTE([.$A$1];[.A$2];SUBSTITUTE([$宇都宮線.B37];&quot;駅&quot;;&quot;&quot;))" office:value-type="string" office:string-value="INSERT INTO station VALUES (3, ‘黒磯’, @営業キロ);" calcext:value-type="string">
            <text:p>INSERT INTO station VALUES (3, ‘黒磯’, @営業キロ);</text:p>
          </table:table-cell>
          <table:table-cell table:formula="of:=SUBSTITUTE([.A36];[.B$2];[$宇都宮線.D37])" office:value-type="string" office:string-value="INSERT INTO station VALUES (3, ‘黒磯’, 159.9);" calcext:value-type="string">
            <text:p>INSERT INTO station VALUES (3, ‘黒磯’, 159.9);</text:p>
          </table:table-cell>
        </table:table-row>
        <table:table-row table:style-name="ro2" table:number-rows-repeated="2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9" table:style-name="ta5">
        <office:forms form:automatic-focus="false" form:apply-design-mode="false"/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3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 loext:blank-width-char="-1">-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¥</number:text>
      <number:fill-character> </number:fill-character>
      <number:text loext:blank-width-char="-1">-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style:font-name="ＭＳ ゴシック" fo:font-family="'ＭＳ ゴシック'" style:font-family-generic="modern" style:font-name-asian="ＭＳ ゴシック" style:font-family-asian="'ＭＳ ゴシック'" style:font-family-generic-asian="modern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R運賃表" style:display-name="PageStyle_JR運賃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宇都宮線" style:display-name="PageStyle_宇都宮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小田急線_ff5e_箱根登山鉄道" style:display-name="PageStyle_小田急線～箱根登山鉄道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山手線" style:display-name="PageStyle_山手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7-04-18T09:21:45</meta:creation-date>
    <meta:initial-creator>FLM</meta:initial-creator>
    <dc:language>ja-JP</dc:language>
    <dc:date>2024-12-02T01:05:59.071000000</dc:date>
    <meta:editing-cycles>3</meta:editing-cycles>
    <meta:editing-duration>PT21M18S</meta:editing-duration>
    <meta:generator>LibreOffice/24.8.3.2$Windows_X86_64 LibreOffice_project/48a6bac9e7e268aeb4c3483fcf825c94556d9f92</meta:generator>
    <meta:document-statistic meta:table-count="9" meta:cell-count="2527" meta:object-count="0"/>
    <meta:user-defined meta:name="AppVersion">15.0000</meta:user-defined>
  </office:meta>
</office:document-meta>
</file>